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Calibri" svg:font-family="Calibri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0.68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adadad"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 style:data-style-name="N0">
      <style:text-properties style:font-name="Calibri" fo:font-size="20pt" style:font-name-asian="Calibri" style:font-size-asian="20pt" style:font-name-complex="Calibri" style:font-size-complex="20pt"/>
    </style:style>
    <style:style style:name="ce1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9" table:default-cell-style-name="ce1"/>
        <table:table-column table:style-name="co1" table:number-columns-repeated="6" table:default-cell-style-name="ce1"/>
        <table:table-column table:style-name="co1" table:number-columns-repeated="16353"/>
        <table:table-row table:style-name="ro1">
          <table:table-cell/>
          <table:table-cell table:style-name="ce2" office:value-type="string" calcext:value-type="string">
            <text:p>A=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1"/>
          <table:table-cell table:style-name="ce4"/>
          <table:table-cell table:number-columns-repeated="16"/>
          <table:table-cell table:style-name="ce1" table:number-columns-repeated="16353"/>
        </table:table-row>
        <table:table-row table:style-name="ro2">
          <table:table-cell/>
          <table:table-cell table:style-name="ce2" office:value-type="string" calcext:value-type="string">
            <text:p>С=</text:p>
          </table:table-cell>
          <table:table-cell table:style-name="ce3" office:value-type="float" office:value="4320" calcext:value-type="float">
            <text:p>4320</text:p>
          </table:table-cell>
          <table:table-cell table:number-columns-repeated="27"/>
          <table:table-cell office:value-type="string" calcext:value-type="string">
            <text:p>Ошибок нет</text:p>
          </table:table-cell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При сложение двух положительных чисел, получили отрицательный результат, переполнение</text:p>
          </table:table-cell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1=</text:p>
          </table:table-cell>
          <table:table-cell table:style-name="ce2" office:value-type="string" calcext:value-type="string">
            <text:p>A=</text:p>
          </table:table-cell>
          <table:table-cell table:formula="of:=[.C1]" office:value-type="float" office:value="110" calcext:value-type="float">
            <text:p>110</text:p>
          </table:table-cell>
          <table:table-cell/>
          <table:table-cell office:value-type="string" calcext:value-type="string">
            <text:p>B1 = </text:p>
          </table:table-cell>
          <table:table-cell/>
          <table:table-cell table:style-name="ce8" table:formula="of:=MID(IF([.$C4]&gt;=0;BASE([.$C4];2;16);BASE([.$C4]+2^16;2;16));ABS([.G$3]-16);1)" office:value-type="string" office:string-value="0" calcext:value-type="string">
            <text:p>0</text:p>
          </table:table-cell>
          <table:table-cell table:style-name="ce8" table:formula="of:=MID(IF([.$C4]&gt;=0;BASE([.$C4];2;16);BASE([.$C4]+2^16;2;16));ABS([.H$3]-16);1)" office:value-type="string" office:string-value="0" calcext:value-type="string">
            <text:p>0</text:p>
          </table:table-cell>
          <table:table-cell table:style-name="ce8" table:formula="of:=MID(IF([.$C4]&gt;=0;BASE([.$C4];2;16);BASE([.$C4]+2^16;2;16));ABS([.I$3]-16);1)" office:value-type="string" office:string-value="0" calcext:value-type="string">
            <text:p>0</text:p>
          </table:table-cell>
          <table:table-cell table:style-name="ce8" table:formula="of:=MID(IF([.$C4]&gt;=0;BASE([.$C4];2;16);BASE([.$C4]+2^16;2;16));ABS([.J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4]&gt;=0;BASE([.$C4];2;16);BASE([.$C4]+2^16;2;16));ABS([.L$3]-16);1)" office:value-type="string" office:string-value="0" calcext:value-type="string">
            <text:p>0</text:p>
          </table:table-cell>
          <table:table-cell table:style-name="ce8" table:formula="of:=MID(IF([.$C4]&gt;=0;BASE([.$C4];2;16);BASE([.$C4]+2^16;2;16));ABS([.M$3]-16);1)" office:value-type="string" office:string-value="0" calcext:value-type="string">
            <text:p>0</text:p>
          </table:table-cell>
          <table:table-cell table:style-name="ce8" table:formula="of:=MID(IF([.$C4]&gt;=0;BASE([.$C4];2;16);BASE([.$C4]+2^16;2;16));ABS([.N$3]-16);1)" office:value-type="string" office:string-value="0" calcext:value-type="string">
            <text:p>0</text:p>
          </table:table-cell>
          <table:table-cell table:style-name="ce8" table:formula="of:=MID(IF([.$C4]&gt;=0;BASE([.$C4];2;16);BASE([.$C4]+2^16;2;16));ABS([.O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4]&gt;=0;BASE([.$C4];2;16);BASE([.$C4]+2^16;2;16));ABS([.Q$3]-16);1)" office:value-type="string" office:string-value="0" calcext:value-type="string">
            <text:p>0</text:p>
          </table:table-cell>
          <table:table-cell table:style-name="ce8" table:formula="of:=MID(IF([.$C4]&gt;=0;BASE([.$C4];2;16);BASE([.$C4]+2^16;2;16));ABS([.R$3]-16);1)" office:value-type="string" office:string-value="1" calcext:value-type="string">
            <text:p>1</text:p>
          </table:table-cell>
          <table:table-cell table:style-name="ce8" table:formula="of:=MID(IF([.$C4]&gt;=0;BASE([.$C4];2;16);BASE([.$C4]+2^16;2;16));ABS([.S$3]-16);1)" office:value-type="string" office:string-value="1" calcext:value-type="string">
            <text:p>1</text:p>
          </table:table-cell>
          <table:table-cell table:style-name="ce8" table:formula="of:=MID(IF([.$C4]&gt;=0;BASE([.$C4];2;16);BASE([.$C4]+2^16;2;16));ABS([.T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4]&gt;=0;BASE([.$C4];2;16);BASE([.$C4]+2^16;2;16));ABS([.V$3]-16);1)" office:value-type="string" office:string-value="1" calcext:value-type="string">
            <text:p>1</text:p>
          </table:table-cell>
          <table:table-cell table:style-name="ce8" table:formula="of:=MID(IF([.$C4]&gt;=0;BASE([.$C4];2;16);BASE([.$C4]+2^16;2;16));ABS([.W$3]-16);1)" office:value-type="string" office:string-value="1" calcext:value-type="string">
            <text:p>1</text:p>
          </table:table-cell>
          <table:table-cell table:style-name="ce8" table:formula="of:=MID(IF([.$C4]&gt;=0;BASE([.$C4];2;16);BASE([.$C4]+2^16;2;16));ABS([.X$3]-16);1)" office:value-type="string" office:string-value="1" calcext:value-type="string">
            <text:p>1</text:p>
          </table:table-cell>
          <table:table-cell table:style-name="ce8" table:formula="of:=MID(IF([.$C4]&gt;=0;BASE([.$C4];2;16);BASE([.$C4]+2^16;2;16));ABS([.Y$3]-16);1)" office:value-type="string" office:string-value="0" calcext:value-type="string">
            <text:p>0</text:p>
          </table:table-cell>
          <table:table-cell table:number-columns-repeated="5"/>
          <table:table-cell office:value-type="string" calcext:value-type="string">
            <text:p>Результат правильный, CF не учитывается</text:p>
          </table:table-cell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2=</text:p>
          </table:table-cell>
          <table:table-cell table:style-name="ce2" office:value-type="string" calcext:value-type="string">
            <text:p>C=</text:p>
          </table:table-cell>
          <table:table-cell table:formula="of:=[.C2]" office:value-type="float" office:value="4320" calcext:value-type="float">
            <text:p>4320</text:p>
          </table:table-cell>
          <table:table-cell/>
          <table:table-cell office:value-type="string" calcext:value-type="string">
            <text:p>B2 =</text:p>
          </table:table-cell>
          <table:table-cell/>
          <table:table-cell table:style-name="ce8" table:formula="of:=MID(IF([.$C5]&gt;=0;BASE([.$C5];2;16);BASE([.$C5]+2^16;2;16));ABS([.G$3]-16);1)" office:value-type="string" office:string-value="0" calcext:value-type="string">
            <text:p>0</text:p>
          </table:table-cell>
          <table:table-cell table:style-name="ce8" table:formula="of:=MID(IF([.$C5]&gt;=0;BASE([.$C5];2;16);BASE([.$C5]+2^16;2;16));ABS([.H$3]-16);1)" office:value-type="string" office:string-value="0" calcext:value-type="string">
            <text:p>0</text:p>
          </table:table-cell>
          <table:table-cell table:style-name="ce8" table:formula="of:=MID(IF([.$C5]&gt;=0;BASE([.$C5];2;16);BASE([.$C5]+2^16;2;16));ABS([.I$3]-16);1)" office:value-type="string" office:string-value="0" calcext:value-type="string">
            <text:p>0</text:p>
          </table:table-cell>
          <table:table-cell table:style-name="ce8" table:formula="of:=MID(IF([.$C5]&gt;=0;BASE([.$C5];2;16);BASE([.$C5]+2^16;2;16));ABS([.J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5]&gt;=0;BASE([.$C5];2;16);BASE([.$C5]+2^16;2;16));ABS([.L$3]-16);1)" office:value-type="string" office:string-value="0" calcext:value-type="string">
            <text:p>0</text:p>
          </table:table-cell>
          <table:table-cell table:style-name="ce8" table:formula="of:=MID(IF([.$C5]&gt;=0;BASE([.$C5];2;16);BASE([.$C5]+2^16;2;16));ABS([.M$3]-16);1)" office:value-type="string" office:string-value="0" calcext:value-type="string">
            <text:p>0</text:p>
          </table:table-cell>
          <table:table-cell table:style-name="ce8" table:formula="of:=MID(IF([.$C5]&gt;=0;BASE([.$C5];2;16);BASE([.$C5]+2^16;2;16));ABS([.N$3]-16);1)" office:value-type="string" office:string-value="0" calcext:value-type="string">
            <text:p>0</text:p>
          </table:table-cell>
          <table:table-cell table:style-name="ce8" table:formula="of:=MID(IF([.$C5]&gt;=0;BASE([.$C5];2;16);BASE([.$C5]+2^16;2;16));ABS([.O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5]&gt;=0;BASE([.$C5];2;16);BASE([.$C5]+2^16;2;16));ABS([.Q$3]-16);1)" office:value-type="string" office:string-value="1" calcext:value-type="string">
            <text:p>1</text:p>
          </table:table-cell>
          <table:table-cell table:style-name="ce8" table:formula="of:=MID(IF([.$C5]&gt;=0;BASE([.$C5];2;16);BASE([.$C5]+2^16;2;16));ABS([.R$3]-16);1)" office:value-type="string" office:string-value="1" calcext:value-type="string">
            <text:p>1</text:p>
          </table:table-cell>
          <table:table-cell table:style-name="ce8" table:formula="of:=MID(IF([.$C5]&gt;=0;BASE([.$C5];2;16);BASE([.$C5]+2^16;2;16));ABS([.S$3]-16);1)" office:value-type="string" office:string-value="1" calcext:value-type="string">
            <text:p>1</text:p>
          </table:table-cell>
          <table:table-cell table:style-name="ce8" table:formula="of:=MID(IF([.$C5]&gt;=0;BASE([.$C5];2;16);BASE([.$C5]+2^16;2;16));ABS([.T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5]&gt;=0;BASE([.$C5];2;16);BASE([.$C5]+2^16;2;16));ABS([.V$3]-16);1)" office:value-type="string" office:string-value="0" calcext:value-type="string">
            <text:p>0</text:p>
          </table:table-cell>
          <table:table-cell table:style-name="ce8" table:formula="of:=MID(IF([.$C5]&gt;=0;BASE([.$C5];2;16);BASE([.$C5]+2^16;2;16));ABS([.W$3]-16);1)" office:value-type="string" office:string-value="0" calcext:value-type="string">
            <text:p>0</text:p>
          </table:table-cell>
          <table:table-cell table:style-name="ce8" table:formula="of:=MID(IF([.$C5]&gt;=0;BASE([.$C5];2;16);BASE([.$C5]+2^16;2;16));ABS([.X$3]-16);1)" office:value-type="string" office:string-value="0" calcext:value-type="string">
            <text:p>0</text:p>
          </table:table-cell>
          <table:table-cell table:style-name="ce8" table:formula="of:=MID(IF([.$C5]&gt;=0;BASE([.$C5];2;16);BASE([.$C5]+2^16;2;16));ABS([.Y$3]-16);1)" office:value-type="string" office:string-value="0" calcext:value-type="string">
            <text:p>0</text:p>
          </table:table-cell>
          <table:table-cell table:number-columns-repeated="5"/>
          <table:table-cell office:value-type="string" calcext:value-type="string">
            <text:p>При сложении двух отрицательных чисел, получили положительный ответ, переполнение</text:p>
          </table:table-cell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3=</text:p>
          </table:table-cell>
          <table:table-cell table:style-name="ce2" office:value-type="string" calcext:value-type="string">
            <text:p>A+C=</text:p>
          </table:table-cell>
          <table:table-cell table:formula="of:=[.C4]+[.C5]" office:value-type="float" office:value="4430" calcext:value-type="float">
            <text:p>4430</text:p>
          </table:table-cell>
          <table:table-cell/>
          <table:table-cell office:value-type="string" calcext:value-type="string">
            <text:p>B3 =</text:p>
          </table:table-cell>
          <table:table-cell/>
          <table:table-cell table:style-name="ce8" table:formula="of:=MID(IF([.$C6]&gt;=0;BASE([.$C6];2;16);BASE([.$C6]+2^16;2;16));ABS([.G$3]-16);1)" office:value-type="string" office:string-value="0" calcext:value-type="string">
            <text:p>0</text:p>
          </table:table-cell>
          <table:table-cell table:style-name="ce8" table:formula="of:=MID(IF([.$C6]&gt;=0;BASE([.$C6];2;16);BASE([.$C6]+2^16;2;16));ABS([.H$3]-16);1)" office:value-type="string" office:string-value="0" calcext:value-type="string">
            <text:p>0</text:p>
          </table:table-cell>
          <table:table-cell table:style-name="ce8" table:formula="of:=MID(IF([.$C6]&gt;=0;BASE([.$C6];2;16);BASE([.$C6]+2^16;2;16));ABS([.I$3]-16);1)" office:value-type="string" office:string-value="0" calcext:value-type="string">
            <text:p>0</text:p>
          </table:table-cell>
          <table:table-cell table:style-name="ce8" table:formula="of:=MID(IF([.$C6]&gt;=0;BASE([.$C6];2;16);BASE([.$C6]+2^16;2;16));ABS([.J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6]&gt;=0;BASE([.$C6];2;16);BASE([.$C6]+2^16;2;16));ABS([.L$3]-16);1)" office:value-type="string" office:string-value="0" calcext:value-type="string">
            <text:p>0</text:p>
          </table:table-cell>
          <table:table-cell table:style-name="ce8" table:formula="of:=MID(IF([.$C6]&gt;=0;BASE([.$C6];2;16);BASE([.$C6]+2^16;2;16));ABS([.M$3]-16);1)" office:value-type="string" office:string-value="0" calcext:value-type="string">
            <text:p>0</text:p>
          </table:table-cell>
          <table:table-cell table:style-name="ce8" table:formula="of:=MID(IF([.$C6]&gt;=0;BASE([.$C6];2;16);BASE([.$C6]+2^16;2;16));ABS([.N$3]-16);1)" office:value-type="string" office:string-value="0" calcext:value-type="string">
            <text:p>0</text:p>
          </table:table-cell>
          <table:table-cell table:style-name="ce8" table:formula="of:=MID(IF([.$C6]&gt;=0;BASE([.$C6];2;16);BASE([.$C6]+2^16;2;16));ABS([.O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6]&gt;=0;BASE([.$C6];2;16);BASE([.$C6]+2^16;2;16));ABS([.Q$3]-16);1)" office:value-type="string" office:string-value="0" calcext:value-type="string">
            <text:p>0</text:p>
          </table:table-cell>
          <table:table-cell table:style-name="ce8" table:formula="of:=MID(IF([.$C6]&gt;=0;BASE([.$C6];2;16);BASE([.$C6]+2^16;2;16));ABS([.R$3]-16);1)" office:value-type="string" office:string-value="1" calcext:value-type="string">
            <text:p>1</text:p>
          </table:table-cell>
          <table:table-cell table:style-name="ce8" table:formula="of:=MID(IF([.$C6]&gt;=0;BASE([.$C6];2;16);BASE([.$C6]+2^16;2;16));ABS([.S$3]-16);1)" office:value-type="string" office:string-value="0" calcext:value-type="string">
            <text:p>0</text:p>
          </table:table-cell>
          <table:table-cell table:style-name="ce8" table:formula="of:=MID(IF([.$C6]&gt;=0;BASE([.$C6];2;16);BASE([.$C6]+2^16;2;16));ABS([.T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6]&gt;=0;BASE([.$C6];2;16);BASE([.$C6]+2^16;2;16));ABS([.V$3]-16);1)" office:value-type="string" office:string-value="1" calcext:value-type="string">
            <text:p>1</text:p>
          </table:table-cell>
          <table:table-cell table:style-name="ce8" table:formula="of:=MID(IF([.$C6]&gt;=0;BASE([.$C6];2;16);BASE([.$C6]+2^16;2;16));ABS([.W$3]-16);1)" office:value-type="string" office:string-value="1" calcext:value-type="string">
            <text:p>1</text:p>
          </table:table-cell>
          <table:table-cell table:style-name="ce8" table:formula="of:=MID(IF([.$C6]&gt;=0;BASE([.$C6];2;16);BASE([.$C6]+2^16;2;16));ABS([.X$3]-16);1)" office:value-type="string" office:string-value="1" calcext:value-type="string">
            <text:p>1</text:p>
          </table:table-cell>
          <table:table-cell table:style-name="ce8" table:formula="of:=MID(IF([.$C6]&gt;=0;BASE([.$C6];2;16);BASE([.$C6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4=</text:p>
          </table:table-cell>
          <table:table-cell table:style-name="ce2" office:value-type="string" calcext:value-type="string">
            <text:p>A+C+C=</text:p>
          </table:table-cell>
          <table:table-cell table:formula="of:=[.C6]+[.C5]" office:value-type="float" office:value="8750" calcext:value-type="float">
            <text:p>8750</text:p>
          </table:table-cell>
          <table:table-cell/>
          <table:table-cell office:value-type="string" calcext:value-type="string">
            <text:p>B4 =</text:p>
          </table:table-cell>
          <table:table-cell/>
          <table:table-cell table:style-name="ce8" table:formula="of:=MID(IF([.$C7]&gt;=0;BASE([.$C7];2;16);BASE([.$C7]+2^16;2;16));ABS([.G$3]-16);1)" office:value-type="string" office:string-value="0" calcext:value-type="string">
            <text:p>0</text:p>
          </table:table-cell>
          <table:table-cell table:style-name="ce8" table:formula="of:=MID(IF([.$C7]&gt;=0;BASE([.$C7];2;16);BASE([.$C7]+2^16;2;16));ABS([.H$3]-16);1)" office:value-type="string" office:string-value="0" calcext:value-type="string">
            <text:p>0</text:p>
          </table:table-cell>
          <table:table-cell table:style-name="ce8" table:formula="of:=MID(IF([.$C7]&gt;=0;BASE([.$C7];2;16);BASE([.$C7]+2^16;2;16));ABS([.I$3]-16);1)" office:value-type="string" office:string-value="1" calcext:value-type="string">
            <text:p>1</text:p>
          </table:table-cell>
          <table:table-cell table:style-name="ce8" table:formula="of:=MID(IF([.$C7]&gt;=0;BASE([.$C7];2;16);BASE([.$C7]+2^16;2;16));ABS([.J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7]&gt;=0;BASE([.$C7];2;16);BASE([.$C7]+2^16;2;16));ABS([.L$3]-16);1)" office:value-type="string" office:string-value="0" calcext:value-type="string">
            <text:p>0</text:p>
          </table:table-cell>
          <table:table-cell table:style-name="ce8" table:formula="of:=MID(IF([.$C7]&gt;=0;BASE([.$C7];2;16);BASE([.$C7]+2^16;2;16));ABS([.M$3]-16);1)" office:value-type="string" office:string-value="0" calcext:value-type="string">
            <text:p>0</text:p>
          </table:table-cell>
          <table:table-cell table:style-name="ce8" table:formula="of:=MID(IF([.$C7]&gt;=0;BASE([.$C7];2;16);BASE([.$C7]+2^16;2;16));ABS([.N$3]-16);1)" office:value-type="string" office:string-value="1" calcext:value-type="string">
            <text:p>1</text:p>
          </table:table-cell>
          <table:table-cell table:style-name="ce8" table:formula="of:=MID(IF([.$C7]&gt;=0;BASE([.$C7];2;16);BASE([.$C7]+2^16;2;16));ABS([.O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7]&gt;=0;BASE([.$C7];2;16);BASE([.$C7]+2^16;2;16));ABS([.Q$3]-16);1)" office:value-type="string" office:string-value="0" calcext:value-type="string">
            <text:p>0</text:p>
          </table:table-cell>
          <table:table-cell table:style-name="ce8" table:formula="of:=MID(IF([.$C7]&gt;=0;BASE([.$C7];2;16);BASE([.$C7]+2^16;2;16));ABS([.R$3]-16);1)" office:value-type="string" office:string-value="0" calcext:value-type="string">
            <text:p>0</text:p>
          </table:table-cell>
          <table:table-cell table:style-name="ce8" table:formula="of:=MID(IF([.$C7]&gt;=0;BASE([.$C7];2;16);BASE([.$C7]+2^16;2;16));ABS([.S$3]-16);1)" office:value-type="string" office:string-value="1" calcext:value-type="string">
            <text:p>1</text:p>
          </table:table-cell>
          <table:table-cell table:style-name="ce8" table:formula="of:=MID(IF([.$C7]&gt;=0;BASE([.$C7];2;16);BASE([.$C7]+2^16;2;16));ABS([.T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7]&gt;=0;BASE([.$C7];2;16);BASE([.$C7]+2^16;2;16));ABS([.V$3]-16);1)" office:value-type="string" office:string-value="1" calcext:value-type="string">
            <text:p>1</text:p>
          </table:table-cell>
          <table:table-cell table:style-name="ce8" table:formula="of:=MID(IF([.$C7]&gt;=0;BASE([.$C7];2;16);BASE([.$C7]+2^16;2;16));ABS([.W$3]-16);1)" office:value-type="string" office:string-value="1" calcext:value-type="string">
            <text:p>1</text:p>
          </table:table-cell>
          <table:table-cell table:style-name="ce8" table:formula="of:=MID(IF([.$C7]&gt;=0;BASE([.$C7];2;16);BASE([.$C7]+2^16;2;16));ABS([.X$3]-16);1)" office:value-type="string" office:string-value="1" calcext:value-type="string">
            <text:p>1</text:p>
          </table:table-cell>
          <table:table-cell table:style-name="ce8" table:formula="of:=MID(IF([.$C7]&gt;=0;BASE([.$C7];2;16);BASE([.$C7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5=</text:p>
          </table:table-cell>
          <table:table-cell table:style-name="ce2" office:value-type="string" calcext:value-type="string">
            <text:p>C-A=</text:p>
          </table:table-cell>
          <table:table-cell table:formula="of:=[.C5]-[.C4]" office:value-type="float" office:value="4210" calcext:value-type="float">
            <text:p>4210</text:p>
          </table:table-cell>
          <table:table-cell/>
          <table:table-cell office:value-type="string" calcext:value-type="string">
            <text:p>B5 =</text:p>
          </table:table-cell>
          <table:table-cell/>
          <table:table-cell table:style-name="ce8" table:formula="of:=MID(IF([.$C8]&gt;=0;BASE([.$C8];2;16);BASE([.$C8]+2^16;2;16));ABS([.G$3]-16);1)" office:value-type="string" office:string-value="0" calcext:value-type="string">
            <text:p>0</text:p>
          </table:table-cell>
          <table:table-cell table:style-name="ce8" table:formula="of:=MID(IF([.$C8]&gt;=0;BASE([.$C8];2;16);BASE([.$C8]+2^16;2;16));ABS([.H$3]-16);1)" office:value-type="string" office:string-value="0" calcext:value-type="string">
            <text:p>0</text:p>
          </table:table-cell>
          <table:table-cell table:style-name="ce8" table:formula="of:=MID(IF([.$C8]&gt;=0;BASE([.$C8];2;16);BASE([.$C8]+2^16;2;16));ABS([.I$3]-16);1)" office:value-type="string" office:string-value="0" calcext:value-type="string">
            <text:p>0</text:p>
          </table:table-cell>
          <table:table-cell table:style-name="ce8" table:formula="of:=MID(IF([.$C8]&gt;=0;BASE([.$C8];2;16);BASE([.$C8]+2^16;2;16));ABS([.J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8]&gt;=0;BASE([.$C8];2;16);BASE([.$C8]+2^16;2;16));ABS([.L$3]-16);1)" office:value-type="string" office:string-value="0" calcext:value-type="string">
            <text:p>0</text:p>
          </table:table-cell>
          <table:table-cell table:style-name="ce8" table:formula="of:=MID(IF([.$C8]&gt;=0;BASE([.$C8];2;16);BASE([.$C8]+2^16;2;16));ABS([.M$3]-16);1)" office:value-type="string" office:string-value="0" calcext:value-type="string">
            <text:p>0</text:p>
          </table:table-cell>
          <table:table-cell table:style-name="ce8" table:formula="of:=MID(IF([.$C8]&gt;=0;BASE([.$C8];2;16);BASE([.$C8]+2^16;2;16));ABS([.N$3]-16);1)" office:value-type="string" office:string-value="0" calcext:value-type="string">
            <text:p>0</text:p>
          </table:table-cell>
          <table:table-cell table:style-name="ce8" table:formula="of:=MID(IF([.$C8]&gt;=0;BASE([.$C8];2;16);BASE([.$C8]+2^16;2;16));ABS([.O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8]&gt;=0;BASE([.$C8];2;16);BASE([.$C8]+2^16;2;16));ABS([.Q$3]-16);1)" office:value-type="string" office:string-value="0" calcext:value-type="string">
            <text:p>0</text:p>
          </table:table-cell>
          <table:table-cell table:style-name="ce8" table:formula="of:=MID(IF([.$C8]&gt;=0;BASE([.$C8];2;16);BASE([.$C8]+2^16;2;16));ABS([.R$3]-16);1)" office:value-type="string" office:string-value="1" calcext:value-type="string">
            <text:p>1</text:p>
          </table:table-cell>
          <table:table-cell table:style-name="ce8" table:formula="of:=MID(IF([.$C8]&gt;=0;BASE([.$C8];2;16);BASE([.$C8]+2^16;2;16));ABS([.S$3]-16);1)" office:value-type="string" office:string-value="1" calcext:value-type="string">
            <text:p>1</text:p>
          </table:table-cell>
          <table:table-cell table:style-name="ce8" table:formula="of:=MID(IF([.$C8]&gt;=0;BASE([.$C8];2;16);BASE([.$C8]+2^16;2;16));ABS([.T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8]&gt;=0;BASE([.$C8];2;16);BASE([.$C8]+2^16;2;16));ABS([.V$3]-16);1)" office:value-type="string" office:string-value="0" calcext:value-type="string">
            <text:p>0</text:p>
          </table:table-cell>
          <table:table-cell table:style-name="ce8" table:formula="of:=MID(IF([.$C8]&gt;=0;BASE([.$C8];2;16);BASE([.$C8]+2^16;2;16));ABS([.W$3]-16);1)" office:value-type="string" office:string-value="0" calcext:value-type="string">
            <text:p>0</text:p>
          </table:table-cell>
          <table:table-cell table:style-name="ce8" table:formula="of:=MID(IF([.$C8]&gt;=0;BASE([.$C8];2;16);BASE([.$C8]+2^16;2;16));ABS([.X$3]-16);1)" office:value-type="string" office:string-value="1" calcext:value-type="string">
            <text:p>1</text:p>
          </table:table-cell>
          <table:table-cell table:style-name="ce8" table:formula="of:=MID(IF([.$C8]&gt;=0;BASE([.$C8];2;16);BASE([.$C8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6=</text:p>
          </table:table-cell>
          <table:table-cell table:style-name="ce2" office:value-type="string" calcext:value-type="string">
            <text:p>65536-X4=</text:p>
          </table:table-cell>
          <table:table-cell table:formula="of:=65536-[.C7]" office:value-type="float" office:value="56786" calcext:value-type="float">
            <text:p>56786</text:p>
          </table:table-cell>
          <table:table-cell/>
          <table:table-cell office:value-type="string" calcext:value-type="string">
            <text:p>B6 =</text:p>
          </table:table-cell>
          <table:table-cell/>
          <table:table-cell table:style-name="ce8" table:formula="of:=MID(IF([.$C9]&gt;=0;BASE([.$C9];2;16);BASE([.$C9]+2^16;2;16));ABS([.G$3]-16);1)" office:value-type="string" office:string-value="1" calcext:value-type="string">
            <text:p>1</text:p>
          </table:table-cell>
          <table:table-cell table:style-name="ce8" table:formula="of:=MID(IF([.$C9]&gt;=0;BASE([.$C9];2;16);BASE([.$C9]+2^16;2;16));ABS([.H$3]-16);1)" office:value-type="string" office:string-value="1" calcext:value-type="string">
            <text:p>1</text:p>
          </table:table-cell>
          <table:table-cell table:style-name="ce8" table:formula="of:=MID(IF([.$C9]&gt;=0;BASE([.$C9];2;16);BASE([.$C9]+2^16;2;16));ABS([.I$3]-16);1)" office:value-type="string" office:string-value="0" calcext:value-type="string">
            <text:p>0</text:p>
          </table:table-cell>
          <table:table-cell table:style-name="ce8" table:formula="of:=MID(IF([.$C9]&gt;=0;BASE([.$C9];2;16);BASE([.$C9]+2^16;2;16));ABS([.J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9]&gt;=0;BASE([.$C9];2;16);BASE([.$C9]+2^16;2;16));ABS([.L$3]-16);1)" office:value-type="string" office:string-value="1" calcext:value-type="string">
            <text:p>1</text:p>
          </table:table-cell>
          <table:table-cell table:style-name="ce8" table:formula="of:=MID(IF([.$C9]&gt;=0;BASE([.$C9];2;16);BASE([.$C9]+2^16;2;16));ABS([.M$3]-16);1)" office:value-type="string" office:string-value="1" calcext:value-type="string">
            <text:p>1</text:p>
          </table:table-cell>
          <table:table-cell table:style-name="ce8" table:formula="of:=MID(IF([.$C9]&gt;=0;BASE([.$C9];2;16);BASE([.$C9]+2^16;2;16));ABS([.N$3]-16);1)" office:value-type="string" office:string-value="0" calcext:value-type="string">
            <text:p>0</text:p>
          </table:table-cell>
          <table:table-cell table:style-name="ce8" table:formula="of:=MID(IF([.$C9]&gt;=0;BASE([.$C9];2;16);BASE([.$C9]+2^16;2;16));ABS([.O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9]&gt;=0;BASE([.$C9];2;16);BASE([.$C9]+2^16;2;16));ABS([.Q$3]-16);1)" office:value-type="string" office:string-value="1" calcext:value-type="string">
            <text:p>1</text:p>
          </table:table-cell>
          <table:table-cell table:style-name="ce8" table:formula="of:=MID(IF([.$C9]&gt;=0;BASE([.$C9];2;16);BASE([.$C9]+2^16;2;16));ABS([.R$3]-16);1)" office:value-type="string" office:string-value="1" calcext:value-type="string">
            <text:p>1</text:p>
          </table:table-cell>
          <table:table-cell table:style-name="ce8" table:formula="of:=MID(IF([.$C9]&gt;=0;BASE([.$C9];2;16);BASE([.$C9]+2^16;2;16));ABS([.S$3]-16);1)" office:value-type="string" office:string-value="0" calcext:value-type="string">
            <text:p>0</text:p>
          </table:table-cell>
          <table:table-cell table:style-name="ce8" table:formula="of:=MID(IF([.$C9]&gt;=0;BASE([.$C9];2;16);BASE([.$C9]+2^16;2;16));ABS([.T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9]&gt;=0;BASE([.$C9];2;16);BASE([.$C9]+2^16;2;16));ABS([.V$3]-16);1)" office:value-type="string" office:string-value="0" calcext:value-type="string">
            <text:p>0</text:p>
          </table:table-cell>
          <table:table-cell table:style-name="ce8" table:formula="of:=MID(IF([.$C9]&gt;=0;BASE([.$C9];2;16);BASE([.$C9]+2^16;2;16));ABS([.W$3]-16);1)" office:value-type="string" office:string-value="0" calcext:value-type="string">
            <text:p>0</text:p>
          </table:table-cell>
          <table:table-cell table:style-name="ce8" table:formula="of:=MID(IF([.$C9]&gt;=0;BASE([.$C9];2;16);BASE([.$C9]+2^16;2;16));ABS([.X$3]-16);1)" office:value-type="string" office:string-value="1" calcext:value-type="string">
            <text:p>1</text:p>
          </table:table-cell>
          <table:table-cell table:style-name="ce8" table:formula="of:=MID(IF([.$C9]&gt;=0;BASE([.$C9];2;16);BASE([.$C9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7=</text:p>
          </table:table-cell>
          <table:table-cell table:style-name="ce2" office:value-type="string" calcext:value-type="string">
            <text:p>-X1=</text:p>
          </table:table-cell>
          <table:table-cell table:formula="of:=-[.C4]" office:value-type="float" office:value="-110" calcext:value-type="float">
            <text:p>-110</text:p>
          </table:table-cell>
          <table:table-cell/>
          <table:table-cell office:value-type="string" calcext:value-type="string">
            <text:p>B7 =</text:p>
          </table:table-cell>
          <table:table-cell table:style-name="ce2" table:formula="of:=&quot;-B1=&quot;" office:value-type="string" office:string-value="-B1=" calcext:value-type="string">
            <text:p>-B1=</text:p>
          </table:table-cell>
          <table:table-cell table:style-name="ce8" table:formula="of:=MID(IF([.$C10]&gt;=0;BASE([.$C10];2;16);BASE([.$C10]+2^16;2;16));ABS([.G$3]-16);1)" office:value-type="string" office:string-value="1" calcext:value-type="string">
            <text:p>1</text:p>
          </table:table-cell>
          <table:table-cell table:style-name="ce8" table:formula="of:=MID(IF([.$C10]&gt;=0;BASE([.$C10];2;16);BASE([.$C10]+2^16;2;16));ABS([.H$3]-16);1)" office:value-type="string" office:string-value="1" calcext:value-type="string">
            <text:p>1</text:p>
          </table:table-cell>
          <table:table-cell table:style-name="ce8" table:formula="of:=MID(IF([.$C10]&gt;=0;BASE([.$C10];2;16);BASE([.$C10]+2^16;2;16));ABS([.I$3]-16);1)" office:value-type="string" office:string-value="1" calcext:value-type="string">
            <text:p>1</text:p>
          </table:table-cell>
          <table:table-cell table:style-name="ce8" table:formula="of:=MID(IF([.$C10]&gt;=0;BASE([.$C10];2;16);BASE([.$C10]+2^16;2;16));ABS([.J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0]&gt;=0;BASE([.$C10];2;16);BASE([.$C10]+2^16;2;16));ABS([.L$3]-16);1)" office:value-type="string" office:string-value="1" calcext:value-type="string">
            <text:p>1</text:p>
          </table:table-cell>
          <table:table-cell table:style-name="ce8" table:formula="of:=MID(IF([.$C10]&gt;=0;BASE([.$C10];2;16);BASE([.$C10]+2^16;2;16));ABS([.M$3]-16);1)" office:value-type="string" office:string-value="1" calcext:value-type="string">
            <text:p>1</text:p>
          </table:table-cell>
          <table:table-cell table:style-name="ce8" table:formula="of:=MID(IF([.$C10]&gt;=0;BASE([.$C10];2;16);BASE([.$C10]+2^16;2;16));ABS([.N$3]-16);1)" office:value-type="string" office:string-value="1" calcext:value-type="string">
            <text:p>1</text:p>
          </table:table-cell>
          <table:table-cell table:style-name="ce8" table:formula="of:=MID(IF([.$C10]&gt;=0;BASE([.$C10];2;16);BASE([.$C10]+2^16;2;16));ABS([.O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0]&gt;=0;BASE([.$C10];2;16);BASE([.$C10]+2^16;2;16));ABS([.Q$3]-16);1)" office:value-type="string" office:string-value="1" calcext:value-type="string">
            <text:p>1</text:p>
          </table:table-cell>
          <table:table-cell table:style-name="ce8" table:formula="of:=MID(IF([.$C10]&gt;=0;BASE([.$C10];2;16);BASE([.$C10]+2^16;2;16));ABS([.R$3]-16);1)" office:value-type="string" office:string-value="0" calcext:value-type="string">
            <text:p>0</text:p>
          </table:table-cell>
          <table:table-cell table:style-name="ce8" table:formula="of:=MID(IF([.$C10]&gt;=0;BASE([.$C10];2;16);BASE([.$C10]+2^16;2;16));ABS([.S$3]-16);1)" office:value-type="string" office:string-value="0" calcext:value-type="string">
            <text:p>0</text:p>
          </table:table-cell>
          <table:table-cell table:style-name="ce8" table:formula="of:=MID(IF([.$C10]&gt;=0;BASE([.$C10];2;16);BASE([.$C10]+2^16;2;16));ABS([.T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0]&gt;=0;BASE([.$C10];2;16);BASE([.$C10]+2^16;2;16));ABS([.V$3]-16);1)" office:value-type="string" office:string-value="0" calcext:value-type="string">
            <text:p>0</text:p>
          </table:table-cell>
          <table:table-cell table:style-name="ce8" table:formula="of:=MID(IF([.$C10]&gt;=0;BASE([.$C10];2;16);BASE([.$C10]+2^16;2;16));ABS([.W$3]-16);1)" office:value-type="string" office:string-value="0" calcext:value-type="string">
            <text:p>0</text:p>
          </table:table-cell>
          <table:table-cell table:style-name="ce8" table:formula="of:=MID(IF([.$C10]&gt;=0;BASE([.$C10];2;16);BASE([.$C10]+2^16;2;16));ABS([.X$3]-16);1)" office:value-type="string" office:string-value="1" calcext:value-type="string">
            <text:p>1</text:p>
          </table:table-cell>
          <table:table-cell table:style-name="ce8" table:formula="of:=MID(IF([.$C10]&gt;=0;BASE([.$C10];2;16);BASE([.$C10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8=</text:p>
          </table:table-cell>
          <table:table-cell table:style-name="ce2" office:value-type="string" calcext:value-type="string">
            <text:p>-X2=</text:p>
          </table:table-cell>
          <table:table-cell table:formula="of:=-[.C5]" office:value-type="float" office:value="-4320" calcext:value-type="float">
            <text:p>-4320</text:p>
          </table:table-cell>
          <table:table-cell/>
          <table:table-cell office:value-type="string" calcext:value-type="string">
            <text:p>B8 =</text:p>
          </table:table-cell>
          <table:table-cell table:style-name="ce2" table:formula="of:=&quot;-B2=&quot;" office:value-type="string" office:string-value="-B2=" calcext:value-type="string">
            <text:p>-B2=</text:p>
          </table:table-cell>
          <table:table-cell table:style-name="ce8" table:formula="of:=MID(IF([.$C11]&gt;=0;BASE([.$C11];2;16);BASE([.$C11]+2^16;2;16));ABS([.G$3]-16);1)" office:value-type="string" office:string-value="1" calcext:value-type="string">
            <text:p>1</text:p>
          </table:table-cell>
          <table:table-cell table:style-name="ce8" table:formula="of:=MID(IF([.$C11]&gt;=0;BASE([.$C11];2;16);BASE([.$C11]+2^16;2;16));ABS([.H$3]-16);1)" office:value-type="string" office:string-value="1" calcext:value-type="string">
            <text:p>1</text:p>
          </table:table-cell>
          <table:table-cell table:style-name="ce8" table:formula="of:=MID(IF([.$C11]&gt;=0;BASE([.$C11];2;16);BASE([.$C11]+2^16;2;16));ABS([.I$3]-16);1)" office:value-type="string" office:string-value="1" calcext:value-type="string">
            <text:p>1</text:p>
          </table:table-cell>
          <table:table-cell table:style-name="ce8" table:formula="of:=MID(IF([.$C11]&gt;=0;BASE([.$C11];2;16);BASE([.$C11]+2^16;2;16));ABS([.J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1]&gt;=0;BASE([.$C11];2;16);BASE([.$C11]+2^16;2;16));ABS([.L$3]-16);1)" office:value-type="string" office:string-value="1" calcext:value-type="string">
            <text:p>1</text:p>
          </table:table-cell>
          <table:table-cell table:style-name="ce8" table:formula="of:=MID(IF([.$C11]&gt;=0;BASE([.$C11];2;16);BASE([.$C11]+2^16;2;16));ABS([.M$3]-16);1)" office:value-type="string" office:string-value="1" calcext:value-type="string">
            <text:p>1</text:p>
          </table:table-cell>
          <table:table-cell table:style-name="ce8" table:formula="of:=MID(IF([.$C11]&gt;=0;BASE([.$C11];2;16);BASE([.$C11]+2^16;2;16));ABS([.N$3]-16);1)" office:value-type="string" office:string-value="1" calcext:value-type="string">
            <text:p>1</text:p>
          </table:table-cell>
          <table:table-cell table:style-name="ce8" table:formula="of:=MID(IF([.$C11]&gt;=0;BASE([.$C11];2;16);BASE([.$C11]+2^16;2;16));ABS([.O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1]&gt;=0;BASE([.$C11];2;16);BASE([.$C11]+2^16;2;16));ABS([.Q$3]-16);1)" office:value-type="string" office:string-value="0" calcext:value-type="string">
            <text:p>0</text:p>
          </table:table-cell>
          <table:table-cell table:style-name="ce8" table:formula="of:=MID(IF([.$C11]&gt;=0;BASE([.$C11];2;16);BASE([.$C11]+2^16;2;16));ABS([.R$3]-16);1)" office:value-type="string" office:string-value="0" calcext:value-type="string">
            <text:p>0</text:p>
          </table:table-cell>
          <table:table-cell table:style-name="ce8" table:formula="of:=MID(IF([.$C11]&gt;=0;BASE([.$C11];2;16);BASE([.$C11]+2^16;2;16));ABS([.S$3]-16);1)" office:value-type="string" office:string-value="1" calcext:value-type="string">
            <text:p>1</text:p>
          </table:table-cell>
          <table:table-cell table:style-name="ce8" table:formula="of:=MID(IF([.$C11]&gt;=0;BASE([.$C11];2;16);BASE([.$C11]+2^16;2;16));ABS([.T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1]&gt;=0;BASE([.$C11];2;16);BASE([.$C11]+2^16;2;16));ABS([.V$3]-16);1)" office:value-type="string" office:string-value="0" calcext:value-type="string">
            <text:p>0</text:p>
          </table:table-cell>
          <table:table-cell table:style-name="ce8" table:formula="of:=MID(IF([.$C11]&gt;=0;BASE([.$C11];2;16);BASE([.$C11]+2^16;2;16));ABS([.W$3]-16);1)" office:value-type="string" office:string-value="0" calcext:value-type="string">
            <text:p>0</text:p>
          </table:table-cell>
          <table:table-cell table:style-name="ce8" table:formula="of:=MID(IF([.$C11]&gt;=0;BASE([.$C11];2;16);BASE([.$C11]+2^16;2;16));ABS([.X$3]-16);1)" office:value-type="string" office:string-value="0" calcext:value-type="string">
            <text:p>0</text:p>
          </table:table-cell>
          <table:table-cell table:style-name="ce8" table:formula="of:=MID(IF([.$C11]&gt;=0;BASE([.$C11];2;16);BASE([.$C11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9=</text:p>
          </table:table-cell>
          <table:table-cell table:style-name="ce2" office:value-type="string" calcext:value-type="string">
            <text:p>-X3=</text:p>
          </table:table-cell>
          <table:table-cell table:formula="of:=-[.C6]" office:value-type="float" office:value="-4430" calcext:value-type="float">
            <text:p>-4430</text:p>
          </table:table-cell>
          <table:table-cell/>
          <table:table-cell office:value-type="string" calcext:value-type="string">
            <text:p>B9 =</text:p>
          </table:table-cell>
          <table:table-cell table:style-name="ce2" table:formula="of:=&quot;-B3=&quot;" office:value-type="string" office:string-value="-B3=" calcext:value-type="string">
            <text:p>-B3=</text:p>
          </table:table-cell>
          <table:table-cell table:style-name="ce8" table:formula="of:=MID(IF([.$C12]&gt;=0;BASE([.$C12];2;16);BASE([.$C12]+2^16;2;16));ABS([.G$3]-16);1)" office:value-type="string" office:string-value="1" calcext:value-type="string">
            <text:p>1</text:p>
          </table:table-cell>
          <table:table-cell table:style-name="ce8" table:formula="of:=MID(IF([.$C12]&gt;=0;BASE([.$C12];2;16);BASE([.$C12]+2^16;2;16));ABS([.H$3]-16);1)" office:value-type="string" office:string-value="1" calcext:value-type="string">
            <text:p>1</text:p>
          </table:table-cell>
          <table:table-cell table:style-name="ce8" table:formula="of:=MID(IF([.$C12]&gt;=0;BASE([.$C12];2;16);BASE([.$C12]+2^16;2;16));ABS([.I$3]-16);1)" office:value-type="string" office:string-value="1" calcext:value-type="string">
            <text:p>1</text:p>
          </table:table-cell>
          <table:table-cell table:style-name="ce8" table:formula="of:=MID(IF([.$C12]&gt;=0;BASE([.$C12];2;16);BASE([.$C12]+2^16;2;16));ABS([.J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2]&gt;=0;BASE([.$C12];2;16);BASE([.$C12]+2^16;2;16));ABS([.L$3]-16);1)" office:value-type="string" office:string-value="1" calcext:value-type="string">
            <text:p>1</text:p>
          </table:table-cell>
          <table:table-cell table:style-name="ce8" table:formula="of:=MID(IF([.$C12]&gt;=0;BASE([.$C12];2;16);BASE([.$C12]+2^16;2;16));ABS([.M$3]-16);1)" office:value-type="string" office:string-value="1" calcext:value-type="string">
            <text:p>1</text:p>
          </table:table-cell>
          <table:table-cell table:style-name="ce8" table:formula="of:=MID(IF([.$C12]&gt;=0;BASE([.$C12];2;16);BASE([.$C12]+2^16;2;16));ABS([.N$3]-16);1)" office:value-type="string" office:string-value="1" calcext:value-type="string">
            <text:p>1</text:p>
          </table:table-cell>
          <table:table-cell table:style-name="ce8" table:formula="of:=MID(IF([.$C12]&gt;=0;BASE([.$C12];2;16);BASE([.$C12]+2^16;2;16));ABS([.O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2]&gt;=0;BASE([.$C12];2;16);BASE([.$C12]+2^16;2;16));ABS([.Q$3]-16);1)" office:value-type="string" office:string-value="1" calcext:value-type="string">
            <text:p>1</text:p>
          </table:table-cell>
          <table:table-cell table:style-name="ce8" table:formula="of:=MID(IF([.$C12]&gt;=0;BASE([.$C12];2;16);BASE([.$C12]+2^16;2;16));ABS([.R$3]-16);1)" office:value-type="string" office:string-value="0" calcext:value-type="string">
            <text:p>0</text:p>
          </table:table-cell>
          <table:table-cell table:style-name="ce8" table:formula="of:=MID(IF([.$C12]&gt;=0;BASE([.$C12];2;16);BASE([.$C12]+2^16;2;16));ABS([.S$3]-16);1)" office:value-type="string" office:string-value="1" calcext:value-type="string">
            <text:p>1</text:p>
          </table:table-cell>
          <table:table-cell table:style-name="ce8" table:formula="of:=MID(IF([.$C12]&gt;=0;BASE([.$C12];2;16);BASE([.$C12]+2^16;2;16));ABS([.T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2]&gt;=0;BASE([.$C12];2;16);BASE([.$C12]+2^16;2;16));ABS([.V$3]-16);1)" office:value-type="string" office:string-value="0" calcext:value-type="string">
            <text:p>0</text:p>
          </table:table-cell>
          <table:table-cell table:style-name="ce8" table:formula="of:=MID(IF([.$C12]&gt;=0;BASE([.$C12];2;16);BASE([.$C12]+2^16;2;16));ABS([.W$3]-16);1)" office:value-type="string" office:string-value="0" calcext:value-type="string">
            <text:p>0</text:p>
          </table:table-cell>
          <table:table-cell table:style-name="ce8" table:formula="of:=MID(IF([.$C12]&gt;=0;BASE([.$C12];2;16);BASE([.$C12]+2^16;2;16));ABS([.X$3]-16);1)" office:value-type="string" office:string-value="1" calcext:value-type="string">
            <text:p>1</text:p>
          </table:table-cell>
          <table:table-cell table:style-name="ce8" table:formula="of:=MID(IF([.$C12]&gt;=0;BASE([.$C12];2;16);BASE([.$C12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10=</text:p>
          </table:table-cell>
          <table:table-cell table:style-name="ce2" office:value-type="string" calcext:value-type="string">
            <text:p>-X4=</text:p>
          </table:table-cell>
          <table:table-cell table:formula="of:=-[.C7]" office:value-type="float" office:value="-8750" calcext:value-type="float">
            <text:p>-8750</text:p>
          </table:table-cell>
          <table:table-cell/>
          <table:table-cell office:value-type="string" calcext:value-type="string">
            <text:p>B10 =</text:p>
          </table:table-cell>
          <table:table-cell table:style-name="ce2" table:formula="of:=&quot;-B4=&quot;" office:value-type="string" office:string-value="-B4=" calcext:value-type="string">
            <text:p>-B4=</text:p>
          </table:table-cell>
          <table:table-cell table:style-name="ce8" table:formula="of:=MID(IF([.$C13]&gt;=0;BASE([.$C13];2;16);BASE([.$C13]+2^16;2;16));ABS([.G$3]-16);1)" office:value-type="string" office:string-value="1" calcext:value-type="string">
            <text:p>1</text:p>
          </table:table-cell>
          <table:table-cell table:style-name="ce8" table:formula="of:=MID(IF([.$C13]&gt;=0;BASE([.$C13];2;16);BASE([.$C13]+2^16;2;16));ABS([.H$3]-16);1)" office:value-type="string" office:string-value="1" calcext:value-type="string">
            <text:p>1</text:p>
          </table:table-cell>
          <table:table-cell table:style-name="ce8" table:formula="of:=MID(IF([.$C13]&gt;=0;BASE([.$C13];2;16);BASE([.$C13]+2^16;2;16));ABS([.I$3]-16);1)" office:value-type="string" office:string-value="0" calcext:value-type="string">
            <text:p>0</text:p>
          </table:table-cell>
          <table:table-cell table:style-name="ce8" table:formula="of:=MID(IF([.$C13]&gt;=0;BASE([.$C13];2;16);BASE([.$C13]+2^16;2;16));ABS([.J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3]&gt;=0;BASE([.$C13];2;16);BASE([.$C13]+2^16;2;16));ABS([.L$3]-16);1)" office:value-type="string" office:string-value="1" calcext:value-type="string">
            <text:p>1</text:p>
          </table:table-cell>
          <table:table-cell table:style-name="ce8" table:formula="of:=MID(IF([.$C13]&gt;=0;BASE([.$C13];2;16);BASE([.$C13]+2^16;2;16));ABS([.M$3]-16);1)" office:value-type="string" office:string-value="1" calcext:value-type="string">
            <text:p>1</text:p>
          </table:table-cell>
          <table:table-cell table:style-name="ce8" table:formula="of:=MID(IF([.$C13]&gt;=0;BASE([.$C13];2;16);BASE([.$C13]+2^16;2;16));ABS([.N$3]-16);1)" office:value-type="string" office:string-value="0" calcext:value-type="string">
            <text:p>0</text:p>
          </table:table-cell>
          <table:table-cell table:style-name="ce8" table:formula="of:=MID(IF([.$C13]&gt;=0;BASE([.$C13];2;16);BASE([.$C13]+2^16;2;16));ABS([.O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3]&gt;=0;BASE([.$C13];2;16);BASE([.$C13]+2^16;2;16));ABS([.Q$3]-16);1)" office:value-type="string" office:string-value="1" calcext:value-type="string">
            <text:p>1</text:p>
          </table:table-cell>
          <table:table-cell table:style-name="ce8" table:formula="of:=MID(IF([.$C13]&gt;=0;BASE([.$C13];2;16);BASE([.$C13]+2^16;2;16));ABS([.R$3]-16);1)" office:value-type="string" office:string-value="1" calcext:value-type="string">
            <text:p>1</text:p>
          </table:table-cell>
          <table:table-cell table:style-name="ce8" table:formula="of:=MID(IF([.$C13]&gt;=0;BASE([.$C13];2;16);BASE([.$C13]+2^16;2;16));ABS([.S$3]-16);1)" office:value-type="string" office:string-value="0" calcext:value-type="string">
            <text:p>0</text:p>
          </table:table-cell>
          <table:table-cell table:style-name="ce8" table:formula="of:=MID(IF([.$C13]&gt;=0;BASE([.$C13];2;16);BASE([.$C13]+2^16;2;16));ABS([.T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3]&gt;=0;BASE([.$C13];2;16);BASE([.$C13]+2^16;2;16));ABS([.V$3]-16);1)" office:value-type="string" office:string-value="0" calcext:value-type="string">
            <text:p>0</text:p>
          </table:table-cell>
          <table:table-cell table:style-name="ce8" table:formula="of:=MID(IF([.$C13]&gt;=0;BASE([.$C13];2;16);BASE([.$C13]+2^16;2;16));ABS([.W$3]-16);1)" office:value-type="string" office:string-value="0" calcext:value-type="string">
            <text:p>0</text:p>
          </table:table-cell>
          <table:table-cell table:style-name="ce8" table:formula="of:=MID(IF([.$C13]&gt;=0;BASE([.$C13];2;16);BASE([.$C13]+2^16;2;16));ABS([.X$3]-16);1)" office:value-type="string" office:string-value="1" calcext:value-type="string">
            <text:p>1</text:p>
          </table:table-cell>
          <table:table-cell table:style-name="ce8" table:formula="of:=MID(IF([.$C13]&gt;=0;BASE([.$C13];2;16);BASE([.$C13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11=</text:p>
          </table:table-cell>
          <table:table-cell table:style-name="ce2" office:value-type="string" calcext:value-type="string">
            <text:p>-X5=</text:p>
          </table:table-cell>
          <table:table-cell table:formula="of:=-[.C8]" office:value-type="float" office:value="-4210" calcext:value-type="float">
            <text:p>-4210</text:p>
          </table:table-cell>
          <table:table-cell/>
          <table:table-cell office:value-type="string" calcext:value-type="string">
            <text:p>B11 =</text:p>
          </table:table-cell>
          <table:table-cell table:style-name="ce2" table:formula="of:=&quot;-B5= &quot;" office:value-type="string" office:string-value="-B5= " calcext:value-type="string">
            <text:p>-B5= </text:p>
          </table:table-cell>
          <table:table-cell table:style-name="ce8" table:formula="of:=MID(IF([.$C14]&gt;=0;BASE([.$C14];2;16);BASE([.$C14]+2^16;2;16));ABS([.G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H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I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J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4]&gt;=0;BASE([.$C14];2;16);BASE([.$C14]+2^16;2;16));ABS([.L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M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N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O$3]-16);1)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4]&gt;=0;BASE([.$C14];2;16);BASE([.$C14]+2^16;2;16));ABS([.Q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R$3]-16);1)" office:value-type="string" office:string-value="0" calcext:value-type="string">
            <text:p>0</text:p>
          </table:table-cell>
          <table:table-cell table:style-name="ce8" table:formula="of:=MID(IF([.$C14]&gt;=0;BASE([.$C14];2;16);BASE([.$C14]+2^16;2;16));ABS([.S$3]-16);1)" office:value-type="string" office:string-value="0" calcext:value-type="string">
            <text:p>0</text:p>
          </table:table-cell>
          <table:table-cell table:style-name="ce8" table:formula="of:=MID(IF([.$C14]&gt;=0;BASE([.$C14];2;16);BASE([.$C14]+2^16;2;16));ABS([.T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4]&gt;=0;BASE([.$C14];2;16);BASE([.$C14]+2^16;2;16));ABS([.V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W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X$3]-16);1)" office:value-type="string" office:string-value="1" calcext:value-type="string">
            <text:p>1</text:p>
          </table:table-cell>
          <table:table-cell table:style-name="ce8" table:formula="of:=MID(IF([.$C14]&gt;=0;BASE([.$C14];2;16);BASE([.$C14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style-name="ce14" office:value-type="string" calcext:value-type="string">
            <text:p>X12=</text:p>
          </table:table-cell>
          <table:table-cell table:style-name="ce2" office:value-type="string" calcext:value-type="string">
            <text:p>-X6=</text:p>
          </table:table-cell>
          <table:table-cell table:formula="of:=-[.C9]" office:value-type="float" office:value="-56786" calcext:value-type="float">
            <text:p>-56786</text:p>
          </table:table-cell>
          <table:table-cell/>
          <table:table-cell office:value-type="string" calcext:value-type="string">
            <text:p>B12 =</text:p>
          </table:table-cell>
          <table:table-cell table:style-name="ce2" table:formula="of:=&quot;-B6=&quot;" office:value-type="string" office:string-value="-B6=" calcext:value-type="string">
            <text:p>-B6=</text:p>
          </table:table-cell>
          <table:table-cell table:style-name="ce8" table:formula="of:=MID(IF([.$C15]&gt;=0;BASE([.$C15];2;16);BASE([.$C15]+2^16;2;16));ABS([.G$3]-16);1)" office:value-type="string" office:string-value="0" calcext:value-type="string">
            <text:p>0</text:p>
          </table:table-cell>
          <table:table-cell table:style-name="ce8" table:formula="of:=MID(IF([.$C15]&gt;=0;BASE([.$C15];2;16);BASE([.$C15]+2^16;2;16));ABS([.H$3]-16);1)" office:value-type="string" office:string-value="0" calcext:value-type="string">
            <text:p>0</text:p>
          </table:table-cell>
          <table:table-cell table:style-name="ce8" table:formula="of:=MID(IF([.$C15]&gt;=0;BASE([.$C15];2;16);BASE([.$C15]+2^16;2;16));ABS([.I$3]-16);1)" office:value-type="string" office:string-value="1" calcext:value-type="string">
            <text:p>1</text:p>
          </table:table-cell>
          <table:table-cell table:style-name="ce8" table:formula="of:=MID(IF([.$C15]&gt;=0;BASE([.$C15];2;16);BASE([.$C15]+2^16;2;16));ABS([.J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5]&gt;=0;BASE([.$C15];2;16);BASE([.$C15]+2^16;2;16));ABS([.L$3]-16);1)" office:value-type="string" office:string-value="0" calcext:value-type="string">
            <text:p>0</text:p>
          </table:table-cell>
          <table:table-cell table:style-name="ce8" table:formula="of:=MID(IF([.$C15]&gt;=0;BASE([.$C15];2;16);BASE([.$C15]+2^16;2;16));ABS([.M$3]-16);1)" office:value-type="string" office:string-value="0" calcext:value-type="string">
            <text:p>0</text:p>
          </table:table-cell>
          <table:table-cell table:style-name="ce8" table:formula="of:=MID(IF([.$C15]&gt;=0;BASE([.$C15];2;16);BASE([.$C15]+2^16;2;16));ABS([.N$3]-16);1)" office:value-type="string" office:string-value="1" calcext:value-type="string">
            <text:p>1</text:p>
          </table:table-cell>
          <table:table-cell table:style-name="ce8" table:formula="of:=MID(IF([.$C15]&gt;=0;BASE([.$C15];2;16);BASE([.$C15]+2^16;2;16));ABS([.O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5]&gt;=0;BASE([.$C15];2;16);BASE([.$C15]+2^16;2;16));ABS([.Q$3]-16);1)" office:value-type="string" office:string-value="0" calcext:value-type="string">
            <text:p>0</text:p>
          </table:table-cell>
          <table:table-cell table:style-name="ce8" table:formula="of:=MID(IF([.$C15]&gt;=0;BASE([.$C15];2;16);BASE([.$C15]+2^16;2;16));ABS([.R$3]-16);1)" office:value-type="string" office:string-value="0" calcext:value-type="string">
            <text:p>0</text:p>
          </table:table-cell>
          <table:table-cell table:style-name="ce8" table:formula="of:=MID(IF([.$C15]&gt;=0;BASE([.$C15];2;16);BASE([.$C15]+2^16;2;16));ABS([.S$3]-16);1)" office:value-type="string" office:string-value="1" calcext:value-type="string">
            <text:p>1</text:p>
          </table:table-cell>
          <table:table-cell table:style-name="ce8" table:formula="of:=MID(IF([.$C15]&gt;=0;BASE([.$C15];2;16);BASE([.$C15]+2^16;2;16));ABS([.T$3]-16);1)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MID(IF([.$C15]&gt;=0;BASE([.$C15];2;16);BASE([.$C15]+2^16;2;16));ABS([.V$3]-16);1)" office:value-type="string" office:string-value="1" calcext:value-type="string">
            <text:p>1</text:p>
          </table:table-cell>
          <table:table-cell table:style-name="ce8" table:formula="of:=MID(IF([.$C15]&gt;=0;BASE([.$C15];2;16);BASE([.$C15]+2^16;2;16));ABS([.W$3]-16);1)" office:value-type="string" office:string-value="1" calcext:value-type="string">
            <text:p>1</text:p>
          </table:table-cell>
          <table:table-cell table:style-name="ce8" table:formula="of:=MID(IF([.$C15]&gt;=0;BASE([.$C15];2;16);BASE([.$C15]+2^16;2;16));ABS([.X$3]-16);1)" office:value-type="string" office:string-value="1" calcext:value-type="string">
            <text:p>1</text:p>
          </table:table-cell>
          <table:table-cell table:style-name="ce8" table:formula="of:=MID(IF([.$C15]&gt;=0;BASE([.$C15];2;16);BASE([.$C15]+2^16;2;16));ABS([.Y$3]-16);1)" office:value-type="string" office:string-value="0" calcext:value-type="string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31"/>
          <table:table-cell table:style-name="ce1" table:number-columns-repeated="16353"/>
        </table:table-row>
        <table:table-row table:style-name="ro2">
          <table:table-cell table:number-columns-repeated="5"/>
          <table:table-cell table:style-name="ce9" table:formula="of:=IF([.G18]+[.G19]+[.G17]&gt;=2;1;0)" office:value-type="float" office:value="0" calcext:value-type="float">
            <text:p>0</text:p>
          </table:table-cell>
          <table:table-cell table:style-name="ce9" table:formula="of:=IF([.G18]&lt;&gt;&quot;.&quot;;INT(([.G18]+[.G19]+[.H17])/2);[.H17])" office:value-type="float" office:value="0" calcext:value-type="float">
            <text:p>0</text:p>
          </table:table-cell>
          <table:table-cell table:style-name="ce9" table:formula="of:=IF([.H18]&lt;&gt;&quot;.&quot;;INT(([.H18]+[.H19]+[.I17])/2);[.I17])" office:value-type="float" office:value="0" calcext:value-type="float">
            <text:p>0</text:p>
          </table:table-cell>
          <table:table-cell table:style-name="ce9" table:formula="of:=IF([.I18]&lt;&gt;&quot;.&quot;;INT(([.I18]+[.I19]+[.J17])/2);[.J17])" office:value-type="float" office:value="0" calcext:value-type="float">
            <text:p>0</text:p>
          </table:table-cell>
          <table:table-cell table:style-name="ce9" table:formula="of:=IF([.J18]&lt;&gt;&quot;.&quot;;INT(([.J18]+[.J19]+[.K17])/2);[.K17])" office:value-type="float" office:value="0" calcext:value-type="float">
            <text:p>0</text:p>
          </table:table-cell>
          <table:table-cell table:style-name="ce9" table:formula="of:=IF([.K18]&lt;&gt;&quot;.&quot;;INT(([.K18]+[.K19]+[.L17])/2);[.L17])" office:value-type="float" office:value="0" calcext:value-type="float">
            <text:p>0</text:p>
          </table:table-cell>
          <table:table-cell table:style-name="ce9" table:formula="of:=IF([.L18]&lt;&gt;&quot;.&quot;;INT(([.L18]+[.L19]+[.M17])/2);[.M17])" office:value-type="float" office:value="0" calcext:value-type="float">
            <text:p>0</text:p>
          </table:table-cell>
          <table:table-cell table:style-name="ce9" table:formula="of:=IF([.M18]&lt;&gt;&quot;.&quot;;INT(([.M18]+[.M19]+[.N17])/2);[.N17])" office:value-type="float" office:value="0" calcext:value-type="float">
            <text:p>0</text:p>
          </table:table-cell>
          <table:table-cell table:style-name="ce9" table:formula="of:=IF([.N18]&lt;&gt;&quot;.&quot;;INT(([.N18]+[.N19]+[.O17])/2);[.O17])" office:value-type="float" office:value="0" calcext:value-type="float">
            <text:p>0</text:p>
          </table:table-cell>
          <table:table-cell table:style-name="ce9" table:formula="of:=IF([.O18]&lt;&gt;&quot;.&quot;;INT(([.O18]+[.O19]+[.P17])/2);[.P17])" office:value-type="float" office:value="0" calcext:value-type="float">
            <text:p>0</text:p>
          </table:table-cell>
          <table:table-cell table:style-name="ce9" table:formula="of:=IF([.P18]&lt;&gt;&quot;.&quot;;INT(([.P18]+[.P19]+[.Q17])/2);[.Q17])" office:value-type="float" office:value="1" calcext:value-type="float">
            <text:p>1</text:p>
          </table:table-cell>
          <table:table-cell table:style-name="ce9" table:formula="of:=IF([.Q18]&lt;&gt;&quot;.&quot;;INT(([.Q18]+[.Q19]+[.R17])/2);[.R17])" office:value-type="float" office:value="1" calcext:value-type="float">
            <text:p>1</text:p>
          </table:table-cell>
          <table:table-cell table:style-name="ce9" table:formula="of:=IF([.R18]&lt;&gt;&quot;.&quot;;INT(([.R18]+[.R19]+[.S17])/2);[.S17])" office:value-type="float" office:value="1" calcext:value-type="float">
            <text:p>1</text:p>
          </table:table-cell>
          <table:table-cell table:style-name="ce9" table:formula="of:=IF([.S18]&lt;&gt;&quot;.&quot;;INT(([.S18]+[.S19]+[.T17])/2);[.T17])" office:value-type="float" office:value="1" calcext:value-type="float">
            <text:p>1</text:p>
          </table:table-cell>
          <table:table-cell table:style-name="ce9" table:formula="of:=IF([.T18]&lt;&gt;&quot;.&quot;;INT(([.T18]+[.T19]+[.U17])/2);[.U17])" office:value-type="float" office:value="0" calcext:value-type="float">
            <text:p>0</text:p>
          </table:table-cell>
          <table:table-cell table:style-name="ce9" table:formula="of:=IF([.U18]&lt;&gt;&quot;.&quot;;INT(([.U18]+[.U19]+[.V17])/2);[.V17])" office:value-type="float" office:value="0" calcext:value-type="float">
            <text:p>0</text:p>
          </table:table-cell>
          <table:table-cell table:style-name="ce9" table:formula="of:=IF([.V18]&lt;&gt;&quot;.&quot;;INT(([.V18]+[.V19]+[.W17])/2);[.W17])" office:value-type="float" office:value="0" calcext:value-type="float">
            <text:p>0</text:p>
          </table:table-cell>
          <table:table-cell table:style-name="ce9" table:formula="of:=IF([.W18]&lt;&gt;&quot;.&quot;;INT(([.W18]+[.W19]+[.X17])/2);[.X17])" office:value-type="float" office:value="0" calcext:value-type="float">
            <text:p>0</text:p>
          </table:table-cell>
          <table:table-cell table:style-name="ce9" table:formula="of:=IF([.X18]&lt;&gt;&quot;.&quot;;INT(([.X18]+[.X19]+[.Y17])/2);[.Y17])" office:value-type="float" office:value="0" calcext:value-type="float">
            <text:p>0</text:p>
          </table:table-cell>
          <table:table-cell table:style-name="ce9" table:formula="of:=IF([.Y18]&lt;&gt;&quot;.&quot;;INT(([.Y18]+[.Y19]+[.Z17])/2);[.Z17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4"/>
          <table:table-cell table:style-name="ce2" office:value-type="string" calcext:value-type="string">
            <text:p>B1</text:p>
          </table:table-cell>
          <table:table-cell/>
          <table:table-cell table:style-name="ce14" table:formula="of:=[.G4]" office:value-type="string" office:string-value="0" calcext:value-type="string">
            <text:p>0</text:p>
          </table:table-cell>
          <table:table-cell table:style-name="ce14" table:formula="of:=[.H4]" office:value-type="string" office:string-value="0" calcext:value-type="string">
            <text:p>0</text:p>
          </table:table-cell>
          <table:table-cell table:style-name="ce14" table:formula="of:=[.I4]" office:value-type="string" office:string-value="0" calcext:value-type="string">
            <text:p>0</text:p>
          </table:table-cell>
          <table:table-cell table:style-name="ce14" table:formula="of:=[.J4]" office:value-type="string" office:string-value="0" calcext:value-type="string">
            <text:p>0</text:p>
          </table:table-cell>
          <table:table-cell table:style-name="ce14" table:formula="of:=[.K4]" office:value-type="string" office:string-value="." calcext:value-type="string">
            <text:p>.</text:p>
          </table:table-cell>
          <table:table-cell table:style-name="ce14" table:formula="of:=[.L4]" office:value-type="string" office:string-value="0" calcext:value-type="string">
            <text:p>0</text:p>
          </table:table-cell>
          <table:table-cell table:style-name="ce14" table:formula="of:=[.M4]" office:value-type="string" office:string-value="0" calcext:value-type="string">
            <text:p>0</text:p>
          </table:table-cell>
          <table:table-cell table:style-name="ce14" table:formula="of:=[.N4]" office:value-type="string" office:string-value="0" calcext:value-type="string">
            <text:p>0</text:p>
          </table:table-cell>
          <table:table-cell table:style-name="ce14" table:formula="of:=[.O4]" office:value-type="string" office:string-value="0" calcext:value-type="string">
            <text:p>0</text:p>
          </table:table-cell>
          <table:table-cell table:style-name="ce14" table:formula="of:=[.P4]" office:value-type="string" office:string-value="." calcext:value-type="string">
            <text:p>.</text:p>
          </table:table-cell>
          <table:table-cell table:style-name="ce14" table:formula="of:=[.Q4]" office:value-type="string" office:string-value="0" calcext:value-type="string">
            <text:p>0</text:p>
          </table:table-cell>
          <table:table-cell table:style-name="ce14" table:formula="of:=[.R4]" office:value-type="string" office:string-value="1" calcext:value-type="string">
            <text:p>1</text:p>
          </table:table-cell>
          <table:table-cell table:style-name="ce14" table:formula="of:=[.S4]" office:value-type="string" office:string-value="1" calcext:value-type="string">
            <text:p>1</text:p>
          </table:table-cell>
          <table:table-cell table:style-name="ce14" table:formula="of:=[.T4]" office:value-type="string" office:string-value="0" calcext:value-type="string">
            <text:p>0</text:p>
          </table:table-cell>
          <table:table-cell table:style-name="ce14" table:formula="of:=[.U4]" office:value-type="string" office:string-value="." calcext:value-type="string">
            <text:p>.</text:p>
          </table:table-cell>
          <table:table-cell table:style-name="ce14" table:formula="of:=[.V4]" office:value-type="string" office:string-value="1" calcext:value-type="string">
            <text:p>1</text:p>
          </table:table-cell>
          <table:table-cell table:style-name="ce14" table:formula="of:=[.W4]" office:value-type="string" office:string-value="1" calcext:value-type="string">
            <text:p>1</text:p>
          </table:table-cell>
          <table:table-cell table:style-name="ce14" table:formula="of:=[.X4]" office:value-type="string" office:string-value="1" calcext:value-type="string">
            <text:p>1</text:p>
          </table:table-cell>
          <table:table-cell table:style-name="ce14" table:formula="of:=[.Y4]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X1</text:p>
          </table:table-cell>
          <table:table-cell table:formula="of:=[.C4]" office:value-type="float" office:value="110" calcext:value-type="float">
            <text:p>11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B2</text:p>
          </table:table-cell>
          <table:table-cell table:style-name="ce2"/>
          <table:table-cell table:style-name="ce11" table:formula="of:=[.G5]" office:value-type="string" office:string-value="0" calcext:value-type="string">
            <text:p>0</text:p>
          </table:table-cell>
          <table:table-cell table:style-name="ce11" table:formula="of:=[.H5]" office:value-type="string" office:string-value="0" calcext:value-type="string">
            <text:p>0</text:p>
          </table:table-cell>
          <table:table-cell table:style-name="ce11" table:formula="of:=[.I5]" office:value-type="string" office:string-value="0" calcext:value-type="string">
            <text:p>0</text:p>
          </table:table-cell>
          <table:table-cell table:style-name="ce11" table:formula="of:=[.J5]" office:value-type="string" office:string-value="1" calcext:value-type="string">
            <text:p>1</text:p>
          </table:table-cell>
          <table:table-cell table:style-name="ce11" table:formula="of:=[.K4]" office:value-type="string" office:string-value="." calcext:value-type="string">
            <text:p>.</text:p>
          </table:table-cell>
          <table:table-cell table:style-name="ce11" table:formula="of:=[.L5]" office:value-type="string" office:string-value="0" calcext:value-type="string">
            <text:p>0</text:p>
          </table:table-cell>
          <table:table-cell table:style-name="ce11" table:formula="of:=[.M5]" office:value-type="string" office:string-value="0" calcext:value-type="string">
            <text:p>0</text:p>
          </table:table-cell>
          <table:table-cell table:style-name="ce11" table:formula="of:=[.N5]" office:value-type="string" office:string-value="0" calcext:value-type="string">
            <text:p>0</text:p>
          </table:table-cell>
          <table:table-cell table:style-name="ce11" table:formula="of:=[.O5]" office:value-type="string" office:string-value="0" calcext:value-type="string">
            <text:p>0</text:p>
          </table:table-cell>
          <table:table-cell table:style-name="ce11" table:formula="of:=[.P4]" office:value-type="string" office:string-value="." calcext:value-type="string">
            <text:p>.</text:p>
          </table:table-cell>
          <table:table-cell table:style-name="ce11" table:formula="of:=[.Q5]" office:value-type="string" office:string-value="1" calcext:value-type="string">
            <text:p>1</text:p>
          </table:table-cell>
          <table:table-cell table:style-name="ce11" table:formula="of:=[.R5]" office:value-type="string" office:string-value="1" calcext:value-type="string">
            <text:p>1</text:p>
          </table:table-cell>
          <table:table-cell table:style-name="ce11" table:formula="of:=[.S5]" office:value-type="string" office:string-value="1" calcext:value-type="string">
            <text:p>1</text:p>
          </table:table-cell>
          <table:table-cell table:style-name="ce11" table:formula="of:=[.T5]" office:value-type="string" office:string-value="0" calcext:value-type="string">
            <text:p>0</text:p>
          </table:table-cell>
          <table:table-cell table:style-name="ce11" table:formula="of:=[.U4]" office:value-type="string" office:string-value="." calcext:value-type="string">
            <text:p>.</text:p>
          </table:table-cell>
          <table:table-cell table:style-name="ce11" table:formula="of:=[.V5]" office:value-type="string" office:string-value="0" calcext:value-type="string">
            <text:p>0</text:p>
          </table:table-cell>
          <table:table-cell table:style-name="ce11" table:formula="of:=[.W5]" office:value-type="string" office:string-value="0" calcext:value-type="string">
            <text:p>0</text:p>
          </table:table-cell>
          <table:table-cell table:style-name="ce11" table:formula="of:=[.X5]" office:value-type="string" office:string-value="0" calcext:value-type="string">
            <text:p>0</text:p>
          </table:table-cell>
          <table:table-cell table:style-name="ce11" table:formula="of:=[.Y5]" office:value-type="string" office:string-value="0" calcext:value-type="string">
            <text:p>0</text:p>
          </table:table-cell>
          <table:table-cell/>
          <table:table-cell table:style-name="ce2"/>
          <table:table-cell table:style-name="ce10" office:value-type="string" calcext:value-type="string">
            <text:p>X2</text:p>
          </table:table-cell>
          <table:table-cell table:formula="of:=[.C5]" office:value-type="float" office:value="4320" calcext:value-type="float">
            <text:p>432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formula="of:=IF([.G19]&lt;&gt;&quot;.&quot;;MOD([.G19]+[.G18]+[.H17]; 2);&quot;.&quot;)" office:value-type="float" office:value="0" calcext:value-type="float">
            <text:p>0</text:p>
          </table:table-cell>
          <table:table-cell table:style-name="ce14" table:formula="of:=IF([.H19]&lt;&gt;&quot;.&quot;;MOD([.H19]+[.H18]+[.I17]; 2);&quot;.&quot;)" office:value-type="float" office:value="0" calcext:value-type="float">
            <text:p>0</text:p>
          </table:table-cell>
          <table:table-cell table:style-name="ce14" table:formula="of:=IF([.I19]&lt;&gt;&quot;.&quot;;MOD([.I19]+[.I18]+[.J17]; 2);&quot;.&quot;)" office:value-type="float" office:value="0" calcext:value-type="float">
            <text:p>0</text:p>
          </table:table-cell>
          <table:table-cell table:style-name="ce14" table:formula="of:=IF([.J19]&lt;&gt;&quot;.&quot;;MOD([.J19]+[.J18]+[.K17]; 2);&quot;.&quot;)" office:value-type="float" office:value="1" calcext:value-type="float">
            <text:p>1</text:p>
          </table:table-cell>
          <table:table-cell table:style-name="ce14" table:formula="of:=IF([.K19]&lt;&gt;&quot;.&quot;;MOD([.K19]+[.K18]+[.L17]; 2);&quot;.&quot;)" office:value-type="string" office:string-value="." calcext:value-type="string">
            <text:p>.</text:p>
          </table:table-cell>
          <table:table-cell table:style-name="ce14" table:formula="of:=IF([.L19]&lt;&gt;&quot;.&quot;;MOD([.L19]+[.L18]+[.M17]; 2);&quot;.&quot;)" office:value-type="float" office:value="0" calcext:value-type="float">
            <text:p>0</text:p>
          </table:table-cell>
          <table:table-cell table:style-name="ce14" table:formula="of:=IF([.M19]&lt;&gt;&quot;.&quot;;MOD([.M19]+[.M18]+[.N17]; 2);&quot;.&quot;)" office:value-type="float" office:value="0" calcext:value-type="float">
            <text:p>0</text:p>
          </table:table-cell>
          <table:table-cell table:style-name="ce14" table:formula="of:=IF([.N19]&lt;&gt;&quot;.&quot;;MOD([.N19]+[.N18]+[.O17]; 2);&quot;.&quot;)" office:value-type="float" office:value="0" calcext:value-type="float">
            <text:p>0</text:p>
          </table:table-cell>
          <table:table-cell table:style-name="ce14" table:formula="of:=IF([.O19]&lt;&gt;&quot;.&quot;;MOD([.O19]+[.O18]+[.P17]; 2);&quot;.&quot;)" office:value-type="float" office:value="1" calcext:value-type="float">
            <text:p>1</text:p>
          </table:table-cell>
          <table:table-cell table:style-name="ce14" table:formula="of:=IF([.P19]&lt;&gt;&quot;.&quot;;MOD([.P19]+[.P18]+[.Q17]; 2);&quot;.&quot;)" office:value-type="string" office:string-value="." calcext:value-type="string">
            <text:p>.</text:p>
          </table:table-cell>
          <table:table-cell table:style-name="ce14" table:formula="of:=IF([.Q19]&lt;&gt;&quot;.&quot;;MOD([.Q19]+[.Q18]+[.R17]; 2);&quot;.&quot;)" office:value-type="float" office:value="0" calcext:value-type="float">
            <text:p>0</text:p>
          </table:table-cell>
          <table:table-cell table:style-name="ce14" table:formula="of:=IF([.R19]&lt;&gt;&quot;.&quot;;MOD([.R19]+[.R18]+[.S17]; 2);&quot;.&quot;)" office:value-type="float" office:value="1" calcext:value-type="float">
            <text:p>1</text:p>
          </table:table-cell>
          <table:table-cell table:style-name="ce14" table:formula="of:=IF([.S19]&lt;&gt;&quot;.&quot;;MOD([.S19]+[.S18]+[.T17]; 2);&quot;.&quot;)" office:value-type="float" office:value="0" calcext:value-type="float">
            <text:p>0</text:p>
          </table:table-cell>
          <table:table-cell table:style-name="ce14" table:formula="of:=IF([.T19]&lt;&gt;&quot;.&quot;;MOD([.T19]+[.T18]+[.U17]; 2);&quot;.&quot;)" office:value-type="float" office:value="0" calcext:value-type="float">
            <text:p>0</text:p>
          </table:table-cell>
          <table:table-cell table:style-name="ce14" table:formula="of:=IF([.U19]&lt;&gt;&quot;.&quot;;MOD([.U19]+[.U18]+[.V17]; 2);&quot;.&quot;)" office:value-type="string" office:string-value="." calcext:value-type="string">
            <text:p>.</text:p>
          </table:table-cell>
          <table:table-cell table:style-name="ce14" table:formula="of:=IF([.V19]&lt;&gt;&quot;.&quot;;MOD([.V19]+[.V18]+[.W17]; 2);&quot;.&quot;)" office:value-type="float" office:value="1" calcext:value-type="float">
            <text:p>1</text:p>
          </table:table-cell>
          <table:table-cell table:style-name="ce14" table:formula="of:=IF([.W19]&lt;&gt;&quot;.&quot;;MOD([.W19]+[.W18]+[.X17]; 2);&quot;.&quot;)" office:value-type="float" office:value="1" calcext:value-type="float">
            <text:p>1</text:p>
          </table:table-cell>
          <table:table-cell table:style-name="ce14" table:formula="of:=IF([.X19]&lt;&gt;&quot;.&quot;;MOD([.X19]+[.X18]+[.Y17]; 2);&quot;.&quot;)" office:value-type="float" office:value="1" calcext:value-type="float">
            <text:p>1</text:p>
          </table:table-cell>
          <table:table-cell table:style-name="ce14" table:formula="of:=IF([.Y19]&lt;&gt;&quot;.&quot;;MOD([.Y19]+[.Y18]+[.Z17]; 2);&quot;.&quot;)" office:value-type="float" office:value="0" calcext:value-type="float">
            <text:p>0</text:p>
          </table:table-cell>
          <table:table-cell/>
          <table:table-cell table:style-name="ce2" table:formula="of:=IF([.G20]=1;([.G20]*32768+[.H20]*16384+[.I20]*8192+[.J20]*4096+[.L20]*2048+[.M20]*1024+[.N20]*512+[.O20]*256+[.Q20]*128+[.R20]*64+[.S20]*32+[.T20]*16+[.V20]*8+[.W20]*4+[.X20]*2+[.Y20]*1)-65536;[.G20]*32768+[.H20]*16384+[.I20]*8192+[.J20]*4096+[.L20]*2048+[.M20]*1024+[.N20]*512+[.O20]*256+[.Q20]*128+[.R20]*64+[.S20]*32+[.T20]*16+[.V20]*8+[.W20]*4+[.X20]*2+[.Y20]*1)" office:value-type="float" office:value="4430" calcext:value-type="float">
            <text:p>4430</text:p>
          </table:table-cell>
          <table:table-cell/>
          <table:table-cell table:formula="of:=[.AC18]+[.AC19]" office:value-type="float" office:value="4430" calcext:value-type="float">
            <text:p>4430</text:p>
          </table:table-cell>
          <table:table-cell/>
          <table:table-cell table:formula="of:=IF([.W22]=0;IF(AND([.AA20]=[.AC20];[.H22]=0);[.$AE$2];[.$AE$4]);IF([.G20]=1;[.$AE$3];[.$AE$5]))" office:value-type="string" office:string-value="Ошибок нет" calcext:value-type="string">
            <text:p>Ошибок нет</text:p>
          </table:table-cell>
          <table:table-cell table:style-name="ce1" table:number-columns-repeated="16353"/>
        </table:table-row>
        <table:table-row table:style-name="ro2">
          <table:table-cell table:number-columns-repeated="26"/>
          <table:table-cell table:style-name="ce2"/>
          <table:table-cell table:number-columns-repeated="4"/>
          <table:table-cell table:style-name="ce1" table:number-columns-repeated="16353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3" table:formula="of:=[.G17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style-name="ce3" table:formula="of:=MOD(SUM([.V20:.Y20])+SUM([.Q20:.T20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3" table:formula="of:=[.U17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3" table:formula="of:=IF([.AA20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3" table:formula="of:=[.G20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3" table:formula="of:=MOD([.H17]+[.G17];2)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4"/>
          <table:table-cell table:style-name="ce1" table:number-columns-repeated="16353"/>
        </table:table-row>
        <table:table-row table:style-name="ro2" table:number-rows-repeated="2">
          <table:table-cell table:number-columns-repeated="26"/>
          <table:table-cell table:style-name="ce2"/>
          <table:table-cell table:number-columns-repeated="4"/>
          <table:table-cell table:style-name="ce1" table:number-columns-repeated="16353"/>
        </table:table-row>
        <table:table-row table:style-name="ro2">
          <table:table-cell table:number-columns-repeated="5"/>
          <table:table-cell table:style-name="ce9" table:formula="of:=IF([.G26]+[.G27]+[.G25]&gt;=2;1;0)" office:value-type="float" office:value="0" calcext:value-type="float">
            <text:p>0</text:p>
          </table:table-cell>
          <table:table-cell table:style-name="ce9" table:formula="of:=IF([.G26]&lt;&gt;&quot;.&quot;;INT(([.G26]+[.G27]+[.H25])/2);[.H25])" office:value-type="float" office:value="0" calcext:value-type="float">
            <text:p>0</text:p>
          </table:table-cell>
          <table:table-cell table:style-name="ce9" table:formula="of:=IF([.H26]&lt;&gt;&quot;.&quot;;INT(([.H26]+[.H27]+[.I25])/2);[.I25])" office:value-type="float" office:value="0" calcext:value-type="float">
            <text:p>0</text:p>
          </table:table-cell>
          <table:table-cell table:style-name="ce9" table:formula="of:=IF([.I26]&lt;&gt;&quot;.&quot;;INT(([.I26]+[.I27]+[.J25])/2);[.J25])" office:value-type="float" office:value="0" calcext:value-type="float">
            <text:p>0</text:p>
          </table:table-cell>
          <table:table-cell table:style-name="ce9" table:formula="of:=IF([.J26]&lt;&gt;&quot;.&quot;;INT(([.J26]+[.J27]+[.K25])/2);[.K25])" office:value-type="float" office:value="1" calcext:value-type="float">
            <text:p>1</text:p>
          </table:table-cell>
          <table:table-cell table:style-name="ce9" table:formula="of:=IF([.K26]&lt;&gt;&quot;.&quot;;INT(([.K26]+[.K27]+[.L25])/2);[.L25])" office:value-type="float" office:value="0" calcext:value-type="float">
            <text:p>0</text:p>
          </table:table-cell>
          <table:table-cell table:style-name="ce9" table:formula="of:=IF([.L26]&lt;&gt;&quot;.&quot;;INT(([.L26]+[.L27]+[.M25])/2);[.M25])" office:value-type="float" office:value="0" calcext:value-type="float">
            <text:p>0</text:p>
          </table:table-cell>
          <table:table-cell table:style-name="ce9" table:formula="of:=IF([.M26]&lt;&gt;&quot;.&quot;;INT(([.M26]+[.M27]+[.N25])/2);[.N25])" office:value-type="float" office:value="0" calcext:value-type="float">
            <text:p>0</text:p>
          </table:table-cell>
          <table:table-cell table:style-name="ce9" table:formula="of:=IF([.N26]&lt;&gt;&quot;.&quot;;INT(([.N26]+[.N27]+[.O25])/2);[.O25])" office:value-type="float" office:value="0" calcext:value-type="float">
            <text:p>0</text:p>
          </table:table-cell>
          <table:table-cell table:style-name="ce9" table:formula="of:=IF([.O26]&lt;&gt;&quot;.&quot;;INT(([.O26]+[.O27]+[.P25])/2);[.P25])" office:value-type="float" office:value="1" calcext:value-type="float">
            <text:p>1</text:p>
          </table:table-cell>
          <table:table-cell table:style-name="ce9" table:formula="of:=IF([.P26]&lt;&gt;&quot;.&quot;;INT(([.P26]+[.P27]+[.Q25])/2);[.Q25])" office:value-type="float" office:value="1" calcext:value-type="float">
            <text:p>1</text:p>
          </table:table-cell>
          <table:table-cell table:style-name="ce9" table:formula="of:=IF([.Q26]&lt;&gt;&quot;.&quot;;INT(([.Q26]+[.Q27]+[.R25])/2);[.R25])" office:value-type="float" office:value="1" calcext:value-type="float">
            <text:p>1</text:p>
          </table:table-cell>
          <table:table-cell table:style-name="ce9" table:formula="of:=IF([.R26]&lt;&gt;&quot;.&quot;;INT(([.R26]+[.R27]+[.S25])/2);[.S25])" office:value-type="float" office:value="1" calcext:value-type="float">
            <text:p>1</text:p>
          </table:table-cell>
          <table:table-cell table:style-name="ce9" table:formula="of:=IF([.S26]&lt;&gt;&quot;.&quot;;INT(([.S26]+[.S27]+[.T25])/2);[.T25])" office:value-type="float" office:value="0" calcext:value-type="float">
            <text:p>0</text:p>
          </table:table-cell>
          <table:table-cell table:style-name="ce9" table:formula="of:=IF([.T26]&lt;&gt;&quot;.&quot;;INT(([.T26]+[.T27]+[.U25])/2);[.U25])" office:value-type="float" office:value="0" calcext:value-type="float">
            <text:p>0</text:p>
          </table:table-cell>
          <table:table-cell table:style-name="ce9" table:formula="of:=IF([.U26]&lt;&gt;&quot;.&quot;;INT(([.U26]+[.U27]+[.V25])/2);[.V25])" office:value-type="float" office:value="0" calcext:value-type="float">
            <text:p>0</text:p>
          </table:table-cell>
          <table:table-cell table:style-name="ce9" table:formula="of:=IF([.V26]&lt;&gt;&quot;.&quot;;INT(([.V26]+[.V27]+[.W25])/2);[.W25])" office:value-type="float" office:value="0" calcext:value-type="float">
            <text:p>0</text:p>
          </table:table-cell>
          <table:table-cell table:style-name="ce9" table:formula="of:=IF([.W26]&lt;&gt;&quot;.&quot;;INT(([.W26]+[.W27]+[.X25])/2);[.X25])" office:value-type="float" office:value="0" calcext:value-type="float">
            <text:p>0</text:p>
          </table:table-cell>
          <table:table-cell table:style-name="ce9" table:formula="of:=IF([.X26]&lt;&gt;&quot;.&quot;;INT(([.X26]+[.X27]+[.Y25])/2);[.Y25])" office:value-type="float" office:value="0" calcext:value-type="float">
            <text:p>0</text:p>
          </table:table-cell>
          <table:table-cell table:style-name="ce9" table:formula="of:=IF([.Y26]&lt;&gt;&quot;.&quot;;INT(([.Y26]+[.Y27]+[.Z25])/2);[.Z25])" office:value-type="float" office:value="0" calcext:value-type="float">
            <text:p>0</text:p>
          </table:table-cell>
          <table:table-cell/>
          <table:table-cell table:style-name="ce2"/>
          <table:table-cell table:number-columns-repeated="4"/>
          <table:table-cell table:style-name="ce1" table:number-columns-repeated="16353"/>
        </table:table-row>
        <table:table-row table:style-name="ro2">
          <table:table-cell table:number-columns-repeated="4"/>
          <table:table-cell table:style-name="ce2" office:value-type="string" calcext:value-type="string">
            <text:p>B2</text:p>
          </table:table-cell>
          <table:table-cell/>
          <table:table-cell table:style-name="ce8" table:formula="of:=[.G5]" office:value-type="string" office:string-value="0" calcext:value-type="string">
            <text:p>0</text:p>
          </table:table-cell>
          <table:table-cell table:style-name="ce8" table:formula="of:=[.H5]" office:value-type="string" office:string-value="0" calcext:value-type="string">
            <text:p>0</text:p>
          </table:table-cell>
          <table:table-cell table:style-name="ce8" table:formula="of:=[.I5]" office:value-type="string" office:string-value="0" calcext:value-type="string">
            <text:p>0</text:p>
          </table:table-cell>
          <table:table-cell table:style-name="ce8" table:formula="of:=[.J5]" office:value-type="string" office:string-value="1" calcext:value-type="string">
            <text:p>1</text:p>
          </table:table-cell>
          <table:table-cell table:style-name="ce8" table:formula="of:=[.K5]" office:value-type="string" office:string-value="." calcext:value-type="string">
            <text:p>.</text:p>
          </table:table-cell>
          <table:table-cell table:style-name="ce8" table:formula="of:=[.L5]" office:value-type="string" office:string-value="0" calcext:value-type="string">
            <text:p>0</text:p>
          </table:table-cell>
          <table:table-cell table:style-name="ce8" table:formula="of:=[.M5]" office:value-type="string" office:string-value="0" calcext:value-type="string">
            <text:p>0</text:p>
          </table:table-cell>
          <table:table-cell table:style-name="ce8" table:formula="of:=[.N5]" office:value-type="string" office:string-value="0" calcext:value-type="string">
            <text:p>0</text:p>
          </table:table-cell>
          <table:table-cell table:style-name="ce8" table:formula="of:=[.O5]" office:value-type="string" office:string-value="0" calcext:value-type="string">
            <text:p>0</text:p>
          </table:table-cell>
          <table:table-cell table:style-name="ce8" table:formula="of:=[.P5]" office:value-type="string" office:string-value="." calcext:value-type="string">
            <text:p>.</text:p>
          </table:table-cell>
          <table:table-cell table:style-name="ce8" table:formula="of:=[.Q5]" office:value-type="string" office:string-value="1" calcext:value-type="string">
            <text:p>1</text:p>
          </table:table-cell>
          <table:table-cell table:style-name="ce8" table:formula="of:=[.R5]" office:value-type="string" office:string-value="1" calcext:value-type="string">
            <text:p>1</text:p>
          </table:table-cell>
          <table:table-cell table:style-name="ce8" table:formula="of:=[.S5]" office:value-type="string" office:string-value="1" calcext:value-type="string">
            <text:p>1</text:p>
          </table:table-cell>
          <table:table-cell table:style-name="ce8" table:formula="of:=[.T5]" office:value-type="string" office:string-value="0" calcext:value-type="string">
            <text:p>0</text:p>
          </table:table-cell>
          <table:table-cell table:style-name="ce8" table:formula="of:=[.U5]" office:value-type="string" office:string-value="." calcext:value-type="string">
            <text:p>.</text:p>
          </table:table-cell>
          <table:table-cell table:style-name="ce8" table:formula="of:=[.V5]" office:value-type="string" office:string-value="0" calcext:value-type="string">
            <text:p>0</text:p>
          </table:table-cell>
          <table:table-cell table:style-name="ce8" table:formula="of:=[.W5]" office:value-type="string" office:string-value="0" calcext:value-type="string">
            <text:p>0</text:p>
          </table:table-cell>
          <table:table-cell table:style-name="ce8" table:formula="of:=[.X5]" office:value-type="string" office:string-value="0" calcext:value-type="string">
            <text:p>0</text:p>
          </table:table-cell>
          <table:table-cell table:style-name="ce8" table:formula="of:=[.Y5]" office:value-type="string" office:string-value="0" calcext:value-type="string">
            <text:p>0</text:p>
          </table:table-cell>
          <table:table-cell/>
          <table:table-cell table:style-name="ce2"/>
          <table:table-cell office:value-type="string" calcext:value-type="string">
            <text:p>X2=</text:p>
          </table:table-cell>
          <table:table-cell table:formula="of:=[.C5]" office:value-type="float" office:value="4320" calcext:value-type="float">
            <text:p>432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B3</text:p>
          </table:table-cell>
          <table:table-cell table:style-name="ce2"/>
          <table:table-cell table:style-name="ce13" table:formula="of:=[.G6]" office:value-type="string" office:string-value="0" calcext:value-type="string">
            <text:p>0</text:p>
          </table:table-cell>
          <table:table-cell table:style-name="ce13" table:formula="of:=[.H6]" office:value-type="string" office:string-value="0" calcext:value-type="string">
            <text:p>0</text:p>
          </table:table-cell>
          <table:table-cell table:style-name="ce13" table:formula="of:=[.I6]" office:value-type="string" office:string-value="0" calcext:value-type="string">
            <text:p>0</text:p>
          </table:table-cell>
          <table:table-cell table:style-name="ce13" table:formula="of:=[.J6]" office:value-type="string" office:string-value="1" calcext:value-type="string">
            <text:p>1</text:p>
          </table:table-cell>
          <table:table-cell table:style-name="ce13" table:formula="of:=[.K6]" office:value-type="string" office:string-value="." calcext:value-type="string">
            <text:p>.</text:p>
          </table:table-cell>
          <table:table-cell table:style-name="ce13" table:formula="of:=[.L6]" office:value-type="string" office:string-value="0" calcext:value-type="string">
            <text:p>0</text:p>
          </table:table-cell>
          <table:table-cell table:style-name="ce13" table:formula="of:=[.M6]" office:value-type="string" office:string-value="0" calcext:value-type="string">
            <text:p>0</text:p>
          </table:table-cell>
          <table:table-cell table:style-name="ce13" table:formula="of:=[.N6]" office:value-type="string" office:string-value="0" calcext:value-type="string">
            <text:p>0</text:p>
          </table:table-cell>
          <table:table-cell table:style-name="ce13" table:formula="of:=[.O6]" office:value-type="string" office:string-value="1" calcext:value-type="string">
            <text:p>1</text:p>
          </table:table-cell>
          <table:table-cell table:style-name="ce13" table:formula="of:=[.P6]" office:value-type="string" office:string-value="." calcext:value-type="string">
            <text:p>.</text:p>
          </table:table-cell>
          <table:table-cell table:style-name="ce13" table:formula="of:=[.Q6]" office:value-type="string" office:string-value="0" calcext:value-type="string">
            <text:p>0</text:p>
          </table:table-cell>
          <table:table-cell table:style-name="ce13" table:formula="of:=[.R6]" office:value-type="string" office:string-value="1" calcext:value-type="string">
            <text:p>1</text:p>
          </table:table-cell>
          <table:table-cell table:style-name="ce13" table:formula="of:=[.S6]" office:value-type="string" office:string-value="0" calcext:value-type="string">
            <text:p>0</text:p>
          </table:table-cell>
          <table:table-cell table:style-name="ce13" table:formula="of:=[.T6]" office:value-type="string" office:string-value="0" calcext:value-type="string">
            <text:p>0</text:p>
          </table:table-cell>
          <table:table-cell table:style-name="ce13" table:formula="of:=[.U6]" office:value-type="string" office:string-value="." calcext:value-type="string">
            <text:p>.</text:p>
          </table:table-cell>
          <table:table-cell table:style-name="ce13" table:formula="of:=[.V6]" office:value-type="string" office:string-value="1" calcext:value-type="string">
            <text:p>1</text:p>
          </table:table-cell>
          <table:table-cell table:style-name="ce13" table:formula="of:=[.W6]" office:value-type="string" office:string-value="1" calcext:value-type="string">
            <text:p>1</text:p>
          </table:table-cell>
          <table:table-cell table:style-name="ce13" table:formula="of:=[.X6]" office:value-type="string" office:string-value="1" calcext:value-type="string">
            <text:p>1</text:p>
          </table:table-cell>
          <table:table-cell table:style-name="ce13" table:formula="of:=[.Y6]" office:value-type="string" office:string-value="0" calcext:value-type="string">
            <text:p>0</text:p>
          </table:table-cell>
          <table:table-cell/>
          <table:table-cell table:style-name="ce2"/>
          <table:table-cell table:style-name="ce7" office:value-type="string" calcext:value-type="string">
            <text:p>X3=</text:p>
          </table:table-cell>
          <table:table-cell table:style-name="ce7" table:formula="of:=[.C6]" office:value-type="float" office:value="4430" calcext:value-type="float">
            <text:p>443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formula="of:=IF([.G27]&lt;&gt;&quot;.&quot;;MOD([.G27]+[.G26]+[.H25]; 2);&quot;.&quot;)" office:value-type="float" office:value="0" calcext:value-type="float">
            <text:p>0</text:p>
          </table:table-cell>
          <table:table-cell table:style-name="ce14" table:formula="of:=IF([.H27]&lt;&gt;&quot;.&quot;;MOD([.H27]+[.H26]+[.I25]; 2);&quot;.&quot;)" office:value-type="float" office:value="0" calcext:value-type="float">
            <text:p>0</text:p>
          </table:table-cell>
          <table:table-cell table:style-name="ce14" table:formula="of:=IF([.I27]&lt;&gt;&quot;.&quot;;MOD([.I27]+[.I26]+[.J25]; 2);&quot;.&quot;)" office:value-type="float" office:value="1" calcext:value-type="float">
            <text:p>1</text:p>
          </table:table-cell>
          <table:table-cell table:style-name="ce14" table:formula="of:=IF([.J27]&lt;&gt;&quot;.&quot;;MOD([.J27]+[.J26]+[.K25]; 2);&quot;.&quot;)" office:value-type="float" office:value="0" calcext:value-type="float">
            <text:p>0</text:p>
          </table:table-cell>
          <table:table-cell table:style-name="ce14" table:formula="of:=IF([.K27]&lt;&gt;&quot;.&quot;;MOD([.K27]+[.K26]+[.L25]; 2);&quot;.&quot;)" office:value-type="string" office:string-value="." calcext:value-type="string">
            <text:p>.</text:p>
          </table:table-cell>
          <table:table-cell table:style-name="ce14" table:formula="of:=IF([.L27]&lt;&gt;&quot;.&quot;;MOD([.L27]+[.L26]+[.M25]; 2);&quot;.&quot;)" office:value-type="float" office:value="0" calcext:value-type="float">
            <text:p>0</text:p>
          </table:table-cell>
          <table:table-cell table:style-name="ce14" table:formula="of:=IF([.M27]&lt;&gt;&quot;.&quot;;MOD([.M27]+[.M26]+[.N25]; 2);&quot;.&quot;)" office:value-type="float" office:value="0" calcext:value-type="float">
            <text:p>0</text:p>
          </table:table-cell>
          <table:table-cell table:style-name="ce14" table:formula="of:=IF([.N27]&lt;&gt;&quot;.&quot;;MOD([.N27]+[.N26]+[.O25]; 2);&quot;.&quot;)" office:value-type="float" office:value="1" calcext:value-type="float">
            <text:p>1</text:p>
          </table:table-cell>
          <table:table-cell table:style-name="ce14" table:formula="of:=IF([.O27]&lt;&gt;&quot;.&quot;;MOD([.O27]+[.O26]+[.P25]; 2);&quot;.&quot;)" office:value-type="float" office:value="0" calcext:value-type="float">
            <text:p>0</text:p>
          </table:table-cell>
          <table:table-cell table:style-name="ce14" table:formula="of:=IF([.P27]&lt;&gt;&quot;.&quot;;MOD([.P27]+[.P26]+[.Q25]; 2);&quot;.&quot;)" office:value-type="string" office:string-value="." calcext:value-type="string">
            <text:p>.</text:p>
          </table:table-cell>
          <table:table-cell table:style-name="ce14" table:formula="of:=IF([.Q27]&lt;&gt;&quot;.&quot;;MOD([.Q27]+[.Q26]+[.R25]; 2);&quot;.&quot;)" office:value-type="float" office:value="0" calcext:value-type="float">
            <text:p>0</text:p>
          </table:table-cell>
          <table:table-cell table:style-name="ce14" table:formula="of:=IF([.R27]&lt;&gt;&quot;.&quot;;MOD([.R27]+[.R26]+[.S25]; 2);&quot;.&quot;)" office:value-type="float" office:value="0" calcext:value-type="float">
            <text:p>0</text:p>
          </table:table-cell>
          <table:table-cell table:style-name="ce14" table:formula="of:=IF([.S27]&lt;&gt;&quot;.&quot;;MOD([.S27]+[.S26]+[.T25]; 2);&quot;.&quot;)" office:value-type="float" office:value="1" calcext:value-type="float">
            <text:p>1</text:p>
          </table:table-cell>
          <table:table-cell table:style-name="ce14" table:formula="of:=IF([.T27]&lt;&gt;&quot;.&quot;;MOD([.T27]+[.T26]+[.U25]; 2);&quot;.&quot;)" office:value-type="float" office:value="0" calcext:value-type="float">
            <text:p>0</text:p>
          </table:table-cell>
          <table:table-cell table:style-name="ce14" table:formula="of:=IF([.U27]&lt;&gt;&quot;.&quot;;MOD([.U27]+[.U26]+[.V25]; 2);&quot;.&quot;)" office:value-type="string" office:string-value="." calcext:value-type="string">
            <text:p>.</text:p>
          </table:table-cell>
          <table:table-cell table:style-name="ce14" table:formula="of:=IF([.V27]&lt;&gt;&quot;.&quot;;MOD([.V27]+[.V26]+[.W25]; 2);&quot;.&quot;)" office:value-type="float" office:value="1" calcext:value-type="float">
            <text:p>1</text:p>
          </table:table-cell>
          <table:table-cell table:style-name="ce14" table:formula="of:=IF([.W27]&lt;&gt;&quot;.&quot;;MOD([.W27]+[.W26]+[.X25]; 2);&quot;.&quot;)" office:value-type="float" office:value="1" calcext:value-type="float">
            <text:p>1</text:p>
          </table:table-cell>
          <table:table-cell table:style-name="ce14" table:formula="of:=IF([.X27]&lt;&gt;&quot;.&quot;;MOD([.X27]+[.X26]+[.Y25]; 2);&quot;.&quot;)" office:value-type="float" office:value="1" calcext:value-type="float">
            <text:p>1</text:p>
          </table:table-cell>
          <table:table-cell table:style-name="ce14" table:formula="of:=IF([.Y27]&lt;&gt;&quot;.&quot;;MOD([.Y27]+[.Y26]+[.Z25]; 2);&quot;.&quot;)" office:value-type="float" office:value="0" calcext:value-type="float">
            <text:p>0</text:p>
          </table:table-cell>
          <table:table-cell/>
          <table:table-cell table:style-name="ce2" table:formula="of:=IF([.G28]=1;([.G28]*32768+[.H28]*16384+[.I28]*8192+[.J28]*4096+[.L28]*2048+[.M28]*1024+[.N28]*512+[.O28]*256+[.Q28]*128+[.R28]*64+[.S28]*32+[.T28]*16+[.V28]*8+[.W28]*4+[.X28]*2+[.Y28]*1)-65536;[.G28]*32768+[.H28]*16384+[.I28]*8192+[.J28]*4096+[.L28]*2048+[.M28]*1024+[.N28]*512+[.O28]*256+[.Q28]*128+[.R28]*64+[.S28]*32+[.T28]*16+[.V28]*8+[.W28]*4+[.X28]*2+[.Y28]*1)" office:value-type="float" office:value="8750" calcext:value-type="float">
            <text:p>8750</text:p>
          </table:table-cell>
          <table:table-cell/>
          <table:table-cell table:formula="of:=[.AC26]+[.AC27]" office:value-type="float" office:value="8750" calcext:value-type="float">
            <text:p>8750</text:p>
          </table:table-cell>
          <table:table-cell/>
          <table:table-cell table:formula="of:=IF([.W30]=0;IF(AND([.AA28]=[.AC28];[.H30]=0);[.$AE$2];[.$AE$4]);IF([.G28]=1;[.$AE$3];[.$AE$5]))" office:value-type="string" office:string-value="Ошибок нет" calcext:value-type="string">
            <text:p>Ошибок нет</text:p>
          </table:table-cell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number-columns-repeated="19"/>
          <table:table-cell table:number-columns-repeated="5"/>
          <table:table-cell table:style-name="ce3"/>
          <table:table-cell table:style-name="ce1" table:number-columns-repeated="16353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3" table:formula="of:=[.G25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style-name="ce3" table:formula="of:=MOD(SUM([.V28:.Y28])+SUM([.Q28:.T28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3" table:formula="of:=[.U25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3" table:formula="of:=IF([.AA28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3" table:formula="of:=[.G28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3" table:formula="of:=MOD([.H25]+[.G25];2)" office:value-type="float" office:value="0" calcext:value-type="float">
            <text:p>0</text:p>
          </table:table-cell>
          <table:table-cell table:number-columns-repeated="8"/>
          <table:table-cell table:style-name="ce1" table:number-columns-repeated="16353"/>
        </table:table-row>
        <table:table-row table:style-name="ro2" table:number-rows-repeated="2">
          <table:table-cell table:number-columns-repeated="31"/>
          <table:table-cell table:style-name="ce1" table:number-columns-repeated="16353"/>
        </table:table-row>
        <table:table-row table:style-name="ro2">
          <table:table-cell table:number-columns-repeated="5"/>
          <table:table-cell table:style-name="ce9" table:formula="of:=IF([.G34]+[.G35]+[.G33]&gt;=2;1;0)" office:value-type="float" office:value="0" calcext:value-type="float">
            <text:p>0</text:p>
          </table:table-cell>
          <table:table-cell table:style-name="ce9" table:formula="of:=IF([.G34]&lt;&gt;&quot;.&quot;;INT(([.G34]+[.G35]+[.H33])/2);[.H33])" office:value-type="float" office:value="0" calcext:value-type="float">
            <text:p>0</text:p>
          </table:table-cell>
          <table:table-cell table:style-name="ce9" table:formula="of:=IF([.H34]&lt;&gt;&quot;.&quot;;INT(([.H34]+[.H35]+[.I33])/2);[.I33])" office:value-type="float" office:value="0" calcext:value-type="float">
            <text:p>0</text:p>
          </table:table-cell>
          <table:table-cell table:style-name="ce9" table:formula="of:=IF([.I34]&lt;&gt;&quot;.&quot;;INT(([.I34]+[.I35]+[.J33])/2);[.J33])" office:value-type="float" office:value="0" calcext:value-type="float">
            <text:p>0</text:p>
          </table:table-cell>
          <table:table-cell table:style-name="ce9" table:formula="of:=IF([.J34]&lt;&gt;&quot;.&quot;;INT(([.J34]+[.J35]+[.K33])/2);[.K33])" office:value-type="float" office:value="0" calcext:value-type="float">
            <text:p>0</text:p>
          </table:table-cell>
          <table:table-cell table:style-name="ce9" table:formula="of:=IF([.K34]&lt;&gt;&quot;.&quot;;INT(([.K34]+[.K35]+[.L33])/2);[.L33])" office:value-type="float" office:value="0" calcext:value-type="float">
            <text:p>0</text:p>
          </table:table-cell>
          <table:table-cell table:style-name="ce9" table:formula="of:=IF([.L34]&lt;&gt;&quot;.&quot;;INT(([.L34]+[.L35]+[.M33])/2);[.M33])" office:value-type="float" office:value="0" calcext:value-type="float">
            <text:p>0</text:p>
          </table:table-cell>
          <table:table-cell table:style-name="ce9" table:formula="of:=IF([.M34]&lt;&gt;&quot;.&quot;;INT(([.M34]+[.M35]+[.N33])/2);[.N33])" office:value-type="float" office:value="0" calcext:value-type="float">
            <text:p>0</text:p>
          </table:table-cell>
          <table:table-cell table:style-name="ce9" table:formula="of:=IF([.N34]&lt;&gt;&quot;.&quot;;INT(([.N34]+[.N35]+[.O33])/2);[.O33])" office:value-type="float" office:value="0" calcext:value-type="float">
            <text:p>0</text:p>
          </table:table-cell>
          <table:table-cell table:style-name="ce9" table:formula="of:=IF([.O34]&lt;&gt;&quot;.&quot;;INT(([.O34]+[.O35]+[.P33])/2);[.P33])" office:value-type="float" office:value="0" calcext:value-type="float">
            <text:p>0</text:p>
          </table:table-cell>
          <table:table-cell table:style-name="ce9" table:formula="of:=IF([.P34]&lt;&gt;&quot;.&quot;;INT(([.P34]+[.P35]+[.Q33])/2);[.Q33])" office:value-type="float" office:value="0" calcext:value-type="float">
            <text:p>0</text:p>
          </table:table-cell>
          <table:table-cell table:style-name="ce9" table:formula="of:=IF([.Q34]&lt;&gt;&quot;.&quot;;INT(([.Q34]+[.Q35]+[.R33])/2);[.R33])" office:value-type="float" office:value="0" calcext:value-type="float">
            <text:p>0</text:p>
          </table:table-cell>
          <table:table-cell table:style-name="ce9" table:formula="of:=IF([.R34]&lt;&gt;&quot;.&quot;;INT(([.R34]+[.R35]+[.S33])/2);[.S33])" office:value-type="float" office:value="0" calcext:value-type="float">
            <text:p>0</text:p>
          </table:table-cell>
          <table:table-cell table:style-name="ce9" table:formula="of:=IF([.S34]&lt;&gt;&quot;.&quot;;INT(([.S34]+[.S35]+[.T33])/2);[.T33])" office:value-type="float" office:value="0" calcext:value-type="float">
            <text:p>0</text:p>
          </table:table-cell>
          <table:table-cell table:style-name="ce9" table:formula="of:=IF([.T34]&lt;&gt;&quot;.&quot;;INT(([.T34]+[.T35]+[.U33])/2);[.U33])" office:value-type="float" office:value="0" calcext:value-type="float">
            <text:p>0</text:p>
          </table:table-cell>
          <table:table-cell table:style-name="ce9" table:formula="of:=IF([.U34]&lt;&gt;&quot;.&quot;;INT(([.U34]+[.U35]+[.V33])/2);[.V33])" office:value-type="float" office:value="0" calcext:value-type="float">
            <text:p>0</text:p>
          </table:table-cell>
          <table:table-cell table:style-name="ce9" table:formula="of:=IF([.V34]&lt;&gt;&quot;.&quot;;INT(([.V34]+[.V35]+[.W33])/2);[.W33])" office:value-type="float" office:value="0" calcext:value-type="float">
            <text:p>0</text:p>
          </table:table-cell>
          <table:table-cell table:style-name="ce9" table:formula="of:=IF([.W34]&lt;&gt;&quot;.&quot;;INT(([.W34]+[.W35]+[.X33])/2);[.X33])" office:value-type="float" office:value="0" calcext:value-type="float">
            <text:p>0</text:p>
          </table:table-cell>
          <table:table-cell table:style-name="ce9" table:formula="of:=IF([.X34]&lt;&gt;&quot;.&quot;;INT(([.X34]+[.X35]+[.Y33])/2);[.Y33])" office:value-type="float" office:value="0" calcext:value-type="float">
            <text:p>0</text:p>
          </table:table-cell>
          <table:table-cell table:style-name="ce9" table:formula="of:=IF([.Y34]&lt;&gt;&quot;.&quot;;INT(([.Y34]+[.Y35]+[.Z33])/2);[.Z33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4"/>
          <table:table-cell table:style-name="ce2" office:value-type="string" calcext:value-type="string">
            <text:p>B2</text:p>
          </table:table-cell>
          <table:table-cell/>
          <table:table-cell table:style-name="ce14" table:formula="of:=[.G5]" office:value-type="string" office:string-value="0" calcext:value-type="string">
            <text:p>0</text:p>
          </table:table-cell>
          <table:table-cell table:style-name="ce14" table:formula="of:=[.H5]" office:value-type="string" office:string-value="0" calcext:value-type="string">
            <text:p>0</text:p>
          </table:table-cell>
          <table:table-cell table:style-name="ce14" table:formula="of:=[.I5]" office:value-type="string" office:string-value="0" calcext:value-type="string">
            <text:p>0</text:p>
          </table:table-cell>
          <table:table-cell table:style-name="ce14" table:formula="of:=[.J5]" office:value-type="string" office:string-value="1" calcext:value-type="string">
            <text:p>1</text:p>
          </table:table-cell>
          <table:table-cell table:style-name="ce14" table:formula="of:=[.K5]" office:value-type="string" office:string-value="." calcext:value-type="string">
            <text:p>.</text:p>
          </table:table-cell>
          <table:table-cell table:style-name="ce14" table:formula="of:=[.L5]" office:value-type="string" office:string-value="0" calcext:value-type="string">
            <text:p>0</text:p>
          </table:table-cell>
          <table:table-cell table:style-name="ce14" table:formula="of:=[.M5]" office:value-type="string" office:string-value="0" calcext:value-type="string">
            <text:p>0</text:p>
          </table:table-cell>
          <table:table-cell table:style-name="ce14" table:formula="of:=[.N5]" office:value-type="string" office:string-value="0" calcext:value-type="string">
            <text:p>0</text:p>
          </table:table-cell>
          <table:table-cell table:style-name="ce14" table:formula="of:=[.O5]" office:value-type="string" office:string-value="0" calcext:value-type="string">
            <text:p>0</text:p>
          </table:table-cell>
          <table:table-cell table:style-name="ce14" table:formula="of:=[.P5]" office:value-type="string" office:string-value="." calcext:value-type="string">
            <text:p>.</text:p>
          </table:table-cell>
          <table:table-cell table:style-name="ce14" table:formula="of:=[.Q5]" office:value-type="string" office:string-value="1" calcext:value-type="string">
            <text:p>1</text:p>
          </table:table-cell>
          <table:table-cell table:style-name="ce14" table:formula="of:=[.R5]" office:value-type="string" office:string-value="1" calcext:value-type="string">
            <text:p>1</text:p>
          </table:table-cell>
          <table:table-cell table:style-name="ce14" table:formula="of:=[.S5]" office:value-type="string" office:string-value="1" calcext:value-type="string">
            <text:p>1</text:p>
          </table:table-cell>
          <table:table-cell table:style-name="ce14" table:formula="of:=[.T5]" office:value-type="string" office:string-value="0" calcext:value-type="string">
            <text:p>0</text:p>
          </table:table-cell>
          <table:table-cell table:style-name="ce14" table:formula="of:=[.U5]" office:value-type="string" office:string-value="." calcext:value-type="string">
            <text:p>.</text:p>
          </table:table-cell>
          <table:table-cell table:style-name="ce14" table:formula="of:=[.V5]" office:value-type="string" office:string-value="0" calcext:value-type="string">
            <text:p>0</text:p>
          </table:table-cell>
          <table:table-cell table:style-name="ce14" table:formula="of:=[.W5]" office:value-type="string" office:string-value="0" calcext:value-type="string">
            <text:p>0</text:p>
          </table:table-cell>
          <table:table-cell table:style-name="ce14" table:formula="of:=[.X5]" office:value-type="string" office:string-value="0" calcext:value-type="string">
            <text:p>0</text:p>
          </table:table-cell>
          <table:table-cell table:style-name="ce14" table:formula="of:=[.Y5]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X2=</text:p>
          </table:table-cell>
          <table:table-cell table:formula="of:=[.C5]" office:value-type="float" office:value="4320" calcext:value-type="float">
            <text:p>432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B7</text:p>
          </table:table-cell>
          <table:table-cell table:style-name="ce2"/>
          <table:table-cell table:style-name="ce11" table:formula="of:=[.G10]" office:value-type="string" office:string-value="1" calcext:value-type="string">
            <text:p>1</text:p>
          </table:table-cell>
          <table:table-cell table:style-name="ce11" table:formula="of:=[.H21]" office:value-type="float" office:value="0" calcext:value-type="float">
            <text:p>0</text:p>
          </table:table-cell>
          <table:table-cell table:style-name="ce11" table:formula="of:=[.I21]" office:value-type="float" office:value="0" calcext:value-type="float">
            <text:p>0</text:p>
          </table:table-cell>
          <table:table-cell table:style-name="ce11" table:formula="of:=[.J21]" office:value-type="float" office:value="0" calcext:value-type="float">
            <text:p>0</text:p>
          </table:table-cell>
          <table:table-cell table:style-name="ce11" table:formula="of:=[.K20]" office:value-type="string" office:string-value="." calcext:value-type="string">
            <text:p>.</text:p>
          </table:table-cell>
          <table:table-cell table:style-name="ce11" table:formula="of:=[.L21]" office:value-type="float" office:value="0" calcext:value-type="float">
            <text:p>0</text:p>
          </table:table-cell>
          <table:table-cell table:style-name="ce11" table:formula="of:=[.M21]" office:value-type="float" office:value="0" calcext:value-type="float">
            <text:p>0</text:p>
          </table:table-cell>
          <table:table-cell table:style-name="ce11" table:formula="of:=[.N21]" office:value-type="float" office:value="0" calcext:value-type="float">
            <text:p>0</text:p>
          </table:table-cell>
          <table:table-cell table:style-name="ce11" table:formula="of:=[.O21]" office:value-type="float" office:value="0" calcext:value-type="float">
            <text:p>0</text:p>
          </table:table-cell>
          <table:table-cell table:style-name="ce11" table:formula="of:=[.P20]" office:value-type="string" office:string-value="." calcext:value-type="string">
            <text:p>.</text:p>
          </table:table-cell>
          <table:table-cell table:style-name="ce11" table:formula="of:=[.Q21]" office:value-type="float" office:value="0" calcext:value-type="float">
            <text:p>0</text:p>
          </table:table-cell>
          <table:table-cell table:style-name="ce11" table:formula="of:=[.R21]" office:value-type="float" office:value="0" calcext:value-type="float">
            <text:p>0</text:p>
          </table:table-cell>
          <table:table-cell table:style-name="ce11" table:formula="of:=[.S21]" office:value-type="float" office:value="0" calcext:value-type="float">
            <text:p>0</text:p>
          </table:table-cell>
          <table:table-cell table:style-name="ce11" table:formula="of:=[.T21]" office:value-type="float" office:value="0" calcext:value-type="float">
            <text:p>0</text:p>
          </table:table-cell>
          <table:table-cell table:style-name="ce11" table:formula="of:=[.U20]" office:value-type="string" office:string-value="." calcext:value-type="string">
            <text:p>.</text:p>
          </table:table-cell>
          <table:table-cell table:style-name="ce11" table:formula="of:=[.V21]" office:value-type="float" office:value="0" calcext:value-type="float">
            <text:p>0</text:p>
          </table:table-cell>
          <table:table-cell table:style-name="ce11" table:formula="of:=[.W21]" office:value-type="float" office:value="0" calcext:value-type="float">
            <text:p>0</text:p>
          </table:table-cell>
          <table:table-cell table:style-name="ce11" table:formula="of:=[.X21]" office:value-type="float" office:value="0" calcext:value-type="float">
            <text:p>0</text:p>
          </table:table-cell>
          <table:table-cell table:style-name="ce11" table:formula="of:=[.Y21]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X7=</text:p>
          </table:table-cell>
          <table:table-cell table:style-name="ce7" table:formula="of:=[.C10]" office:value-type="float" office:value="-110" calcext:value-type="float">
            <text:p>-11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formula="of:=IF([.G35]&lt;&gt;&quot;.&quot;;MOD([.G35]+[.G34]+[.H33]; 2);&quot;.&quot;)" office:value-type="float" office:value="1" calcext:value-type="float">
            <text:p>1</text:p>
          </table:table-cell>
          <table:table-cell table:style-name="ce14" table:formula="of:=IF([.H35]&lt;&gt;&quot;.&quot;;MOD([.H35]+[.H34]+[.I33]; 2);&quot;.&quot;)" office:value-type="float" office:value="0" calcext:value-type="float">
            <text:p>0</text:p>
          </table:table-cell>
          <table:table-cell table:style-name="ce14" table:formula="of:=IF([.I35]&lt;&gt;&quot;.&quot;;MOD([.I35]+[.I34]+[.J33]; 2);&quot;.&quot;)" office:value-type="float" office:value="0" calcext:value-type="float">
            <text:p>0</text:p>
          </table:table-cell>
          <table:table-cell table:style-name="ce14" table:formula="of:=IF([.J35]&lt;&gt;&quot;.&quot;;MOD([.J35]+[.J34]+[.K33]; 2);&quot;.&quot;)" office:value-type="float" office:value="1" calcext:value-type="float">
            <text:p>1</text:p>
          </table:table-cell>
          <table:table-cell table:style-name="ce14" table:formula="of:=IF([.K35]&lt;&gt;&quot;.&quot;;MOD([.K35]+[.K34]+[.L33]; 2);&quot;.&quot;)" office:value-type="string" office:string-value="." calcext:value-type="string">
            <text:p>.</text:p>
          </table:table-cell>
          <table:table-cell table:style-name="ce14" table:formula="of:=IF([.L35]&lt;&gt;&quot;.&quot;;MOD([.L35]+[.L34]+[.M33]; 2);&quot;.&quot;)" office:value-type="float" office:value="0" calcext:value-type="float">
            <text:p>0</text:p>
          </table:table-cell>
          <table:table-cell table:style-name="ce14" table:formula="of:=IF([.M35]&lt;&gt;&quot;.&quot;;MOD([.M35]+[.M34]+[.N33]; 2);&quot;.&quot;)" office:value-type="float" office:value="0" calcext:value-type="float">
            <text:p>0</text:p>
          </table:table-cell>
          <table:table-cell table:style-name="ce14" table:formula="of:=IF([.N35]&lt;&gt;&quot;.&quot;;MOD([.N35]+[.N34]+[.O33]; 2);&quot;.&quot;)" office:value-type="float" office:value="0" calcext:value-type="float">
            <text:p>0</text:p>
          </table:table-cell>
          <table:table-cell table:style-name="ce14" table:formula="of:=IF([.O35]&lt;&gt;&quot;.&quot;;MOD([.O35]+[.O34]+[.P33]; 2);&quot;.&quot;)" office:value-type="float" office:value="0" calcext:value-type="float">
            <text:p>0</text:p>
          </table:table-cell>
          <table:table-cell table:style-name="ce14" table:formula="of:=IF([.P35]&lt;&gt;&quot;.&quot;;MOD([.P35]+[.P34]+[.Q33]; 2);&quot;.&quot;)" office:value-type="string" office:string-value="." calcext:value-type="string">
            <text:p>.</text:p>
          </table:table-cell>
          <table:table-cell table:style-name="ce14" table:formula="of:=IF([.Q35]&lt;&gt;&quot;.&quot;;MOD([.Q35]+[.Q34]+[.R33]; 2);&quot;.&quot;)" office:value-type="float" office:value="1" calcext:value-type="float">
            <text:p>1</text:p>
          </table:table-cell>
          <table:table-cell table:style-name="ce14" table:formula="of:=IF([.R35]&lt;&gt;&quot;.&quot;;MOD([.R35]+[.R34]+[.S33]; 2);&quot;.&quot;)" office:value-type="float" office:value="1" calcext:value-type="float">
            <text:p>1</text:p>
          </table:table-cell>
          <table:table-cell table:style-name="ce14" table:formula="of:=IF([.S35]&lt;&gt;&quot;.&quot;;MOD([.S35]+[.S34]+[.T33]; 2);&quot;.&quot;)" office:value-type="float" office:value="1" calcext:value-type="float">
            <text:p>1</text:p>
          </table:table-cell>
          <table:table-cell table:style-name="ce14" table:formula="of:=IF([.T35]&lt;&gt;&quot;.&quot;;MOD([.T35]+[.T34]+[.U33]; 2);&quot;.&quot;)" office:value-type="float" office:value="0" calcext:value-type="float">
            <text:p>0</text:p>
          </table:table-cell>
          <table:table-cell table:style-name="ce14" table:formula="of:=IF([.U35]&lt;&gt;&quot;.&quot;;MOD([.U35]+[.U34]+[.V33]; 2);&quot;.&quot;)" office:value-type="string" office:string-value="." calcext:value-type="string">
            <text:p>.</text:p>
          </table:table-cell>
          <table:table-cell table:style-name="ce14" table:formula="of:=IF([.V35]&lt;&gt;&quot;.&quot;;MOD([.V35]+[.V34]+[.W33]; 2);&quot;.&quot;)" office:value-type="float" office:value="0" calcext:value-type="float">
            <text:p>0</text:p>
          </table:table-cell>
          <table:table-cell table:style-name="ce14" table:formula="of:=IF([.W35]&lt;&gt;&quot;.&quot;;MOD([.W35]+[.W34]+[.X33]; 2);&quot;.&quot;)" office:value-type="float" office:value="0" calcext:value-type="float">
            <text:p>0</text:p>
          </table:table-cell>
          <table:table-cell table:style-name="ce14" table:formula="of:=IF([.X35]&lt;&gt;&quot;.&quot;;MOD([.X35]+[.X34]+[.Y33]; 2);&quot;.&quot;)" office:value-type="float" office:value="0" calcext:value-type="float">
            <text:p>0</text:p>
          </table:table-cell>
          <table:table-cell table:style-name="ce14" table:formula="of:=IF([.Y35]&lt;&gt;&quot;.&quot;;MOD([.Y35]+[.Y34]+[.Z33]; 2);&quot;.&quot;)" office:value-type="float" office:value="0" calcext:value-type="float">
            <text:p>0</text:p>
          </table:table-cell>
          <table:table-cell/>
          <table:table-cell table:style-name="ce2" table:formula="of:=IF([.G36]=1;([.G36]*32768+[.H36]*16384+[.I36]*8192+[.J36]*4096+[.L36]*2048+[.M36]*1024+[.N36]*512+[.O36]*256+[.Q36]*128+[.R36]*64+[.S36]*32+[.T36]*16+[.V36]*8+[.W36]*4+[.X36]*2+[.Y36]*1)-65536;[.G36]*32768+[.H36]*16384+[.I36]*8192+[.J36]*4096+[.L36]*2048+[.M36]*1024+[.N36]*512+[.O36]*256+[.Q36]*128+[.R36]*64+[.S36]*32+[.T36]*16+[.V36]*8+[.W36]*4+[.X36]*2+[.Y36]*1)" office:value-type="float" office:value="-28448" calcext:value-type="float">
            <text:p>-28448</text:p>
          </table:table-cell>
          <table:table-cell/>
          <table:table-cell table:formula="of:=[.AC34]+[.AC35]" office:value-type="float" office:value="4210" calcext:value-type="float">
            <text:p>4210</text:p>
          </table:table-cell>
          <table:table-cell/>
          <table:table-cell table:formula="of:=IF([.W38]=0;IF(AND([.AA36]=[.AC36];[.H38]=0);[.$AE$2];[.$AE$4]);IF([.G36]=1;[.$AE$3];[.$AE$5]))" office:value-type="string" office:string-value="Результат правильный, CF не учитывается" calcext:value-type="string">
            <text:p>Результат правильный, CF не учитывается</text:p>
          </table:table-cell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number-columns-repeated="19"/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3" table:formula="of:=[.G33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style-name="ce3" table:formula="of:=MOD(SUM([.V36:.Y36])+SUM([.Q36:.T36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style-name="ce3" table:formula="of:=[.U33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3" table:formula="of:=IF([.AA36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3" table:formula="of:=[.G36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3" table:formula="of:=MOD([.H33]+[.G33];2)" office:value-type="float" office:value="0" calcext:value-type="float">
            <text:p>0</text:p>
          </table:table-cell>
          <table:table-cell table:number-columns-repeated="8"/>
          <table:table-cell table:style-name="ce1" table:number-columns-repeated="16353"/>
        </table:table-row>
        <table:table-row table:style-name="ro2" table:number-rows-repeated="2">
          <table:table-cell table:number-columns-repeated="31"/>
          <table:table-cell table:style-name="ce1" table:number-columns-repeated="16353"/>
        </table:table-row>
        <table:table-row table:style-name="ro2">
          <table:table-cell table:number-columns-repeated="5"/>
          <table:table-cell table:style-name="ce9" table:formula="of:=IF([.G42]+[.G43]+[.G41]&gt;=2;1;0)" office:value-type="float" office:value="1" calcext:value-type="float">
            <text:p>1</text:p>
          </table:table-cell>
          <table:table-cell table:style-name="ce9" table:formula="of:=IF([.G42]&lt;&gt;&quot;.&quot;;INT(([.G42]+[.G43]+[.H41])/2);[.H41])" office:value-type="float" office:value="1" calcext:value-type="float">
            <text:p>1</text:p>
          </table:table-cell>
          <table:table-cell table:style-name="ce9" table:formula="of:=IF([.H42]&lt;&gt;&quot;.&quot;;INT(([.H42]+[.H43]+[.I41])/2);[.I41])" office:value-type="float" office:value="1" calcext:value-type="float">
            <text:p>1</text:p>
          </table:table-cell>
          <table:table-cell table:style-name="ce9" table:formula="of:=IF([.I42]&lt;&gt;&quot;.&quot;;INT(([.I42]+[.I43]+[.J41])/2);[.J41])" office:value-type="float" office:value="1" calcext:value-type="float">
            <text:p>1</text:p>
          </table:table-cell>
          <table:table-cell table:style-name="ce9" table:formula="of:=IF([.J42]&lt;&gt;&quot;.&quot;;INT(([.J42]+[.J43]+[.K41])/2);[.K41])" office:value-type="float" office:value="1" calcext:value-type="float">
            <text:p>1</text:p>
          </table:table-cell>
          <table:table-cell table:style-name="ce9" table:formula="of:=IF([.K42]&lt;&gt;&quot;.&quot;;INT(([.K42]+[.K43]+[.L41])/2);[.L41])" office:value-type="float" office:value="1" calcext:value-type="float">
            <text:p>1</text:p>
          </table:table-cell>
          <table:table-cell table:style-name="ce9" table:formula="of:=IF([.L42]&lt;&gt;&quot;.&quot;;INT(([.L42]+[.L43]+[.M41])/2);[.M41])" office:value-type="float" office:value="1" calcext:value-type="float">
            <text:p>1</text:p>
          </table:table-cell>
          <table:table-cell table:style-name="ce9" table:formula="of:=IF([.M42]&lt;&gt;&quot;.&quot;;INT(([.M42]+[.M43]+[.N41])/2);[.N41])" office:value-type="float" office:value="1" calcext:value-type="float">
            <text:p>1</text:p>
          </table:table-cell>
          <table:table-cell table:style-name="ce9" table:formula="of:=IF([.N42]&lt;&gt;&quot;.&quot;;INT(([.N42]+[.N43]+[.O41])/2);[.O41])" office:value-type="float" office:value="1" calcext:value-type="float">
            <text:p>1</text:p>
          </table:table-cell>
          <table:table-cell table:style-name="ce9" table:formula="of:=IF([.O42]&lt;&gt;&quot;.&quot;;INT(([.O42]+[.O43]+[.P41])/2);[.P41])" office:value-type="float" office:value="1" calcext:value-type="float">
            <text:p>1</text:p>
          </table:table-cell>
          <table:table-cell table:style-name="ce9" table:formula="of:=IF([.P42]&lt;&gt;&quot;.&quot;;INT(([.P42]+[.P43]+[.Q41])/2);[.Q41])" office:value-type="float" office:value="0" calcext:value-type="float">
            <text:p>0</text:p>
          </table:table-cell>
          <table:table-cell table:style-name="ce9" table:formula="of:=IF([.Q42]&lt;&gt;&quot;.&quot;;INT(([.Q42]+[.Q43]+[.R41])/2);[.R41])" office:value-type="float" office:value="0" calcext:value-type="float">
            <text:p>0</text:p>
          </table:table-cell>
          <table:table-cell table:style-name="ce9" table:formula="of:=IF([.R42]&lt;&gt;&quot;.&quot;;INT(([.R42]+[.R43]+[.S41])/2);[.S41])" office:value-type="float" office:value="0" calcext:value-type="float">
            <text:p>0</text:p>
          </table:table-cell>
          <table:table-cell table:style-name="ce9" table:formula="of:=IF([.S42]&lt;&gt;&quot;.&quot;;INT(([.S42]+[.S43]+[.T41])/2);[.T41])" office:value-type="float" office:value="0" calcext:value-type="float">
            <text:p>0</text:p>
          </table:table-cell>
          <table:table-cell table:style-name="ce9" table:formula="of:=IF([.T42]&lt;&gt;&quot;.&quot;;INT(([.T42]+[.T43]+[.U41])/2);[.U41])" office:value-type="float" office:value="0" calcext:value-type="float">
            <text:p>0</text:p>
          </table:table-cell>
          <table:table-cell table:style-name="ce9" table:formula="of:=IF([.U42]&lt;&gt;&quot;.&quot;;INT(([.U42]+[.U43]+[.V41])/2);[.V41])" office:value-type="float" office:value="0" calcext:value-type="float">
            <text:p>0</text:p>
          </table:table-cell>
          <table:table-cell table:style-name="ce9" table:formula="of:=IF([.V42]&lt;&gt;&quot;.&quot;;INT(([.V42]+[.V43]+[.W41])/2);[.W41])" office:value-type="float" office:value="0" calcext:value-type="float">
            <text:p>0</text:p>
          </table:table-cell>
          <table:table-cell table:style-name="ce9" table:formula="of:=IF([.W42]&lt;&gt;&quot;.&quot;;INT(([.W42]+[.W43]+[.X41])/2);[.X41])" office:value-type="float" office:value="0" calcext:value-type="float">
            <text:p>0</text:p>
          </table:table-cell>
          <table:table-cell table:style-name="ce9" table:formula="of:=IF([.X42]&lt;&gt;&quot;.&quot;;INT(([.X42]+[.X43]+[.Y41])/2);[.Y41])" office:value-type="float" office:value="0" calcext:value-type="float">
            <text:p>0</text:p>
          </table:table-cell>
          <table:table-cell table:style-name="ce9" table:formula="of:=IF([.Y42]&lt;&gt;&quot;.&quot;;INT(([.Y42]+[.Y43]+[.Z41])/2);[.Z41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4"/>
          <table:table-cell table:style-name="ce2" office:value-type="string" calcext:value-type="string">
            <text:p>B7</text:p>
          </table:table-cell>
          <table:table-cell/>
          <table:table-cell table:style-name="ce14" table:formula="of:=[.G10]" office:value-type="string" office:string-value="1" calcext:value-type="string">
            <text:p>1</text:p>
          </table:table-cell>
          <table:table-cell table:style-name="ce14" table:formula="of:=[.H10]" office:value-type="string" office:string-value="1" calcext:value-type="string">
            <text:p>1</text:p>
          </table:table-cell>
          <table:table-cell table:style-name="ce14" table:formula="of:=[.I10]" office:value-type="string" office:string-value="1" calcext:value-type="string">
            <text:p>1</text:p>
          </table:table-cell>
          <table:table-cell table:style-name="ce14" table:formula="of:=[.J10]" office:value-type="string" office:string-value="1" calcext:value-type="string">
            <text:p>1</text:p>
          </table:table-cell>
          <table:table-cell table:style-name="ce14" table:formula="of:=[.K10]" office:value-type="string" office:string-value="." calcext:value-type="string">
            <text:p>.</text:p>
          </table:table-cell>
          <table:table-cell table:style-name="ce14" table:formula="of:=[.L10]" office:value-type="string" office:string-value="1" calcext:value-type="string">
            <text:p>1</text:p>
          </table:table-cell>
          <table:table-cell table:style-name="ce14" table:formula="of:=[.M10]" office:value-type="string" office:string-value="1" calcext:value-type="string">
            <text:p>1</text:p>
          </table:table-cell>
          <table:table-cell table:style-name="ce14" table:formula="of:=[.N10]" office:value-type="string" office:string-value="1" calcext:value-type="string">
            <text:p>1</text:p>
          </table:table-cell>
          <table:table-cell table:style-name="ce14" table:formula="of:=[.O10]" office:value-type="string" office:string-value="1" calcext:value-type="string">
            <text:p>1</text:p>
          </table:table-cell>
          <table:table-cell table:style-name="ce14" table:formula="of:=[.P10]" office:value-type="string" office:string-value="." calcext:value-type="string">
            <text:p>.</text:p>
          </table:table-cell>
          <table:table-cell table:style-name="ce14" table:formula="of:=[.Q10]" office:value-type="string" office:string-value="1" calcext:value-type="string">
            <text:p>1</text:p>
          </table:table-cell>
          <table:table-cell table:style-name="ce14" table:formula="of:=[.R10]" office:value-type="string" office:string-value="0" calcext:value-type="string">
            <text:p>0</text:p>
          </table:table-cell>
          <table:table-cell table:style-name="ce14" table:formula="of:=[.S10]" office:value-type="string" office:string-value="0" calcext:value-type="string">
            <text:p>0</text:p>
          </table:table-cell>
          <table:table-cell table:style-name="ce14" table:formula="of:=[.T10]" office:value-type="string" office:string-value="1" calcext:value-type="string">
            <text:p>1</text:p>
          </table:table-cell>
          <table:table-cell table:style-name="ce14" table:formula="of:=[.U10]" office:value-type="string" office:string-value="." calcext:value-type="string">
            <text:p>.</text:p>
          </table:table-cell>
          <table:table-cell table:style-name="ce14" table:formula="of:=[.V10]" office:value-type="string" office:string-value="0" calcext:value-type="string">
            <text:p>0</text:p>
          </table:table-cell>
          <table:table-cell table:style-name="ce14" table:formula="of:=[.W10]" office:value-type="string" office:string-value="0" calcext:value-type="string">
            <text:p>0</text:p>
          </table:table-cell>
          <table:table-cell table:style-name="ce14" table:formula="of:=[.X10]" office:value-type="string" office:string-value="1" calcext:value-type="string">
            <text:p>1</text:p>
          </table:table-cell>
          <table:table-cell table:style-name="ce14" table:formula="of:=[.Y10]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X7=</text:p>
          </table:table-cell>
          <table:table-cell table:formula="of:=[.C10]" office:value-type="float" office:value="-110" calcext:value-type="float">
            <text:p>-11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B8</text:p>
          </table:table-cell>
          <table:table-cell table:style-name="ce2"/>
          <table:table-cell table:style-name="ce11" table:formula="of:=[.G11]" office:value-type="string" office:string-value="1" calcext:value-type="string">
            <text:p>1</text:p>
          </table:table-cell>
          <table:table-cell table:style-name="ce11" table:formula="of:=[.H11]" office:value-type="string" office:string-value="1" calcext:value-type="string">
            <text:p>1</text:p>
          </table:table-cell>
          <table:table-cell table:style-name="ce11" table:formula="of:=[.I11]" office:value-type="string" office:string-value="1" calcext:value-type="string">
            <text:p>1</text:p>
          </table:table-cell>
          <table:table-cell table:style-name="ce11" table:formula="of:=[.J11]" office:value-type="string" office:string-value="0" calcext:value-type="string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11" table:formula="of:=[.L11]" office:value-type="string" office:string-value="1" calcext:value-type="string">
            <text:p>1</text:p>
          </table:table-cell>
          <table:table-cell table:style-name="ce11" table:formula="of:=[.M11]" office:value-type="string" office:string-value="1" calcext:value-type="string">
            <text:p>1</text:p>
          </table:table-cell>
          <table:table-cell table:style-name="ce11" table:formula="of:=[.N11]" office:value-type="string" office:string-value="1" calcext:value-type="string">
            <text:p>1</text:p>
          </table:table-cell>
          <table:table-cell table:style-name="ce11" table:formula="of:=[.O11]" office:value-type="string" office:string-value="1" calcext:value-type="string">
            <text:p>1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11" table:formula="of:=[.Q11]" office:value-type="string" office:string-value="0" calcext:value-type="string">
            <text:p>0</text:p>
          </table:table-cell>
          <table:table-cell table:style-name="ce11" table:formula="of:=[.R11]" office:value-type="string" office:string-value="0" calcext:value-type="string">
            <text:p>0</text:p>
          </table:table-cell>
          <table:table-cell table:style-name="ce11" table:formula="of:=[.S11]" office:value-type="string" office:string-value="1" calcext:value-type="string">
            <text:p>1</text:p>
          </table:table-cell>
          <table:table-cell table:style-name="ce11" table:formula="of:=[.T11]" office:value-type="string" office:string-value="0" calcext:value-type="string">
            <text:p>0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11" table:formula="of:=[.V11]" office:value-type="string" office:string-value="0" calcext:value-type="string">
            <text:p>0</text:p>
          </table:table-cell>
          <table:table-cell table:style-name="ce11" table:formula="of:=[.W11]" office:value-type="string" office:string-value="0" calcext:value-type="string">
            <text:p>0</text:p>
          </table:table-cell>
          <table:table-cell table:style-name="ce11" table:formula="of:=[.X11]" office:value-type="string" office:string-value="0" calcext:value-type="string">
            <text:p>0</text:p>
          </table:table-cell>
          <table:table-cell table:style-name="ce11" table:formula="of:=[.Y11]" office:value-type="string" office:string-value="0" calcext:value-type="string">
            <text:p>0</text:p>
          </table:table-cell>
          <table:table-cell table:number-columns-repeated="2"/>
          <table:table-cell table:style-name="ce7" office:value-type="string" calcext:value-type="string">
            <text:p>X8=</text:p>
          </table:table-cell>
          <table:table-cell table:style-name="ce7" table:formula="of:=[.C11]" office:value-type="float" office:value="-4320" calcext:value-type="float">
            <text:p>-432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formula="of:=IF([.G43]&lt;&gt;&quot;.&quot;;MOD([.G43]+[.G42]+[.H41]; 2);&quot;.&quot;)" office:value-type="float" office:value="1" calcext:value-type="float">
            <text:p>1</text:p>
          </table:table-cell>
          <table:table-cell table:style-name="ce14" table:formula="of:=IF([.H43]&lt;&gt;&quot;.&quot;;MOD([.H43]+[.H42]+[.I41]; 2);&quot;.&quot;)" office:value-type="float" office:value="1" calcext:value-type="float">
            <text:p>1</text:p>
          </table:table-cell>
          <table:table-cell table:style-name="ce14" table:formula="of:=IF([.I43]&lt;&gt;&quot;.&quot;;MOD([.I43]+[.I42]+[.J41]; 2);&quot;.&quot;)" office:value-type="float" office:value="1" calcext:value-type="float">
            <text:p>1</text:p>
          </table:table-cell>
          <table:table-cell table:style-name="ce14" table:formula="of:=IF([.J43]&lt;&gt;&quot;.&quot;;MOD([.J43]+[.J42]+[.K41]; 2);&quot;.&quot;)" office:value-type="float" office:value="0" calcext:value-type="float">
            <text:p>0</text:p>
          </table:table-cell>
          <table:table-cell table:style-name="ce14" table:formula="of:=IF([.K43]&lt;&gt;&quot;.&quot;;MOD([.K43]+[.K42]+[.L41]; 2);&quot;.&quot;)" office:value-type="string" office:string-value="." calcext:value-type="string">
            <text:p>.</text:p>
          </table:table-cell>
          <table:table-cell table:style-name="ce14" table:formula="of:=IF([.L43]&lt;&gt;&quot;.&quot;;MOD([.L43]+[.L42]+[.M41]; 2);&quot;.&quot;)" office:value-type="float" office:value="1" calcext:value-type="float">
            <text:p>1</text:p>
          </table:table-cell>
          <table:table-cell table:style-name="ce14" table:formula="of:=IF([.M43]&lt;&gt;&quot;.&quot;;MOD([.M43]+[.M42]+[.N41]; 2);&quot;.&quot;)" office:value-type="float" office:value="1" calcext:value-type="float">
            <text:p>1</text:p>
          </table:table-cell>
          <table:table-cell table:style-name="ce14" table:formula="of:=IF([.N43]&lt;&gt;&quot;.&quot;;MOD([.N43]+[.N42]+[.O41]; 2);&quot;.&quot;)" office:value-type="float" office:value="1" calcext:value-type="float">
            <text:p>1</text:p>
          </table:table-cell>
          <table:table-cell table:style-name="ce14" table:formula="of:=IF([.O43]&lt;&gt;&quot;.&quot;;MOD([.O43]+[.O42]+[.P41]; 2);&quot;.&quot;)" office:value-type="float" office:value="0" calcext:value-type="float">
            <text:p>0</text:p>
          </table:table-cell>
          <table:table-cell table:style-name="ce14" table:formula="of:=IF([.P43]&lt;&gt;&quot;.&quot;;MOD([.P43]+[.P42]+[.Q41]; 2);&quot;.&quot;)" office:value-type="string" office:string-value="." calcext:value-type="string">
            <text:p>.</text:p>
          </table:table-cell>
          <table:table-cell table:style-name="ce14" table:formula="of:=IF([.Q43]&lt;&gt;&quot;.&quot;;MOD([.Q43]+[.Q42]+[.R41]; 2);&quot;.&quot;)" office:value-type="float" office:value="1" calcext:value-type="float">
            <text:p>1</text:p>
          </table:table-cell>
          <table:table-cell table:style-name="ce14" table:formula="of:=IF([.R43]&lt;&gt;&quot;.&quot;;MOD([.R43]+[.R42]+[.S41]; 2);&quot;.&quot;)" office:value-type="float" office:value="0" calcext:value-type="float">
            <text:p>0</text:p>
          </table:table-cell>
          <table:table-cell table:style-name="ce14" table:formula="of:=IF([.S43]&lt;&gt;&quot;.&quot;;MOD([.S43]+[.S42]+[.T41]; 2);&quot;.&quot;)" office:value-type="float" office:value="1" calcext:value-type="float">
            <text:p>1</text:p>
          </table:table-cell>
          <table:table-cell table:style-name="ce14" table:formula="of:=IF([.T43]&lt;&gt;&quot;.&quot;;MOD([.T43]+[.T42]+[.U41]; 2);&quot;.&quot;)" office:value-type="float" office:value="1" calcext:value-type="float">
            <text:p>1</text:p>
          </table:table-cell>
          <table:table-cell table:style-name="ce14" table:formula="of:=IF([.U43]&lt;&gt;&quot;.&quot;;MOD([.U43]+[.U42]+[.V41]; 2);&quot;.&quot;)" office:value-type="string" office:string-value="." calcext:value-type="string">
            <text:p>.</text:p>
          </table:table-cell>
          <table:table-cell table:style-name="ce14" table:formula="of:=IF([.V43]&lt;&gt;&quot;.&quot;;MOD([.V43]+[.V42]+[.W41]; 2);&quot;.&quot;)" office:value-type="float" office:value="0" calcext:value-type="float">
            <text:p>0</text:p>
          </table:table-cell>
          <table:table-cell table:style-name="ce14" table:formula="of:=IF([.W43]&lt;&gt;&quot;.&quot;;MOD([.W43]+[.W42]+[.X41]; 2);&quot;.&quot;)" office:value-type="float" office:value="0" calcext:value-type="float">
            <text:p>0</text:p>
          </table:table-cell>
          <table:table-cell table:style-name="ce14" table:formula="of:=IF([.X43]&lt;&gt;&quot;.&quot;;MOD([.X43]+[.X42]+[.Y41]; 2);&quot;.&quot;)" office:value-type="float" office:value="1" calcext:value-type="float">
            <text:p>1</text:p>
          </table:table-cell>
          <table:table-cell table:style-name="ce14" table:formula="of:=IF([.Y43]&lt;&gt;&quot;.&quot;;MOD([.Y43]+[.Y42]+[.Z41]; 2);&quot;.&quot;)" office:value-type="float" office:value="0" calcext:value-type="float">
            <text:p>0</text:p>
          </table:table-cell>
          <table:table-cell/>
          <table:table-cell table:style-name="ce2" table:formula="of:=IF([.G44]=1;([.G44]*32768+[.H44]*16384+[.I44]*8192+[.J44]*4096+[.L44]*2048+[.M44]*1024+[.N44]*512+[.O44]*256+[.Q44]*128+[.R44]*64+[.S44]*32+[.T44]*16+[.V44]*8+[.W44]*4+[.X44]*2+[.Y44]*1)-65536;[.G44]*32768+[.H44]*16384+[.I44]*8192+[.J44]*4096+[.L44]*2048+[.M44]*1024+[.N44]*512+[.O44]*256+[.Q44]*128+[.R44]*64+[.S44]*32+[.T44]*16+[.V44]*8+[.W44]*4+[.X44]*2+[.Y44]*1)" office:value-type="float" office:value="-4430" calcext:value-type="float">
            <text:p>-4430</text:p>
          </table:table-cell>
          <table:table-cell/>
          <table:table-cell table:formula="of:=[.AC42]+[.AC43]" office:value-type="float" office:value="-4430" calcext:value-type="float">
            <text:p>-4430</text:p>
          </table:table-cell>
          <table:table-cell/>
          <table:table-cell table:formula="of:=IF([.W46]=0;IF(AND([.AA44]=[.AC44];[.H46]=0);[.$AE$2];[.$AE$4]);IF([.G44]=1;[.$AE$3];[.$AE$5]))" office:value-type="string" office:string-value="Результат правильный, CF не учитывается" calcext:value-type="string">
            <text:p>Результат правильный, CF не учитывается</text:p>
          </table:table-cell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number-columns-repeated="19"/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3" table:formula="of:=[.G41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3" table:formula="of:=MOD(SUM([.V44:.Y44])+SUM([.Q44:.T44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3" table:formula="of:=[.U41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3" table:formula="of:=IF([.AA44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3" table:formula="of:=[.G44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3" table:formula="of:=MOD([.H41]+[.G41];2)" office:value-type="float" office:value="0" calcext:value-type="float">
            <text:p>0</text:p>
          </table:table-cell>
          <table:table-cell table:number-columns-repeated="8"/>
          <table:table-cell table:style-name="ce1" table:number-columns-repeated="16353"/>
        </table:table-row>
        <table:table-row table:style-name="ro2">
          <table:table-cell table:number-columns-repeated="7"/>
          <table:table-cell table:style-name="ce3"/>
          <table:table-cell table:number-columns-repeated="23"/>
          <table:table-cell table:style-name="ce1" table:number-columns-repeated="16353"/>
        </table:table-row>
        <table:table-row table:style-name="ro2">
          <table:table-cell table:number-columns-repeated="31"/>
          <table:table-cell table:style-name="ce1" table:number-columns-repeated="16353"/>
        </table:table-row>
        <table:table-row table:style-name="ro2">
          <table:table-cell table:number-columns-repeated="5"/>
          <table:table-cell table:style-name="ce9" table:formula="of:=IF([.G50]+[.G51]+[.G49]&gt;=2;1;0)" office:value-type="float" office:value="1" calcext:value-type="float">
            <text:p>1</text:p>
          </table:table-cell>
          <table:table-cell table:style-name="ce9" table:formula="of:=IF([.G50]&lt;&gt;&quot;.&quot;;INT(([.G50]+[.G51]+[.H49])/2);[.H49])" office:value-type="float" office:value="1" calcext:value-type="float">
            <text:p>1</text:p>
          </table:table-cell>
          <table:table-cell table:style-name="ce9" table:formula="of:=IF([.H50]&lt;&gt;&quot;.&quot;;INT(([.H50]+[.H51]+[.I49])/2);[.I49])" office:value-type="float" office:value="1" calcext:value-type="float">
            <text:p>1</text:p>
          </table:table-cell>
          <table:table-cell table:style-name="ce9" table:formula="of:=IF([.I50]&lt;&gt;&quot;.&quot;;INT(([.I50]+[.I51]+[.J49])/2);[.J49])" office:value-type="float" office:value="1" calcext:value-type="float">
            <text:p>1</text:p>
          </table:table-cell>
          <table:table-cell table:style-name="ce9" table:formula="of:=IF([.J50]&lt;&gt;&quot;.&quot;;INT(([.J50]+[.J51]+[.K49])/2);[.K49])" office:value-type="float" office:value="0" calcext:value-type="float">
            <text:p>0</text:p>
          </table:table-cell>
          <table:table-cell table:style-name="ce9" table:formula="of:=IF([.K50]&lt;&gt;&quot;.&quot;;INT(([.K50]+[.K51]+[.L49])/2);[.L49])" office:value-type="float" office:value="1" calcext:value-type="float">
            <text:p>1</text:p>
          </table:table-cell>
          <table:table-cell table:style-name="ce9" table:formula="of:=IF([.L50]&lt;&gt;&quot;.&quot;;INT(([.L50]+[.L51]+[.M49])/2);[.M49])" office:value-type="float" office:value="1" calcext:value-type="float">
            <text:p>1</text:p>
          </table:table-cell>
          <table:table-cell table:style-name="ce9" table:formula="of:=IF([.M50]&lt;&gt;&quot;.&quot;;INT(([.M50]+[.M51]+[.N49])/2);[.N49])" office:value-type="float" office:value="1" calcext:value-type="float">
            <text:p>1</text:p>
          </table:table-cell>
          <table:table-cell table:style-name="ce9" table:formula="of:=IF([.N50]&lt;&gt;&quot;.&quot;;INT(([.N50]+[.N51]+[.O49])/2);[.O49])" office:value-type="float" office:value="1" calcext:value-type="float">
            <text:p>1</text:p>
          </table:table-cell>
          <table:table-cell table:style-name="ce9" table:formula="of:=IF([.O50]&lt;&gt;&quot;.&quot;;INT(([.O50]+[.O51]+[.P49])/2);[.P49])" office:value-type="float" office:value="0" calcext:value-type="float">
            <text:p>0</text:p>
          </table:table-cell>
          <table:table-cell table:style-name="ce9" table:formula="of:=IF([.P50]&lt;&gt;&quot;.&quot;;INT(([.P50]+[.P51]+[.Q49])/2);[.Q49])" office:value-type="float" office:value="0" calcext:value-type="float">
            <text:p>0</text:p>
          </table:table-cell>
          <table:table-cell table:style-name="ce9" table:formula="of:=IF([.Q50]&lt;&gt;&quot;.&quot;;INT(([.Q50]+[.Q51]+[.R49])/2);[.R49])" office:value-type="float" office:value="0" calcext:value-type="float">
            <text:p>0</text:p>
          </table:table-cell>
          <table:table-cell table:style-name="ce9" table:formula="of:=IF([.R50]&lt;&gt;&quot;.&quot;;INT(([.R50]+[.R51]+[.S49])/2);[.S49])" office:value-type="float" office:value="0" calcext:value-type="float">
            <text:p>0</text:p>
          </table:table-cell>
          <table:table-cell table:style-name="ce9" table:formula="of:=IF([.S50]&lt;&gt;&quot;.&quot;;INT(([.S50]+[.S51]+[.T49])/2);[.T49])" office:value-type="float" office:value="1" calcext:value-type="float">
            <text:p>1</text:p>
          </table:table-cell>
          <table:table-cell table:style-name="ce9" table:formula="of:=IF([.T50]&lt;&gt;&quot;.&quot;;INT(([.T50]+[.T51]+[.U49])/2);[.U49])" office:value-type="float" office:value="0" calcext:value-type="float">
            <text:p>0</text:p>
          </table:table-cell>
          <table:table-cell table:style-name="ce9" table:formula="of:=IF([.U50]&lt;&gt;&quot;.&quot;;INT(([.U50]+[.U51]+[.V49])/2);[.V49])" office:value-type="float" office:value="0" calcext:value-type="float">
            <text:p>0</text:p>
          </table:table-cell>
          <table:table-cell table:style-name="ce9" table:formula="of:=IF([.V50]&lt;&gt;&quot;.&quot;;INT(([.V50]+[.V51]+[.W49])/2);[.W49])" office:value-type="float" office:value="0" calcext:value-type="float">
            <text:p>0</text:p>
          </table:table-cell>
          <table:table-cell table:style-name="ce9" table:formula="of:=IF([.W50]&lt;&gt;&quot;.&quot;;INT(([.W50]+[.W51]+[.X49])/2);[.X49])" office:value-type="float" office:value="0" calcext:value-type="float">
            <text:p>0</text:p>
          </table:table-cell>
          <table:table-cell table:style-name="ce9" table:formula="of:=IF([.X50]&lt;&gt;&quot;.&quot;;INT(([.X50]+[.X51]+[.Y49])/2);[.Y49])" office:value-type="float" office:value="0" calcext:value-type="float">
            <text:p>0</text:p>
          </table:table-cell>
          <table:table-cell table:style-name="ce9" table:formula="of:=IF([.Y50]&lt;&gt;&quot;.&quot;;INT(([.Y50]+[.Y51]+[.Z49])/2);[.Z49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4"/>
          <table:table-cell table:style-name="ce2" office:value-type="string" calcext:value-type="string">
            <text:p>B8</text:p>
          </table:table-cell>
          <table:table-cell/>
          <table:table-cell table:style-name="ce14" table:formula="of:=[.G11]" office:value-type="string" office:string-value="1" calcext:value-type="string">
            <text:p>1</text:p>
          </table:table-cell>
          <table:table-cell table:style-name="ce14" table:formula="of:=[.H11]" office:value-type="string" office:string-value="1" calcext:value-type="string">
            <text:p>1</text:p>
          </table:table-cell>
          <table:table-cell table:style-name="ce14" table:formula="of:=[.I11]" office:value-type="string" office:string-value="1" calcext:value-type="string">
            <text:p>1</text:p>
          </table:table-cell>
          <table:table-cell table:style-name="ce14" table:formula="of:=[.J11]" office:value-type="string" office:string-value="0" calcext:value-type="string">
            <text:p>0</text:p>
          </table:table-cell>
          <table:table-cell table:style-name="ce14" table:formula="of:=[.K11]" office:value-type="string" office:string-value="." calcext:value-type="string">
            <text:p>.</text:p>
          </table:table-cell>
          <table:table-cell table:style-name="ce14" table:formula="of:=[.L11]" office:value-type="string" office:string-value="1" calcext:value-type="string">
            <text:p>1</text:p>
          </table:table-cell>
          <table:table-cell table:style-name="ce14" table:formula="of:=[.M11]" office:value-type="string" office:string-value="1" calcext:value-type="string">
            <text:p>1</text:p>
          </table:table-cell>
          <table:table-cell table:style-name="ce14" table:formula="of:=[.N11]" office:value-type="string" office:string-value="1" calcext:value-type="string">
            <text:p>1</text:p>
          </table:table-cell>
          <table:table-cell table:style-name="ce14" table:formula="of:=[.O11]" office:value-type="string" office:string-value="1" calcext:value-type="string">
            <text:p>1</text:p>
          </table:table-cell>
          <table:table-cell table:style-name="ce14" table:formula="of:=[.P11]" office:value-type="string" office:string-value="." calcext:value-type="string">
            <text:p>.</text:p>
          </table:table-cell>
          <table:table-cell table:style-name="ce14" table:formula="of:=[.Q11]" office:value-type="string" office:string-value="0" calcext:value-type="string">
            <text:p>0</text:p>
          </table:table-cell>
          <table:table-cell table:style-name="ce14" table:formula="of:=[.R11]" office:value-type="string" office:string-value="0" calcext:value-type="string">
            <text:p>0</text:p>
          </table:table-cell>
          <table:table-cell table:style-name="ce14" table:formula="of:=[.S11]" office:value-type="string" office:string-value="1" calcext:value-type="string">
            <text:p>1</text:p>
          </table:table-cell>
          <table:table-cell table:style-name="ce14" table:formula="of:=[.T11]" office:value-type="string" office:string-value="0" calcext:value-type="string">
            <text:p>0</text:p>
          </table:table-cell>
          <table:table-cell table:style-name="ce14" table:formula="of:=[.U11]" office:value-type="string" office:string-value="." calcext:value-type="string">
            <text:p>.</text:p>
          </table:table-cell>
          <table:table-cell table:style-name="ce14" table:formula="of:=[.V11]" office:value-type="string" office:string-value="0" calcext:value-type="string">
            <text:p>0</text:p>
          </table:table-cell>
          <table:table-cell table:style-name="ce14" table:formula="of:=[.W11]" office:value-type="string" office:string-value="0" calcext:value-type="string">
            <text:p>0</text:p>
          </table:table-cell>
          <table:table-cell table:style-name="ce14" table:formula="of:=[.X11]" office:value-type="string" office:string-value="0" calcext:value-type="string">
            <text:p>0</text:p>
          </table:table-cell>
          <table:table-cell table:style-name="ce14" table:formula="of:=[.Y11]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X8=</text:p>
          </table:table-cell>
          <table:table-cell table:formula="of:=[.C11]" office:value-type="float" office:value="-4320" calcext:value-type="float">
            <text:p>-432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B9</text:p>
          </table:table-cell>
          <table:table-cell table:style-name="ce2"/>
          <table:table-cell table:style-name="ce11" table:formula="of:=[.G12]" office:value-type="string" office:string-value="1" calcext:value-type="string">
            <text:p>1</text:p>
          </table:table-cell>
          <table:table-cell table:style-name="ce11" table:formula="of:=[.H12]" office:value-type="string" office:string-value="1" calcext:value-type="string">
            <text:p>1</text:p>
          </table:table-cell>
          <table:table-cell table:style-name="ce11" table:formula="of:=[.I12]" office:value-type="string" office:string-value="1" calcext:value-type="string">
            <text:p>1</text:p>
          </table:table-cell>
          <table:table-cell table:style-name="ce11" table:formula="of:=[.J12]" office:value-type="string" office:string-value="0" calcext:value-type="string">
            <text:p>0</text:p>
          </table:table-cell>
          <table:table-cell table:style-name="ce11" table:formula="of:=[.K12]" office:value-type="string" office:string-value="." calcext:value-type="string">
            <text:p>.</text:p>
          </table:table-cell>
          <table:table-cell table:style-name="ce11" table:formula="of:=[.L12]" office:value-type="string" office:string-value="1" calcext:value-type="string">
            <text:p>1</text:p>
          </table:table-cell>
          <table:table-cell table:style-name="ce11" table:formula="of:=[.M12]" office:value-type="string" office:string-value="1" calcext:value-type="string">
            <text:p>1</text:p>
          </table:table-cell>
          <table:table-cell table:style-name="ce11" table:formula="of:=[.N12]" office:value-type="string" office:string-value="1" calcext:value-type="string">
            <text:p>1</text:p>
          </table:table-cell>
          <table:table-cell table:style-name="ce11" table:formula="of:=[.O12]" office:value-type="string" office:string-value="0" calcext:value-type="string">
            <text:p>0</text:p>
          </table:table-cell>
          <table:table-cell table:style-name="ce11" table:formula="of:=[.P12]" office:value-type="string" office:string-value="." calcext:value-type="string">
            <text:p>.</text:p>
          </table:table-cell>
          <table:table-cell table:style-name="ce11" table:formula="of:=[.Q12]" office:value-type="string" office:string-value="1" calcext:value-type="string">
            <text:p>1</text:p>
          </table:table-cell>
          <table:table-cell table:style-name="ce11" table:formula="of:=[.R12]" office:value-type="string" office:string-value="0" calcext:value-type="string">
            <text:p>0</text:p>
          </table:table-cell>
          <table:table-cell table:style-name="ce11" table:formula="of:=[.S12]" office:value-type="string" office:string-value="1" calcext:value-type="string">
            <text:p>1</text:p>
          </table:table-cell>
          <table:table-cell table:style-name="ce11" table:formula="of:=[.T12]" office:value-type="string" office:string-value="1" calcext:value-type="string">
            <text:p>1</text:p>
          </table:table-cell>
          <table:table-cell table:style-name="ce11" table:formula="of:=[.U12]" office:value-type="string" office:string-value="." calcext:value-type="string">
            <text:p>.</text:p>
          </table:table-cell>
          <table:table-cell table:style-name="ce11" table:formula="of:=[.V12]" office:value-type="string" office:string-value="0" calcext:value-type="string">
            <text:p>0</text:p>
          </table:table-cell>
          <table:table-cell table:style-name="ce11" table:formula="of:=[.W12]" office:value-type="string" office:string-value="0" calcext:value-type="string">
            <text:p>0</text:p>
          </table:table-cell>
          <table:table-cell table:style-name="ce11" table:formula="of:=[.X12]" office:value-type="string" office:string-value="1" calcext:value-type="string">
            <text:p>1</text:p>
          </table:table-cell>
          <table:table-cell table:style-name="ce11" table:formula="of:=[.Y12]" office:value-type="string" office:string-value="0" calcext:value-type="string">
            <text:p>0</text:p>
          </table:table-cell>
          <table:table-cell table:number-columns-repeated="2"/>
          <table:table-cell table:style-name="ce7" office:value-type="string" calcext:value-type="string">
            <text:p>X9=</text:p>
          </table:table-cell>
          <table:table-cell table:style-name="ce7" table:formula="of:=[.C12]" office:value-type="float" office:value="-4430" calcext:value-type="float">
            <text:p>-443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formula="of:=IF([.G51]&lt;&gt;&quot;.&quot;;MOD([.G51]+[.G50]+[.H49]; 2);&quot;.&quot;)" office:value-type="float" office:value="1" calcext:value-type="float">
            <text:p>1</text:p>
          </table:table-cell>
          <table:table-cell table:style-name="ce14" table:formula="of:=IF([.H51]&lt;&gt;&quot;.&quot;;MOD([.H51]+[.H50]+[.I49]; 2);&quot;.&quot;)" office:value-type="float" office:value="1" calcext:value-type="float">
            <text:p>1</text:p>
          </table:table-cell>
          <table:table-cell table:style-name="ce14" table:formula="of:=IF([.I51]&lt;&gt;&quot;.&quot;;MOD([.I51]+[.I50]+[.J49]; 2);&quot;.&quot;)" office:value-type="float" office:value="0" calcext:value-type="float">
            <text:p>0</text:p>
          </table:table-cell>
          <table:table-cell table:style-name="ce14" table:formula="of:=IF([.J51]&lt;&gt;&quot;.&quot;;MOD([.J51]+[.J50]+[.K49]; 2);&quot;.&quot;)" office:value-type="float" office:value="1" calcext:value-type="float">
            <text:p>1</text:p>
          </table:table-cell>
          <table:table-cell table:style-name="ce14" table:formula="of:=IF([.K51]&lt;&gt;&quot;.&quot;;MOD([.K51]+[.K50]+[.L49]; 2);&quot;.&quot;)" office:value-type="string" office:string-value="." calcext:value-type="string">
            <text:p>.</text:p>
          </table:table-cell>
          <table:table-cell table:style-name="ce14" table:formula="of:=IF([.L51]&lt;&gt;&quot;.&quot;;MOD([.L51]+[.L50]+[.M49]; 2);&quot;.&quot;)" office:value-type="float" office:value="1" calcext:value-type="float">
            <text:p>1</text:p>
          </table:table-cell>
          <table:table-cell table:style-name="ce14" table:formula="of:=IF([.M51]&lt;&gt;&quot;.&quot;;MOD([.M51]+[.M50]+[.N49]; 2);&quot;.&quot;)" office:value-type="float" office:value="1" calcext:value-type="float">
            <text:p>1</text:p>
          </table:table-cell>
          <table:table-cell table:style-name="ce14" table:formula="of:=IF([.N51]&lt;&gt;&quot;.&quot;;MOD([.N51]+[.N50]+[.O49]; 2);&quot;.&quot;)" office:value-type="float" office:value="0" calcext:value-type="float">
            <text:p>0</text:p>
          </table:table-cell>
          <table:table-cell table:style-name="ce14" table:formula="of:=IF([.O51]&lt;&gt;&quot;.&quot;;MOD([.O51]+[.O50]+[.P49]; 2);&quot;.&quot;)" office:value-type="float" office:value="1" calcext:value-type="float">
            <text:p>1</text:p>
          </table:table-cell>
          <table:table-cell table:style-name="ce14" table:formula="of:=IF([.P51]&lt;&gt;&quot;.&quot;;MOD([.P51]+[.P50]+[.Q49]; 2);&quot;.&quot;)" office:value-type="string" office:string-value="." calcext:value-type="string">
            <text:p>.</text:p>
          </table:table-cell>
          <table:table-cell table:style-name="ce14" table:formula="of:=IF([.Q51]&lt;&gt;&quot;.&quot;;MOD([.Q51]+[.Q50]+[.R49]; 2);&quot;.&quot;)" office:value-type="float" office:value="1" calcext:value-type="float">
            <text:p>1</text:p>
          </table:table-cell>
          <table:table-cell table:style-name="ce14" table:formula="of:=IF([.R51]&lt;&gt;&quot;.&quot;;MOD([.R51]+[.R50]+[.S49]; 2);&quot;.&quot;)" office:value-type="float" office:value="1" calcext:value-type="float">
            <text:p>1</text:p>
          </table:table-cell>
          <table:table-cell table:style-name="ce14" table:formula="of:=IF([.S51]&lt;&gt;&quot;.&quot;;MOD([.S51]+[.S50]+[.T49]; 2);&quot;.&quot;)" office:value-type="float" office:value="0" calcext:value-type="float">
            <text:p>0</text:p>
          </table:table-cell>
          <table:table-cell table:style-name="ce14" table:formula="of:=IF([.T51]&lt;&gt;&quot;.&quot;;MOD([.T51]+[.T50]+[.U49]; 2);&quot;.&quot;)" office:value-type="float" office:value="1" calcext:value-type="float">
            <text:p>1</text:p>
          </table:table-cell>
          <table:table-cell table:style-name="ce14" table:formula="of:=IF([.U51]&lt;&gt;&quot;.&quot;;MOD([.U51]+[.U50]+[.V49]; 2);&quot;.&quot;)" office:value-type="string" office:string-value="." calcext:value-type="string">
            <text:p>.</text:p>
          </table:table-cell>
          <table:table-cell table:style-name="ce14" table:formula="of:=IF([.V51]&lt;&gt;&quot;.&quot;;MOD([.V51]+[.V50]+[.W49]; 2);&quot;.&quot;)" office:value-type="float" office:value="0" calcext:value-type="float">
            <text:p>0</text:p>
          </table:table-cell>
          <table:table-cell table:style-name="ce14" table:formula="of:=IF([.W51]&lt;&gt;&quot;.&quot;;MOD([.W51]+[.W50]+[.X49]; 2);&quot;.&quot;)" office:value-type="float" office:value="0" calcext:value-type="float">
            <text:p>0</text:p>
          </table:table-cell>
          <table:table-cell table:style-name="ce14" table:formula="of:=IF([.X51]&lt;&gt;&quot;.&quot;;MOD([.X51]+[.X50]+[.Y49]; 2);&quot;.&quot;)" office:value-type="float" office:value="1" calcext:value-type="float">
            <text:p>1</text:p>
          </table:table-cell>
          <table:table-cell table:style-name="ce14" table:formula="of:=IF([.Y51]&lt;&gt;&quot;.&quot;;MOD([.Y51]+[.Y50]+[.Z49]; 2);&quot;.&quot;)" office:value-type="float" office:value="0" calcext:value-type="float">
            <text:p>0</text:p>
          </table:table-cell>
          <table:table-cell/>
          <table:table-cell table:style-name="ce2" table:formula="of:=IF([.G52]=1;([.G52]*32768+[.H52]*16384+[.I52]*8192+[.J52]*4096+[.L52]*2048+[.M52]*1024+[.N52]*512+[.O52]*256+[.Q52]*128+[.R52]*64+[.S52]*32+[.T52]*16+[.V52]*8+[.W52]*4+[.X52]*2+[.Y52]*1)-65536;[.G52]*32768+[.H52]*16384+[.I52]*8192+[.J52]*4096+[.L52]*2048+[.M52]*1024+[.N52]*512+[.O52]*256+[.Q52]*128+[.R52]*64+[.S52]*32+[.T52]*16+[.V52]*8+[.W52]*4+[.X52]*2+[.Y52]*1)" office:value-type="float" office:value="-8750" calcext:value-type="float">
            <text:p>-8750</text:p>
          </table:table-cell>
          <table:table-cell/>
          <table:table-cell table:formula="of:=[.AC50]+[.AC51]" office:value-type="float" office:value="-8750" calcext:value-type="float">
            <text:p>-8750</text:p>
          </table:table-cell>
          <table:table-cell/>
          <table:table-cell table:formula="of:=IF([.W54]=0;IF(AND([.AA52]=[.AC52];[.H54]=0);[.$AE$2];[.$AE$4]);IF([.G52]=1;[.$AE$3];[.$AE$5]))" office:value-type="string" office:string-value="Результат правильный, CF не учитывается" calcext:value-type="string">
            <text:p>Результат правильный, CF не учитывается</text:p>
          </table:table-cell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number-columns-repeated="19"/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3" table:formula="of:=[.G49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3" table:formula="of:=MOD(SUM([.V52:.Y52])+SUM([.Q52:.T52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3" table:formula="of:=[.U49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3" table:formula="of:=IF([.AA52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3" table:formula="of:=[.G52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3" table:formula="of:=MOD([.H49]+[.G49];2)" office:value-type="float" office:value="0" calcext:value-type="float">
            <text:p>0</text:p>
          </table:table-cell>
          <table:table-cell table:number-columns-repeated="8"/>
          <table:table-cell table:style-name="ce1" table:number-columns-repeated="16353"/>
        </table:table-row>
        <table:table-row table:style-name="ro2" table:number-rows-repeated="2">
          <table:table-cell table:number-columns-repeated="31"/>
          <table:table-cell table:style-name="ce1" table:number-columns-repeated="16353"/>
        </table:table-row>
        <table:table-row table:style-name="ro2">
          <table:table-cell table:number-columns-repeated="5"/>
          <table:table-cell table:style-name="ce9" table:formula="of:=IF([.G58]+[.G59]+[.G57]&gt;=2;1;0)" office:value-type="float" office:value="0" calcext:value-type="float">
            <text:p>0</text:p>
          </table:table-cell>
          <table:table-cell table:style-name="ce9" table:formula="of:=IF([.G58]&lt;&gt;&quot;.&quot;;INT(([.G58]+[.G59]+[.H57])/2);[.H57])" office:value-type="float" office:value="0" calcext:value-type="float">
            <text:p>0</text:p>
          </table:table-cell>
          <table:table-cell table:style-name="ce9" table:formula="of:=IF([.H58]&lt;&gt;&quot;.&quot;;INT(([.H58]+[.H59]+[.I57])/2);[.I57])" office:value-type="float" office:value="0" calcext:value-type="float">
            <text:p>0</text:p>
          </table:table-cell>
          <table:table-cell table:style-name="ce9" table:formula="of:=IF([.I58]&lt;&gt;&quot;.&quot;;INT(([.I58]+[.I59]+[.J57])/2);[.J57])" office:value-type="float" office:value="0" calcext:value-type="float">
            <text:p>0</text:p>
          </table:table-cell>
          <table:table-cell table:style-name="ce9" table:formula="of:=IF([.J58]&lt;&gt;&quot;.&quot;;INT(([.J58]+[.J59]+[.K57])/2);[.K57])" office:value-type="float" office:value="0" calcext:value-type="float">
            <text:p>0</text:p>
          </table:table-cell>
          <table:table-cell table:style-name="ce9" table:formula="of:=IF([.K58]&lt;&gt;&quot;.&quot;;INT(([.K58]+[.K59]+[.L57])/2);[.L57])" office:value-type="float" office:value="0" calcext:value-type="float">
            <text:p>0</text:p>
          </table:table-cell>
          <table:table-cell table:style-name="ce9" table:formula="of:=IF([.L58]&lt;&gt;&quot;.&quot;;INT(([.L58]+[.L59]+[.M57])/2);[.M57])" office:value-type="float" office:value="0" calcext:value-type="float">
            <text:p>0</text:p>
          </table:table-cell>
          <table:table-cell table:style-name="ce9" table:formula="of:=IF([.M58]&lt;&gt;&quot;.&quot;;INT(([.M58]+[.M59]+[.N57])/2);[.N57])" office:value-type="float" office:value="0" calcext:value-type="float">
            <text:p>0</text:p>
          </table:table-cell>
          <table:table-cell table:style-name="ce9" table:formula="of:=IF([.N58]&lt;&gt;&quot;.&quot;;INT(([.N58]+[.N59]+[.O57])/2);[.O57])" office:value-type="float" office:value="0" calcext:value-type="float">
            <text:p>0</text:p>
          </table:table-cell>
          <table:table-cell table:style-name="ce9" table:formula="of:=IF([.O58]&lt;&gt;&quot;.&quot;;INT(([.O58]+[.O59]+[.P57])/2);[.P57])" office:value-type="float" office:value="0" calcext:value-type="float">
            <text:p>0</text:p>
          </table:table-cell>
          <table:table-cell table:style-name="ce9" table:formula="of:=IF([.P58]&lt;&gt;&quot;.&quot;;INT(([.P58]+[.P59]+[.Q57])/2);[.Q57])" office:value-type="float" office:value="0" calcext:value-type="float">
            <text:p>0</text:p>
          </table:table-cell>
          <table:table-cell table:style-name="ce9" table:formula="of:=IF([.Q58]&lt;&gt;&quot;.&quot;;INT(([.Q58]+[.Q59]+[.R57])/2);[.R57])" office:value-type="float" office:value="0" calcext:value-type="float">
            <text:p>0</text:p>
          </table:table-cell>
          <table:table-cell table:style-name="ce9" table:formula="of:=IF([.R58]&lt;&gt;&quot;.&quot;;INT(([.R58]+[.R59]+[.S57])/2);[.S57])" office:value-type="float" office:value="1" calcext:value-type="float">
            <text:p>1</text:p>
          </table:table-cell>
          <table:table-cell table:style-name="ce9" table:formula="of:=IF([.S58]&lt;&gt;&quot;.&quot;;INT(([.S58]+[.S59]+[.T57])/2);[.T57])" office:value-type="float" office:value="1" calcext:value-type="float">
            <text:p>1</text:p>
          </table:table-cell>
          <table:table-cell table:style-name="ce9" table:formula="of:=IF([.T58]&lt;&gt;&quot;.&quot;;INT(([.T58]+[.T59]+[.U57])/2);[.U57])" office:value-type="float" office:value="0" calcext:value-type="float">
            <text:p>0</text:p>
          </table:table-cell>
          <table:table-cell table:style-name="ce9" table:formula="of:=IF([.U58]&lt;&gt;&quot;.&quot;;INT(([.U58]+[.U59]+[.V57])/2);[.V57])" office:value-type="float" office:value="0" calcext:value-type="float">
            <text:p>0</text:p>
          </table:table-cell>
          <table:table-cell table:style-name="ce9" table:formula="of:=IF([.V58]&lt;&gt;&quot;.&quot;;INT(([.V58]+[.V59]+[.W57])/2);[.W57])" office:value-type="float" office:value="0" calcext:value-type="float">
            <text:p>0</text:p>
          </table:table-cell>
          <table:table-cell table:style-name="ce9" table:formula="of:=IF([.W58]&lt;&gt;&quot;.&quot;;INT(([.W58]+[.W59]+[.X57])/2);[.X57])" office:value-type="float" office:value="0" calcext:value-type="float">
            <text:p>0</text:p>
          </table:table-cell>
          <table:table-cell table:style-name="ce9" table:formula="of:=IF([.X58]&lt;&gt;&quot;.&quot;;INT(([.X58]+[.X59]+[.Y57])/2);[.Y57])" office:value-type="float" office:value="0" calcext:value-type="float">
            <text:p>0</text:p>
          </table:table-cell>
          <table:table-cell table:style-name="ce9" table:formula="of:=IF([.Y58]&lt;&gt;&quot;.&quot;;INT(([.Y58]+[.Y59]+[.Z57])/2);[.Z57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4"/>
          <table:table-cell table:style-name="ce2" office:value-type="string" calcext:value-type="string">
            <text:p>B1</text:p>
          </table:table-cell>
          <table:table-cell/>
          <table:table-cell table:style-name="ce14" table:formula="of:=[.G4]" office:value-type="string" office:string-value="0" calcext:value-type="string">
            <text:p>0</text:p>
          </table:table-cell>
          <table:table-cell table:style-name="ce14" table:formula="of:=[.H4]" office:value-type="string" office:string-value="0" calcext:value-type="string">
            <text:p>0</text:p>
          </table:table-cell>
          <table:table-cell table:style-name="ce14" table:formula="of:=[.I4]" office:value-type="string" office:string-value="0" calcext:value-type="string">
            <text:p>0</text:p>
          </table:table-cell>
          <table:table-cell table:style-name="ce14" table:formula="of:=[.J4]" office:value-type="string" office:string-value="0" calcext:value-type="string">
            <text:p>0</text:p>
          </table:table-cell>
          <table:table-cell table:style-name="ce14" table:formula="of:=[.K4]" office:value-type="string" office:string-value="." calcext:value-type="string">
            <text:p>.</text:p>
          </table:table-cell>
          <table:table-cell table:style-name="ce14" table:formula="of:=[.L4]" office:value-type="string" office:string-value="0" calcext:value-type="string">
            <text:p>0</text:p>
          </table:table-cell>
          <table:table-cell table:style-name="ce14" table:formula="of:=[.M4]" office:value-type="string" office:string-value="0" calcext:value-type="string">
            <text:p>0</text:p>
          </table:table-cell>
          <table:table-cell table:style-name="ce14" table:formula="of:=[.N4]" office:value-type="string" office:string-value="0" calcext:value-type="string">
            <text:p>0</text:p>
          </table:table-cell>
          <table:table-cell table:style-name="ce14" table:formula="of:=[.O4]" office:value-type="string" office:string-value="0" calcext:value-type="string">
            <text:p>0</text:p>
          </table:table-cell>
          <table:table-cell table:style-name="ce14" table:formula="of:=[.P4]" office:value-type="string" office:string-value="." calcext:value-type="string">
            <text:p>.</text:p>
          </table:table-cell>
          <table:table-cell table:style-name="ce14" table:formula="of:=[.Q4]" office:value-type="string" office:string-value="0" calcext:value-type="string">
            <text:p>0</text:p>
          </table:table-cell>
          <table:table-cell table:style-name="ce14" table:formula="of:=[.R4]" office:value-type="string" office:string-value="1" calcext:value-type="string">
            <text:p>1</text:p>
          </table:table-cell>
          <table:table-cell table:style-name="ce14" table:formula="of:=[.S4]" office:value-type="string" office:string-value="1" calcext:value-type="string">
            <text:p>1</text:p>
          </table:table-cell>
          <table:table-cell table:style-name="ce14" table:formula="of:=[.T4]" office:value-type="string" office:string-value="0" calcext:value-type="string">
            <text:p>0</text:p>
          </table:table-cell>
          <table:table-cell table:style-name="ce14" table:formula="of:=[.U4]" office:value-type="string" office:string-value="." calcext:value-type="string">
            <text:p>.</text:p>
          </table:table-cell>
          <table:table-cell table:style-name="ce14" table:formula="of:=[.V4]" office:value-type="string" office:string-value="1" calcext:value-type="string">
            <text:p>1</text:p>
          </table:table-cell>
          <table:table-cell table:style-name="ce14" table:formula="of:=[.W4]" office:value-type="string" office:string-value="1" calcext:value-type="string">
            <text:p>1</text:p>
          </table:table-cell>
          <table:table-cell table:style-name="ce14" table:formula="of:=[.X4]" office:value-type="string" office:string-value="1" calcext:value-type="string">
            <text:p>1</text:p>
          </table:table-cell>
          <table:table-cell table:style-name="ce14" table:formula="of:=[.Y4]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X1=</text:p>
          </table:table-cell>
          <table:table-cell table:formula="of:=[.C4]" office:value-type="float" office:value="110" calcext:value-type="float">
            <text:p>11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B8</text:p>
          </table:table-cell>
          <table:table-cell table:style-name="ce2"/>
          <table:table-cell table:style-name="ce11" table:formula="of:=[.G11]" office:value-type="string" office:string-value="1" calcext:value-type="string">
            <text:p>1</text:p>
          </table:table-cell>
          <table:table-cell table:style-name="ce11" table:formula="of:=[.H11]" office:value-type="string" office:string-value="1" calcext:value-type="string">
            <text:p>1</text:p>
          </table:table-cell>
          <table:table-cell table:style-name="ce11" table:formula="of:=[.I11]" office:value-type="string" office:string-value="1" calcext:value-type="string">
            <text:p>1</text:p>
          </table:table-cell>
          <table:table-cell table:style-name="ce11" table:formula="of:=[.J11]" office:value-type="string" office:string-value="0" calcext:value-type="string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11" table:formula="of:=[.L11]" office:value-type="string" office:string-value="1" calcext:value-type="string">
            <text:p>1</text:p>
          </table:table-cell>
          <table:table-cell table:style-name="ce11" table:formula="of:=[.M11]" office:value-type="string" office:string-value="1" calcext:value-type="string">
            <text:p>1</text:p>
          </table:table-cell>
          <table:table-cell table:style-name="ce11" table:formula="of:=[.N11]" office:value-type="string" office:string-value="1" calcext:value-type="string">
            <text:p>1</text:p>
          </table:table-cell>
          <table:table-cell table:style-name="ce11" table:formula="of:=[.O11]" office:value-type="string" office:string-value="1" calcext:value-type="string">
            <text:p>1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11" table:formula="of:=[.Q11]" office:value-type="string" office:string-value="0" calcext:value-type="string">
            <text:p>0</text:p>
          </table:table-cell>
          <table:table-cell table:style-name="ce11" table:formula="of:=[.R11]" office:value-type="string" office:string-value="0" calcext:value-type="string">
            <text:p>0</text:p>
          </table:table-cell>
          <table:table-cell table:style-name="ce11" table:formula="of:=[.S11]" office:value-type="string" office:string-value="1" calcext:value-type="string">
            <text:p>1</text:p>
          </table:table-cell>
          <table:table-cell table:style-name="ce11" table:formula="of:=[.T11]" office:value-type="string" office:string-value="0" calcext:value-type="string">
            <text:p>0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11" table:formula="of:=[.V11]" office:value-type="string" office:string-value="0" calcext:value-type="string">
            <text:p>0</text:p>
          </table:table-cell>
          <table:table-cell table:style-name="ce11" table:formula="of:=[.W11]" office:value-type="string" office:string-value="0" calcext:value-type="string">
            <text:p>0</text:p>
          </table:table-cell>
          <table:table-cell table:style-name="ce11" table:formula="of:=[.X11]" office:value-type="string" office:string-value="0" calcext:value-type="string">
            <text:p>0</text:p>
          </table:table-cell>
          <table:table-cell table:style-name="ce11" table:formula="of:=[.Y11]" office:value-type="string" office:string-value="0" calcext:value-type="string">
            <text:p>0</text:p>
          </table:table-cell>
          <table:table-cell table:number-columns-repeated="2"/>
          <table:table-cell table:style-name="ce7" office:value-type="string" calcext:value-type="string">
            <text:p>X8=</text:p>
          </table:table-cell>
          <table:table-cell table:style-name="ce7" table:formula="of:=[.C11]" office:value-type="float" office:value="-4320" calcext:value-type="float">
            <text:p>-432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formula="of:=IF([.G59]&lt;&gt;&quot;.&quot;;MOD([.G59]+[.G58]+[.H57]; 2);&quot;.&quot;)" office:value-type="float" office:value="1" calcext:value-type="float">
            <text:p>1</text:p>
          </table:table-cell>
          <table:table-cell table:style-name="ce14" table:formula="of:=IF([.H59]&lt;&gt;&quot;.&quot;;MOD([.H59]+[.H58]+[.I57]; 2);&quot;.&quot;)" office:value-type="float" office:value="1" calcext:value-type="float">
            <text:p>1</text:p>
          </table:table-cell>
          <table:table-cell table:style-name="ce14" table:formula="of:=IF([.I59]&lt;&gt;&quot;.&quot;;MOD([.I59]+[.I58]+[.J57]; 2);&quot;.&quot;)" office:value-type="float" office:value="1" calcext:value-type="float">
            <text:p>1</text:p>
          </table:table-cell>
          <table:table-cell table:style-name="ce14" table:formula="of:=IF([.J59]&lt;&gt;&quot;.&quot;;MOD([.J59]+[.J58]+[.K57]; 2);&quot;.&quot;)" office:value-type="float" office:value="0" calcext:value-type="float">
            <text:p>0</text:p>
          </table:table-cell>
          <table:table-cell table:style-name="ce14" table:formula="of:=IF([.K59]&lt;&gt;&quot;.&quot;;MOD([.K59]+[.K58]+[.L57]; 2);&quot;.&quot;)" office:value-type="string" office:string-value="." calcext:value-type="string">
            <text:p>.</text:p>
          </table:table-cell>
          <table:table-cell table:style-name="ce14" table:formula="of:=IF([.L59]&lt;&gt;&quot;.&quot;;MOD([.L59]+[.L58]+[.M57]; 2);&quot;.&quot;)" office:value-type="float" office:value="1" calcext:value-type="float">
            <text:p>1</text:p>
          </table:table-cell>
          <table:table-cell table:style-name="ce14" table:formula="of:=IF([.M59]&lt;&gt;&quot;.&quot;;MOD([.M59]+[.M58]+[.N57]; 2);&quot;.&quot;)" office:value-type="float" office:value="1" calcext:value-type="float">
            <text:p>1</text:p>
          </table:table-cell>
          <table:table-cell table:style-name="ce14" table:formula="of:=IF([.N59]&lt;&gt;&quot;.&quot;;MOD([.N59]+[.N58]+[.O57]; 2);&quot;.&quot;)" office:value-type="float" office:value="1" calcext:value-type="float">
            <text:p>1</text:p>
          </table:table-cell>
          <table:table-cell table:style-name="ce14" table:formula="of:=IF([.O59]&lt;&gt;&quot;.&quot;;MOD([.O59]+[.O58]+[.P57]; 2);&quot;.&quot;)" office:value-type="float" office:value="1" calcext:value-type="float">
            <text:p>1</text:p>
          </table:table-cell>
          <table:table-cell table:style-name="ce14" table:formula="of:=IF([.P59]&lt;&gt;&quot;.&quot;;MOD([.P59]+[.P58]+[.Q57]; 2);&quot;.&quot;)" office:value-type="string" office:string-value="." calcext:value-type="string">
            <text:p>.</text:p>
          </table:table-cell>
          <table:table-cell table:style-name="ce14" table:formula="of:=IF([.Q59]&lt;&gt;&quot;.&quot;;MOD([.Q59]+[.Q58]+[.R57]; 2);&quot;.&quot;)" office:value-type="float" office:value="1" calcext:value-type="float">
            <text:p>1</text:p>
          </table:table-cell>
          <table:table-cell table:style-name="ce14" table:formula="of:=IF([.R59]&lt;&gt;&quot;.&quot;;MOD([.R59]+[.R58]+[.S57]; 2);&quot;.&quot;)" office:value-type="float" office:value="0" calcext:value-type="float">
            <text:p>0</text:p>
          </table:table-cell>
          <table:table-cell table:style-name="ce14" table:formula="of:=IF([.S59]&lt;&gt;&quot;.&quot;;MOD([.S59]+[.S58]+[.T57]; 2);&quot;.&quot;)" office:value-type="float" office:value="0" calcext:value-type="float">
            <text:p>0</text:p>
          </table:table-cell>
          <table:table-cell table:style-name="ce14" table:formula="of:=IF([.T59]&lt;&gt;&quot;.&quot;;MOD([.T59]+[.T58]+[.U57]; 2);&quot;.&quot;)" office:value-type="float" office:value="0" calcext:value-type="float">
            <text:p>0</text:p>
          </table:table-cell>
          <table:table-cell table:style-name="ce14" table:formula="of:=IF([.U59]&lt;&gt;&quot;.&quot;;MOD([.U59]+[.U58]+[.V57]; 2);&quot;.&quot;)" office:value-type="string" office:string-value="." calcext:value-type="string">
            <text:p>.</text:p>
          </table:table-cell>
          <table:table-cell table:style-name="ce14" table:formula="of:=IF([.V59]&lt;&gt;&quot;.&quot;;MOD([.V59]+[.V58]+[.W57]; 2);&quot;.&quot;)" office:value-type="float" office:value="1" calcext:value-type="float">
            <text:p>1</text:p>
          </table:table-cell>
          <table:table-cell table:style-name="ce14" table:formula="of:=IF([.W59]&lt;&gt;&quot;.&quot;;MOD([.W59]+[.W58]+[.X57]; 2);&quot;.&quot;)" office:value-type="float" office:value="1" calcext:value-type="float">
            <text:p>1</text:p>
          </table:table-cell>
          <table:table-cell table:style-name="ce14" table:formula="of:=IF([.X59]&lt;&gt;&quot;.&quot;;MOD([.X59]+[.X58]+[.Y57]; 2);&quot;.&quot;)" office:value-type="float" office:value="1" calcext:value-type="float">
            <text:p>1</text:p>
          </table:table-cell>
          <table:table-cell table:style-name="ce14" table:formula="of:=IF([.Y59]&lt;&gt;&quot;.&quot;;MOD([.Y59]+[.Y58]+[.Z57]; 2);&quot;.&quot;)" office:value-type="float" office:value="0" calcext:value-type="float">
            <text:p>0</text:p>
          </table:table-cell>
          <table:table-cell/>
          <table:table-cell table:style-name="ce2" table:formula="of:=IF([.G60]=1;([.G60]*32768+[.H60]*16384+[.I60]*8192+[.J60]*4096+[.L60]*2048+[.M60]*1024+[.N60]*512+[.O60]*256+[.Q60]*128+[.R60]*64+[.S60]*32+[.T60]*16+[.V60]*8+[.W60]*4+[.X60]*2+[.Y60]*1)-65536;[.G60]*32768+[.H60]*16384+[.I60]*8192+[.J60]*4096+[.L60]*2048+[.M60]*1024+[.N60]*512+[.O60]*256+[.Q60]*128+[.R60]*64+[.S60]*32+[.T60]*16+[.V60]*8+[.W60]*4+[.X60]*2+[.Y60]*1)" office:value-type="float" office:value="-4210" calcext:value-type="float">
            <text:p>-4210</text:p>
          </table:table-cell>
          <table:table-cell/>
          <table:table-cell table:formula="of:=[.AC58]+[.AC59]" office:value-type="float" office:value="-4210" calcext:value-type="float">
            <text:p>-4210</text:p>
          </table:table-cell>
          <table:table-cell/>
          <table:table-cell table:formula="of:=IF([.W62]=0;IF(AND([.AA60]=[.AC60];[.H62]=0);[.$AE$2];[.$AE$4]);IF([.G60]=1;[.$AE$3];[.$AE$5]))" office:value-type="string" office:string-value="Ошибок нет" calcext:value-type="string">
            <text:p>Ошибок нет</text:p>
          </table:table-cell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number-columns-repeated="19"/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3" table:formula="of:=[.G57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style-name="ce3" table:formula="of:=MOD(SUM([.V60:.Y60])+SUM([.Q60:.T60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3" table:formula="of:=[.U57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3" table:formula="of:=IF([.AA60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3" table:formula="of:=[.G60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3" table:formula="of:=MOD([.H57]+[.G57];2)" office:value-type="float" office:value="0" calcext:value-type="float">
            <text:p>0</text:p>
          </table:table-cell>
          <table:table-cell table:number-columns-repeated="8"/>
          <table:table-cell table:style-name="ce1" table:number-columns-repeated="16353"/>
        </table:table-row>
        <table:table-row table:style-name="ro2" table:number-rows-repeated="2">
          <table:table-cell table:number-columns-repeated="31"/>
          <table:table-cell table:style-name="ce1" table:number-columns-repeated="16353"/>
        </table:table-row>
        <table:table-row table:style-name="ro2">
          <table:table-cell table:number-columns-repeated="5"/>
          <table:table-cell table:style-name="ce9" table:formula="of:=IF([.G66]+[.G67]+[.G65]&gt;=2;1;0)" office:value-type="float" office:value="1" calcext:value-type="float">
            <text:p>1</text:p>
          </table:table-cell>
          <table:table-cell table:style-name="ce9" table:formula="of:=IF([.G66]&lt;&gt;&quot;.&quot;;INT(([.G66]+[.G67]+[.H65])/2);[.H65])" office:value-type="float" office:value="1" calcext:value-type="float">
            <text:p>1</text:p>
          </table:table-cell>
          <table:table-cell table:style-name="ce9" table:formula="of:=IF([.H66]&lt;&gt;&quot;.&quot;;INT(([.H66]+[.H67]+[.I65])/2);[.I65])" office:value-type="float" office:value="1" calcext:value-type="float">
            <text:p>1</text:p>
          </table:table-cell>
          <table:table-cell table:style-name="ce9" table:formula="of:=IF([.I66]&lt;&gt;&quot;.&quot;;INT(([.I66]+[.I67]+[.J65])/2);[.J65])" office:value-type="float" office:value="1" calcext:value-type="float">
            <text:p>1</text:p>
          </table:table-cell>
          <table:table-cell table:style-name="ce9" table:formula="of:=IF([.J66]&lt;&gt;&quot;.&quot;;INT(([.J66]+[.J67]+[.K65])/2);[.K65])" office:value-type="float" office:value="1" calcext:value-type="float">
            <text:p>1</text:p>
          </table:table-cell>
          <table:table-cell table:style-name="ce9" table:formula="of:=IF([.K66]&lt;&gt;&quot;.&quot;;INT(([.K66]+[.K67]+[.L65])/2);[.L65])" office:value-type="float" office:value="1" calcext:value-type="float">
            <text:p>1</text:p>
          </table:table-cell>
          <table:table-cell table:style-name="ce9" table:formula="of:=IF([.L66]&lt;&gt;&quot;.&quot;;INT(([.L66]+[.L67]+[.M65])/2);[.M65])" office:value-type="float" office:value="1" calcext:value-type="float">
            <text:p>1</text:p>
          </table:table-cell>
          <table:table-cell table:style-name="ce9" table:formula="of:=IF([.M66]&lt;&gt;&quot;.&quot;;INT(([.M66]+[.M67]+[.N65])/2);[.N65])" office:value-type="float" office:value="1" calcext:value-type="float">
            <text:p>1</text:p>
          </table:table-cell>
          <table:table-cell table:style-name="ce9" table:formula="of:=IF([.N66]&lt;&gt;&quot;.&quot;;INT(([.N66]+[.N67]+[.O65])/2);[.O65])" office:value-type="float" office:value="1" calcext:value-type="float">
            <text:p>1</text:p>
          </table:table-cell>
          <table:table-cell table:style-name="ce9" table:formula="of:=IF([.O66]&lt;&gt;&quot;.&quot;;INT(([.O66]+[.O67]+[.P65])/2);[.P65])" office:value-type="float" office:value="1" calcext:value-type="float">
            <text:p>1</text:p>
          </table:table-cell>
          <table:table-cell table:style-name="ce9" table:formula="of:=IF([.P66]&lt;&gt;&quot;.&quot;;INT(([.P66]+[.P67]+[.Q65])/2);[.Q65])" office:value-type="float" office:value="0" calcext:value-type="float">
            <text:p>0</text:p>
          </table:table-cell>
          <table:table-cell table:style-name="ce9" table:formula="of:=IF([.Q66]&lt;&gt;&quot;.&quot;;INT(([.Q66]+[.Q67]+[.R65])/2);[.R65])" office:value-type="float" office:value="0" calcext:value-type="float">
            <text:p>0</text:p>
          </table:table-cell>
          <table:table-cell table:style-name="ce9" table:formula="of:=IF([.R66]&lt;&gt;&quot;.&quot;;INT(([.R66]+[.R67]+[.S65])/2);[.S65])" office:value-type="float" office:value="0" calcext:value-type="float">
            <text:p>0</text:p>
          </table:table-cell>
          <table:table-cell table:style-name="ce9" table:formula="of:=IF([.S66]&lt;&gt;&quot;.&quot;;INT(([.S66]+[.S67]+[.T65])/2);[.T65])" office:value-type="float" office:value="0" calcext:value-type="float">
            <text:p>0</text:p>
          </table:table-cell>
          <table:table-cell table:style-name="ce9" table:formula="of:=IF([.T66]&lt;&gt;&quot;.&quot;;INT(([.T66]+[.T67]+[.U65])/2);[.U65])" office:value-type="float" office:value="0" calcext:value-type="float">
            <text:p>0</text:p>
          </table:table-cell>
          <table:table-cell table:style-name="ce9" table:formula="of:=IF([.U66]&lt;&gt;&quot;.&quot;;INT(([.U66]+[.U67]+[.V65])/2);[.V65])" office:value-type="float" office:value="1" calcext:value-type="float">
            <text:p>1</text:p>
          </table:table-cell>
          <table:table-cell table:style-name="ce9" table:formula="of:=IF([.V66]&lt;&gt;&quot;.&quot;;INT(([.V66]+[.V67]+[.W65])/2);[.W65])" office:value-type="float" office:value="1" calcext:value-type="float">
            <text:p>1</text:p>
          </table:table-cell>
          <table:table-cell table:style-name="ce9" table:formula="of:=IF([.W66]&lt;&gt;&quot;.&quot;;INT(([.W66]+[.W67]+[.X65])/2);[.X65])" office:value-type="float" office:value="1" calcext:value-type="float">
            <text:p>1</text:p>
          </table:table-cell>
          <table:table-cell table:style-name="ce9" table:formula="of:=IF([.X66]&lt;&gt;&quot;.&quot;;INT(([.X66]+[.X67]+[.Y65])/2);[.Y65])" office:value-type="float" office:value="1" calcext:value-type="float">
            <text:p>1</text:p>
          </table:table-cell>
          <table:table-cell table:style-name="ce9" table:formula="of:=IF([.Y66]&lt;&gt;&quot;.&quot;;INT(([.Y66]+[.Y67]+[.Z65])/2);[.Z65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4"/>
          <table:table-cell table:style-name="ce2" office:value-type="string" calcext:value-type="string">
            <text:p>B11</text:p>
          </table:table-cell>
          <table:table-cell/>
          <table:table-cell table:style-name="ce14" table:formula="of:=[.G14]" office:value-type="string" office:string-value="1" calcext:value-type="string">
            <text:p>1</text:p>
          </table:table-cell>
          <table:table-cell table:style-name="ce14" table:formula="of:=[.H14]" office:value-type="string" office:string-value="1" calcext:value-type="string">
            <text:p>1</text:p>
          </table:table-cell>
          <table:table-cell table:style-name="ce14" table:formula="of:=[.I14]" office:value-type="string" office:string-value="1" calcext:value-type="string">
            <text:p>1</text:p>
          </table:table-cell>
          <table:table-cell table:style-name="ce14" table:formula="of:=[.J14]" office:value-type="string" office:string-value="0" calcext:value-type="string">
            <text:p>0</text:p>
          </table:table-cell>
          <table:table-cell table:style-name="ce14" table:formula="of:=[.K14]" office:value-type="string" office:string-value="." calcext:value-type="string">
            <text:p>.</text:p>
          </table:table-cell>
          <table:table-cell table:style-name="ce14" table:formula="of:=[.L14]" office:value-type="string" office:string-value="1" calcext:value-type="string">
            <text:p>1</text:p>
          </table:table-cell>
          <table:table-cell table:style-name="ce14" table:formula="of:=[.M14]" office:value-type="string" office:string-value="1" calcext:value-type="string">
            <text:p>1</text:p>
          </table:table-cell>
          <table:table-cell table:style-name="ce14" table:formula="of:=[.N14]" office:value-type="string" office:string-value="1" calcext:value-type="string">
            <text:p>1</text:p>
          </table:table-cell>
          <table:table-cell table:style-name="ce14" table:formula="of:=[.O14]" office:value-type="string" office:string-value="1" calcext:value-type="string">
            <text:p>1</text:p>
          </table:table-cell>
          <table:table-cell table:style-name="ce14" table:formula="of:=[.P14]" office:value-type="string" office:string-value="." calcext:value-type="string">
            <text:p>.</text:p>
          </table:table-cell>
          <table:table-cell table:style-name="ce14" table:formula="of:=[.Q14]" office:value-type="string" office:string-value="1" calcext:value-type="string">
            <text:p>1</text:p>
          </table:table-cell>
          <table:table-cell table:style-name="ce14" table:formula="of:=[.R14]" office:value-type="string" office:string-value="0" calcext:value-type="string">
            <text:p>0</text:p>
          </table:table-cell>
          <table:table-cell table:style-name="ce14" table:formula="of:=[.S14]" office:value-type="string" office:string-value="0" calcext:value-type="string">
            <text:p>0</text:p>
          </table:table-cell>
          <table:table-cell table:style-name="ce14" table:formula="of:=[.T14]" office:value-type="string" office:string-value="0" calcext:value-type="string">
            <text:p>0</text:p>
          </table:table-cell>
          <table:table-cell table:style-name="ce14" table:formula="of:=[.U14]" office:value-type="string" office:string-value="." calcext:value-type="string">
            <text:p>.</text:p>
          </table:table-cell>
          <table:table-cell table:style-name="ce14" table:formula="of:=[.V14]" office:value-type="string" office:string-value="1" calcext:value-type="string">
            <text:p>1</text:p>
          </table:table-cell>
          <table:table-cell table:style-name="ce14" table:formula="of:=[.W14]" office:value-type="string" office:string-value="1" calcext:value-type="string">
            <text:p>1</text:p>
          </table:table-cell>
          <table:table-cell table:style-name="ce14" table:formula="of:=[.X14]" office:value-type="string" office:string-value="1" calcext:value-type="string">
            <text:p>1</text:p>
          </table:table-cell>
          <table:table-cell table:style-name="ce14" table:formula="of:=[.Y14]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X11=</text:p>
          </table:table-cell>
          <table:table-cell table:formula="of:=[.C14]" office:value-type="float" office:value="-4210" calcext:value-type="float">
            <text:p>-421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B3</text:p>
          </table:table-cell>
          <table:table-cell table:style-name="ce2"/>
          <table:table-cell table:style-name="ce11" table:formula="of:=[.G6]" office:value-type="string" office:string-value="0" calcext:value-type="string">
            <text:p>0</text:p>
          </table:table-cell>
          <table:table-cell table:style-name="ce11" table:formula="of:=[.H6]" office:value-type="string" office:string-value="0" calcext:value-type="string">
            <text:p>0</text:p>
          </table:table-cell>
          <table:table-cell table:style-name="ce11" table:formula="of:=[.I6]" office:value-type="string" office:string-value="0" calcext:value-type="string">
            <text:p>0</text:p>
          </table:table-cell>
          <table:table-cell table:style-name="ce11" table:formula="of:=[.J6]" office:value-type="string" office:string-value="1" calcext:value-type="string">
            <text:p>1</text:p>
          </table:table-cell>
          <table:table-cell table:style-name="ce11" table:formula="of:=[.K6]" office:value-type="string" office:string-value="." calcext:value-type="string">
            <text:p>.</text:p>
          </table:table-cell>
          <table:table-cell table:style-name="ce11" table:formula="of:=[.L6]" office:value-type="string" office:string-value="0" calcext:value-type="string">
            <text:p>0</text:p>
          </table:table-cell>
          <table:table-cell table:style-name="ce11" table:formula="of:=[.M6]" office:value-type="string" office:string-value="0" calcext:value-type="string">
            <text:p>0</text:p>
          </table:table-cell>
          <table:table-cell table:style-name="ce11" table:formula="of:=[.N6]" office:value-type="string" office:string-value="0" calcext:value-type="string">
            <text:p>0</text:p>
          </table:table-cell>
          <table:table-cell table:style-name="ce11" table:formula="of:=[.O6]" office:value-type="string" office:string-value="1" calcext:value-type="string">
            <text:p>1</text:p>
          </table:table-cell>
          <table:table-cell table:style-name="ce11" table:formula="of:=[.P6]" office:value-type="string" office:string-value="." calcext:value-type="string">
            <text:p>.</text:p>
          </table:table-cell>
          <table:table-cell table:style-name="ce11" table:formula="of:=[.Q6]" office:value-type="string" office:string-value="0" calcext:value-type="string">
            <text:p>0</text:p>
          </table:table-cell>
          <table:table-cell table:style-name="ce11" table:formula="of:=[.R6]" office:value-type="string" office:string-value="1" calcext:value-type="string">
            <text:p>1</text:p>
          </table:table-cell>
          <table:table-cell table:style-name="ce11" table:formula="of:=[.S6]" office:value-type="string" office:string-value="0" calcext:value-type="string">
            <text:p>0</text:p>
          </table:table-cell>
          <table:table-cell table:style-name="ce11" table:formula="of:=[.T6]" office:value-type="string" office:string-value="0" calcext:value-type="string">
            <text:p>0</text:p>
          </table:table-cell>
          <table:table-cell table:style-name="ce11" table:formula="of:=[.U6]" office:value-type="string" office:string-value="." calcext:value-type="string">
            <text:p>.</text:p>
          </table:table-cell>
          <table:table-cell table:style-name="ce11" table:formula="of:=[.V6]" office:value-type="string" office:string-value="1" calcext:value-type="string">
            <text:p>1</text:p>
          </table:table-cell>
          <table:table-cell table:style-name="ce11" table:formula="of:=[.W6]" office:value-type="string" office:string-value="1" calcext:value-type="string">
            <text:p>1</text:p>
          </table:table-cell>
          <table:table-cell table:style-name="ce11" table:formula="of:=[.X6]" office:value-type="string" office:string-value="1" calcext:value-type="string">
            <text:p>1</text:p>
          </table:table-cell>
          <table:table-cell table:style-name="ce11" table:formula="of:=[.Y6]" office:value-type="string" office:string-value="0" calcext:value-type="string">
            <text:p>0</text:p>
          </table:table-cell>
          <table:table-cell table:number-columns-repeated="2"/>
          <table:table-cell table:style-name="ce7" office:value-type="string" calcext:value-type="string">
            <text:p>X3=</text:p>
          </table:table-cell>
          <table:table-cell table:style-name="ce7" table:formula="of:=[.C6]" office:value-type="float" office:value="4430" calcext:value-type="float">
            <text:p>4430</text:p>
          </table:table-cell>
          <table:table-cell table:number-columns-repeated="2"/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formula="of:=IF([.G67]&lt;&gt;&quot;.&quot;;MOD([.G67]+[.G66]+[.H65]; 2);&quot;.&quot;)" office:value-type="float" office:value="0" calcext:value-type="float">
            <text:p>0</text:p>
          </table:table-cell>
          <table:table-cell table:style-name="ce14" table:formula="of:=IF([.H67]&lt;&gt;&quot;.&quot;;MOD([.H67]+[.H66]+[.I65]; 2);&quot;.&quot;)" office:value-type="float" office:value="0" calcext:value-type="float">
            <text:p>0</text:p>
          </table:table-cell>
          <table:table-cell table:style-name="ce14" table:formula="of:=IF([.I67]&lt;&gt;&quot;.&quot;;MOD([.I67]+[.I66]+[.J65]; 2);&quot;.&quot;)" office:value-type="float" office:value="0" calcext:value-type="float">
            <text:p>0</text:p>
          </table:table-cell>
          <table:table-cell table:style-name="ce14" table:formula="of:=IF([.J67]&lt;&gt;&quot;.&quot;;MOD([.J67]+[.J66]+[.K65]; 2);&quot;.&quot;)" office:value-type="float" office:value="0" calcext:value-type="float">
            <text:p>0</text:p>
          </table:table-cell>
          <table:table-cell table:style-name="ce14" table:formula="of:=IF([.K67]&lt;&gt;&quot;.&quot;;MOD([.K67]+[.K66]+[.L65]; 2);&quot;.&quot;)" office:value-type="string" office:string-value="." calcext:value-type="string">
            <text:p>.</text:p>
          </table:table-cell>
          <table:table-cell table:style-name="ce14" table:formula="of:=IF([.L67]&lt;&gt;&quot;.&quot;;MOD([.L67]+[.L66]+[.M65]; 2);&quot;.&quot;)" office:value-type="float" office:value="0" calcext:value-type="float">
            <text:p>0</text:p>
          </table:table-cell>
          <table:table-cell table:style-name="ce14" table:formula="of:=IF([.M67]&lt;&gt;&quot;.&quot;;MOD([.M67]+[.M66]+[.N65]; 2);&quot;.&quot;)" office:value-type="float" office:value="0" calcext:value-type="float">
            <text:p>0</text:p>
          </table:table-cell>
          <table:table-cell table:style-name="ce14" table:formula="of:=IF([.N67]&lt;&gt;&quot;.&quot;;MOD([.N67]+[.N66]+[.O65]; 2);&quot;.&quot;)" office:value-type="float" office:value="0" calcext:value-type="float">
            <text:p>0</text:p>
          </table:table-cell>
          <table:table-cell table:style-name="ce14" table:formula="of:=IF([.O67]&lt;&gt;&quot;.&quot;;MOD([.O67]+[.O66]+[.P65]; 2);&quot;.&quot;)" office:value-type="float" office:value="0" calcext:value-type="float">
            <text:p>0</text:p>
          </table:table-cell>
          <table:table-cell table:style-name="ce14" table:formula="of:=IF([.P67]&lt;&gt;&quot;.&quot;;MOD([.P67]+[.P66]+[.Q65]; 2);&quot;.&quot;)" office:value-type="string" office:string-value="." calcext:value-type="string">
            <text:p>.</text:p>
          </table:table-cell>
          <table:table-cell table:style-name="ce14" table:formula="of:=IF([.Q67]&lt;&gt;&quot;.&quot;;MOD([.Q67]+[.Q66]+[.R65]; 2);&quot;.&quot;)" office:value-type="float" office:value="1" calcext:value-type="float">
            <text:p>1</text:p>
          </table:table-cell>
          <table:table-cell table:style-name="ce14" table:formula="of:=IF([.R67]&lt;&gt;&quot;.&quot;;MOD([.R67]+[.R66]+[.S65]; 2);&quot;.&quot;)" office:value-type="float" office:value="1" calcext:value-type="float">
            <text:p>1</text:p>
          </table:table-cell>
          <table:table-cell table:style-name="ce14" table:formula="of:=IF([.S67]&lt;&gt;&quot;.&quot;;MOD([.S67]+[.S66]+[.T65]; 2);&quot;.&quot;)" office:value-type="float" office:value="0" calcext:value-type="float">
            <text:p>0</text:p>
          </table:table-cell>
          <table:table-cell table:style-name="ce14" table:formula="of:=IF([.T67]&lt;&gt;&quot;.&quot;;MOD([.T67]+[.T66]+[.U65]; 2);&quot;.&quot;)" office:value-type="float" office:value="1" calcext:value-type="float">
            <text:p>1</text:p>
          </table:table-cell>
          <table:table-cell table:style-name="ce14" table:formula="of:=IF([.U67]&lt;&gt;&quot;.&quot;;MOD([.U67]+[.U66]+[.V65]; 2);&quot;.&quot;)" office:value-type="string" office:string-value="." calcext:value-type="string">
            <text:p>.</text:p>
          </table:table-cell>
          <table:table-cell table:style-name="ce14" table:formula="of:=IF([.V67]&lt;&gt;&quot;.&quot;;MOD([.V67]+[.V66]+[.W65]; 2);&quot;.&quot;)" office:value-type="float" office:value="1" calcext:value-type="float">
            <text:p>1</text:p>
          </table:table-cell>
          <table:table-cell table:style-name="ce14" table:formula="of:=IF([.W67]&lt;&gt;&quot;.&quot;;MOD([.W67]+[.W66]+[.X65]; 2);&quot;.&quot;)" office:value-type="float" office:value="1" calcext:value-type="float">
            <text:p>1</text:p>
          </table:table-cell>
          <table:table-cell table:style-name="ce14" table:formula="of:=IF([.X67]&lt;&gt;&quot;.&quot;;MOD([.X67]+[.X66]+[.Y65]; 2);&quot;.&quot;)" office:value-type="float" office:value="0" calcext:value-type="float">
            <text:p>0</text:p>
          </table:table-cell>
          <table:table-cell table:style-name="ce14" table:formula="of:=IF([.Y67]&lt;&gt;&quot;.&quot;;MOD([.Y67]+[.Y66]+[.Z65]; 2);&quot;.&quot;)" office:value-type="float" office:value="0" calcext:value-type="float">
            <text:p>0</text:p>
          </table:table-cell>
          <table:table-cell/>
          <table:table-cell table:style-name="ce2" table:formula="of:=IF([.G68]=1;([.G68]*32768+[.H68]*16384+[.I68]*8192+[.J68]*4096+[.L68]*2048+[.M68]*1024+[.N68]*512+[.O68]*256+[.Q68]*128+[.R68]*64+[.S68]*32+[.T68]*16+[.V68]*8+[.W68]*4+[.X68]*2+[.Y68]*1)-65536;[.G68]*32768+[.H68]*16384+[.I68]*8192+[.J68]*4096+[.L68]*2048+[.M68]*1024+[.N68]*512+[.O68]*256+[.Q68]*128+[.R68]*64+[.S68]*32+[.T68]*16+[.V68]*8+[.W68]*4+[.X68]*2+[.Y68]*1)" office:value-type="float" office:value="220" calcext:value-type="float">
            <text:p>220</text:p>
          </table:table-cell>
          <table:table-cell/>
          <table:table-cell table:formula="of:=[.AC66]+[.AC67]" office:value-type="float" office:value="220" calcext:value-type="float">
            <text:p>220</text:p>
          </table:table-cell>
          <table:table-cell/>
          <table:table-cell table:formula="of:=IF([.W70]=0;IF(AND([.AA68]=[.AC68];[.H70]=0);[.$AE$2];[.$AE$4]);IF([.G68]=1;[.$AE$3];[.$AE$5]))" office:value-type="string" office:string-value="Результат правильный, CF не учитывается" calcext:value-type="string">
            <text:p>Результат правильный, CF не учитывается</text:p>
          </table:table-cell>
          <table:table-cell table:style-name="ce1" table:number-columns-repeated="16353"/>
        </table:table-row>
        <table:table-row table:style-name="ro2">
          <table:table-cell table:number-columns-repeated="6"/>
          <table:table-cell table:style-name="ce14" table:number-columns-repeated="19"/>
          <table:table-cell table:number-columns-repeated="6"/>
          <table:table-cell table:style-name="ce1" table:number-columns-repeated="16353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3" table:formula="of:=[.G65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3" table:formula="of:=MOD(SUM([.V68:.Y68])+SUM([.Q68:.T68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style-name="ce3" table:formula="of:=[.U65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style-name="ce3" table:formula="of:=IF([.AA68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3" table:formula="of:=[.G68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3" table:formula="of:=MOD([.H65]+[.G65];2)" office:value-type="float" office:value="0" calcext:value-type="float">
            <text:p>0</text:p>
          </table:table-cell>
          <table:table-cell table:number-columns-repeated="8"/>
          <table:table-cell table:style-name="ce1" table:number-columns-repeated="16353"/>
        </table:table-row>
        <table:table-row table:style-name="ro3" table:number-rows-repeated="1048505">
          <table:table-cell table:number-columns-repeated="31"/>
          <table:table-cell table:style-name="ce1" table:number-columns-repeated="16353"/>
        </table:table-row>
        <table:table-row table:style-name="ro3">
          <table:table-cell table:number-columns-repeated="31"/>
          <table:table-cell table:style-name="ce1" table:number-columns-repeated="16353"/>
        </table:table-row>
      </table:table>
      <table:named-expressions>
        <table:named-expression table:name="_0falseLessLess" table:base-cell-address="$Лист1.$A$1" table:expression="&quot;При сложении двух отрицательных слагаемых получено отрицательное число. Результат  выполнений операции верный, совпадает с суммой десятичных эквивалентов.&quot;"/>
        <table:named-expression table:name="_0falseOverLess" table:base-cell-address="$Лист1.$A$1" table:expression="&quot;При сложении положительного и отрицательного слагаемых получено отрицательное число. Результат  выполнений операции верный, совпадает с суммой десятичных эквивалентов.&quot;"/>
        <table:named-expression table:name="_0trueOverLess" table:base-cell-address="$Лист1.$A$1" table:expression="&quot;При сложении положительного и отрицательного слагаемых получено положительное число. Результат  выполнений операции верный, совпадает с суммой десятичных эквивалентов.&quot;"/>
        <table:named-expression table:name="_0trueOverOver" table:base-cell-address="$Лист1.$A$1" table:expression="&quot;При сложении двух положительных слагаемых получено положительное число. Результат  выполнений операции верный, совпадает с суммой десятичных эквивалентов.&quot;"/>
        <table:named-expression table:name="_1falseOverOver" table:base-cell-address="$Лист1.$A$1" table:expression="&quot;При сложении двух положительных слагаемых получено отрицательное число. Результат  выполнений операции неверный, переполнение.&quot;"/>
        <table:named-expression table:name="_1trueLessLess" table:base-cell-address="$Лист1.$A$1" table:expression="&quot;При сложении двух отрицательных слагаемых получено положительное число. Результат  выполнений операции неверный, переполнение.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Calibri" svg:font-family="Calibri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ru" fo:country="RU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title/>
    <dc:description/>
    <dc:subject/>
    <meta:initial-creator/>
    <meta:creation-date>2025-12-04T14:50:14Z</meta:creation-date>
    <dc:date>2025-12-18T19:42:38.236064848</dc:date>
    <meta:editing-duration>PT15M17S</meta:editing-duration>
    <meta:editing-cycles>1</meta:editing-cycles>
    <meta:document-statistic meta:table-count="1" meta:cell-count="992" meta:object-count="0"/>
  </office:meta>
</office:document-meta>
</file>